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-Regular" svg:font-family="Menlo-Regular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11mm"/>
    </style:style>
    <style:style style:name="co2" style:family="table-column">
      <style:table-column-properties fo:break-before="auto" style:column-width="76.6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7.99mm"/>
    </style:style>
    <style:style style:name="co5" style:family="table-column">
      <style:table-column-properties fo:break-before="auto" style:column-width="47.66mm"/>
    </style:style>
    <style:style style:name="co6" style:family="table-column">
      <style:table-column-properties fo:break-before="auto" style:column-width="52.41mm"/>
    </style:style>
    <style:style style:name="co7" style:family="table-column">
      <style:table-column-properties fo:break-before="auto" style:column-width="53.45mm"/>
    </style:style>
    <style:style style:name="co8" style:family="table-column">
      <style:table-column-properties fo:break-before="auto" style:column-width="30.43mm"/>
    </style:style>
    <style:style style:name="co9" style:family="table-column">
      <style:table-column-properties fo:break-before="auto" style:column-width="80.36mm"/>
    </style:style>
    <style:style style:name="co10" style:family="table-column">
      <style:table-column-properties fo:break-before="auto" style:column-width="12.35mm"/>
    </style:style>
    <style:style style:name="co11" style:family="table-column">
      <style:table-column-properties fo:break-before="auto" style:column-width="28.06mm"/>
    </style:style>
    <style:style style:name="co12" style:family="table-column">
      <style:table-column-properties fo:break-before="auto" style:column-width="35.07mm"/>
    </style:style>
    <style:style style:name="co13" style:family="table-column">
      <style:table-column-properties fo:break-before="auto" style:column-width="27.2mm"/>
    </style:style>
    <style:style style:name="co14" style:family="table-column">
      <style:table-column-properties fo:break-before="auto" style:column-width="20.13mm"/>
    </style:style>
    <style:style style:name="co15" style:family="table-column">
      <style:table-column-properties fo:break-before="auto" style:column-width="29.53mm"/>
    </style:style>
    <style:style style:name="co16" style:family="table-column">
      <style:table-column-properties fo:break-before="auto" style:column-width="67.13mm"/>
    </style:style>
    <style:style style:name="co17" style:family="table-column">
      <style:table-column-properties fo:break-before="auto" style:column-width="24.96mm"/>
    </style:style>
    <style:style style:name="co18" style:family="table-column">
      <style:table-column-properties fo:break-before="auto" style:column-width="24.43mm"/>
    </style:style>
    <style:style style:name="co19" style:family="table-column">
      <style:table-column-properties fo:break-before="auto" style:column-width="120.3mm"/>
    </style:style>
    <style:style style:name="co20" style:family="table-column">
      <style:table-column-properties fo:break-before="auto" style:column-width="65.79mm"/>
    </style:style>
    <style:style style:name="co21" style:family="table-column">
      <style:table-column-properties fo:break-before="auto" style:column-width="92.52mm"/>
    </style:style>
    <style:style style:name="co22" style:family="table-column">
      <style:table-column-properties fo:break-before="auto" style:column-width="50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 style:data-style-name="N100">
      <style:text-properties style:font-name="Liberation Sans" fo:font-size="10pt" style:font-size-asian="10pt" style:font-size-complex="10pt"/>
    </style:style>
    <style:style style:name="ce32" style:family="table-cell" style:parent-style-name="Default" style:data-style-name="N100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37"/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Arial1"/>
    </style:style>
    <style:style style:name="ce2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style:font-name="Arial1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5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 style:data-style-name="N100">
      <style:text-properties style:font-name="Liberation Sans" fo:font-size="10pt" style:font-size-asian="10pt" style:font-size-complex="10pt"/>
    </style:style>
    <style:style style:name="ce31" style:family="table-cell" style:parent-style-name="Default" style:data-style-name="N100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37"/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Arial1"/>
    </style:style>
    <style:style style:name="ce3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no-wrap"/>
      <style:text-properties style:font-name="Arial1"/>
    </style:style>
  </office:automatic-styles>
  <office:body>
    <office:spreadsheet>
      <table:calculation-settings table:automatic-find-labels="false" table:use-regular-expressions="false" table:use-wildcards="true"/>
      <table:table table:name="T Level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24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table:style-name="ce19" office:value-type="string" calcext:value-type="string">
            <text:p>Route</text:p>
          </table:table-cell>
          <table:table-cell table:style-name="ce19" office:value-type="string" calcext:value-type="string">
            <text:p>Pathway</text:p>
          </table:table-cell>
          <table:table-cell table:style-name="ce21" office:value-type="string" calcext:value-type="string">
            <text:p>StartYear</text:p>
          </table:table-cell>
          <table:table-cell table:style-name="ce21" office:value-type="string" calcext:value-type="string">
            <text:p>EndYear</text:p>
          </table:table-cell>
          <table:table-cell table:style-name="ce19" office:value-type="string" calcext:value-type="string">
            <text:p>Status</text:p>
          </table:table-cell>
          <table:table-cell table:style-name="ce19" office:value-type="string" calcext:value-type="string">
            <text:p>AO</text:p>
          </table:table-cell>
          <table:table-cell table:style-name="ce19" office:value-type="string" calcext:value-type="string">
            <text:p>Verified</text:p>
          </table:table-cell>
          <table:table-cell table:style-name="ce19"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1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2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3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4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6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Business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7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9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10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Accountancy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13</text:p>
          </table:table-cell>
        </table:table-row>
        <table:table-row table:style-name="ro1" table:number-rows-repeated="104856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pecialism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ce24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table:style-name="ce19" office:value-type="string" calcext:value-type="string">
            <text:p>Route</text:p>
          </table:table-cell>
          <table:table-cell table:style-name="ce19" office:value-type="string" calcext:value-type="string">
            <text:p>Pathway</text:p>
          </table:table-cell>
          <table:table-cell table:style-name="ce19" office:value-type="string" calcext:value-type="string">
            <text:p>Specialisms</text:p>
          </table:table-cell>
          <table:table-cell table:style-name="ce21" office:value-type="string" calcext:value-type="string">
            <text:p>StartYear</text:p>
          </table:table-cell>
          <table:table-cell table:style-name="ce21" office:value-type="string" calcext:value-type="string">
            <text:p>EndYear</text:p>
          </table:table-cell>
          <table:table-cell table:style-name="ce19" office:value-type="string" calcext:value-type="string">
            <text:p>Status</text:p>
          </table:table-cell>
          <table:table-cell table:style-name="ce19" office:value-type="string" calcext:value-type="string">
            <text:p>AO</text:p>
          </table:table-cell>
          <table:table-cell table:style-name="ce19" office:value-type="string" calcext:value-type="string">
            <text:p>MAR</text:p>
          </table:table-cell>
          <table:table-cell table:style-name="ce19" office:value-type="string" calcext:value-type="string">
            <text:p>Code</text:p>
          </table:table-cell>
          <table:table-cell table:style-name="ce19" office:value-type="string" calcext:value-type="string">
            <text:p>TCode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t01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02</text:p>
          </table:table-cell>
          <table:table-cell office:value-type="string" calcext:value-type="string">
            <text:p>t01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03</text:p>
          </table:table-cell>
          <table:table-cell office:value-type="string" calcext:value-type="string">
            <text:p>t01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04</text:p>
          </table:table-cell>
          <table:table-cell office:value-type="string" calcext:value-type="string">
            <text:p>t01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DBS, Safeguarding, Food and Hygiene</text:p>
          </table:table-cell>
          <table:table-cell office:value-type="string" calcext:value-type="string">
            <text:p>s05</text:p>
          </table:table-cell>
          <table:table-cell office:value-type="string" calcext:value-type="string">
            <text:p>t02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DBS, Safeguarding, Food and Hygiene</text:p>
          </table:table-cell>
          <table:table-cell office:value-type="string" calcext:value-type="string">
            <text:p>s06</text:p>
          </table:table-cell>
          <table:table-cell office:value-type="string" calcext:value-type="string">
            <text:p>t02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DBS, Safeguarding, Food and Hygiene</text:p>
          </table:table-cell>
          <table:table-cell office:value-type="string" calcext:value-type="string">
            <text:p>s07</text:p>
          </table:table-cell>
          <table:table-cell office:value-type="string" calcext:value-type="string">
            <text:p>t02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/>
          <table:table-cell office:value-type="string" calcext:value-type="string">
            <text:p>s08</text:p>
          </table:table-cell>
          <table:table-cell office:value-type="string" calcext:value-type="string">
            <text:p>t03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Carpentry &amp; Joinery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09</text:p>
          </table:table-cell>
          <table:table-cell office:value-type="string" calcext:value-type="string">
            <text:p>t04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Plast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t04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Bricklay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t04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Painting &amp; Decorat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t04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Air Conditioning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Electrical and electronic equipment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Electrotechnical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5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Gas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Heating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Plumb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Protection Systems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Refrigeration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Ventilation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Digital infrastructur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2</text:p>
          </table:table-cell>
          <table:table-cell office:value-type="string" calcext:value-type="string">
            <text:p>t06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Network cabl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3</text:p>
          </table:table-cell>
          <table:table-cell office:value-type="string" calcext:value-type="string">
            <text:p>t06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Unified communication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4</text:p>
          </table:table-cell>
          <table:table-cell office:value-type="string" calcext:value-type="string">
            <text:p>t06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Digital support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5</text:p>
          </table:table-cell>
          <table:table-cell office:value-type="string" calcext:value-type="string">
            <text:p>t06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Business Services</text:p>
          </table:table-cell>
          <table:table-cell office:value-type="string" calcext:value-type="string">
            <text:p>Data Technician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6</text:p>
          </table:table-cell>
          <table:table-cell office:value-type="string" calcext:value-type="string">
            <text:p>t07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ental Nurs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7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upporting Healthcar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8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Core/underpinn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9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A Supporting the Adult Nursing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0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B Supporting the Midwifery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1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C Supporting the Theatre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2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D Supporting the Mental Health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3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E Supporting the care of Children and Young Peopl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4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F Supporting the Therapy team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5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Optical Care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6</text:p>
          </table:table-cell>
          <table:table-cell office:value-type="string" calcext:value-type="string">
            <text:p>t09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Pharmacy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7</text:p>
          </table:table-cell>
          <table:table-cell office:value-type="string" calcext:value-type="string">
            <text:p>t09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Assisting with Healthcare Scienc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8</text:p>
          </table:table-cell>
          <table:table-cell office:value-type="string" calcext:value-type="string">
            <text:p>t09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Dental Technical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9</text:p>
          </table:table-cell>
          <table:table-cell office:value-type="string" calcext:value-type="string">
            <text:p>t09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Prosthetic and Orthotic Technical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40</text:p>
          </table:table-cell>
          <table:table-cell office:value-type="string" calcext:value-type="string">
            <text:p>t09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Laboratory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41</text:p>
          </table:table-cell>
          <table:table-cell office:value-type="string" calcext:value-type="string">
            <text:p>t10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Food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42</text:p>
          </table:table-cell>
          <table:table-cell office:value-type="string" calcext:value-type="string">
            <text:p>t10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Animal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43</text:p>
          </table:table-cell>
          <table:table-cell office:value-type="string" calcext:value-type="string">
            <text:p>t10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Metrology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44</text:p>
          </table:table-cell>
          <table:table-cell office:value-type="string" calcext:value-type="string">
            <text:p>t10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Retail and Commercial Banking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45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Investment Banking and Asset and Wealth Management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46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Insurance Practitioner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47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Financial Compliance/Risk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48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Financial Operations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49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Business, Finance and Employmen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0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Dispute Resolution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1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Private Clien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2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Crime and the Criminal Justice System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3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Social Welfare and Immigration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4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Accountancy</text:p>
          </table:table-cell>
          <table:table-cell office:value-type="string" calcext:value-type="string">
            <text:p>Assistant Accountan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5</text:p>
          </table:table-cell>
          <table:table-cell office:value-type="string" calcext:value-type="string">
            <text:p>t13</text:p>
          </table:table-cell>
        </table:table-row>
        <table:table-row table:style-name="ro1" table:number-rows-repeated="104851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roviders" table:style-name="ta1"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ce26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UKPRN</text:p>
          </table:table-cell>
          <table:table-cell office:value-type="string" calcext:value-type="string">
            <text:p>Name of provider</text:p>
          </table:table-cell>
          <table:table-cell office:value-type="string" calcext:value-type="string">
            <text:p>Digital sector: Digital production, design and development T Level</text:p>
          </table:table-cell>
          <table:table-cell office:value-type="string" calcext:value-type="string">
            <text:p>Construction sector: Design, Surveying and Planning T Level</text:p>
          </table:table-cell>
          <table:table-cell office:value-type="string" calcext:value-type="string">
            <text:p>Education and Childcare sector: Education T Level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Town or city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T Levels contact name</text:p>
          </table:table-cell>
          <table:table-cell office:value-type="string" calcext:value-type="string">
            <text:p>T Levels contact telephone</text:p>
          </table:table-cell>
          <table:table-cell office:value-type="string" calcext:value-type="string">
            <text:p>T Levels contact email</text:p>
          </table:table-cell>
          <table:table-cell office:value-type="string" calcext:value-type="string">
            <text:p>Onboarded by email?</text:p>
          </table:table-cell>
        </table:table-row>
        <table:table-row table:style-name="ro1">
          <table:table-cell table:style-name="ce25" office:value-type="float" office:value="10000080" calcext:value-type="float">
            <text:p>10000080</text:p>
          </table:table-cell>
          <table:table-cell office:value-type="string" calcext:value-type="string">
            <text:p>Access Creative College (Access to Music Ltd.)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 Taylo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Stephens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CT2 7PP</text:p>
          </table:table-cell>
          <table:table-cell table:number-columns-repeated="4"/>
        </table:table-row>
        <table:table-row table:style-name="ro1">
          <table:table-cell table:style-name="ce25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5 Binn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bbey Ward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P11 2AX</text:p>
          </table:table-cell>
          <table:table-cell table:number-columns-repeated="4"/>
        </table:table-row>
        <table:table-row table:style-name="ro1">
          <table:table-cell table:style-name="ce25" office:value-type="float" office:value="10000612" calcext:value-type="float">
            <text:p>10000612</text:p>
          </table:table-cell>
          <table:table-cell office:value-type="string" calcext:value-type="string">
            <text:p>Bedfordshire &amp; Luton Education Business Partnership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8 Moor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ast Southbourne and Tuckton W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BH6 3BE</text:p>
          </table:table-cell>
          <table:table-cell table:number-columns-repeated="4"/>
        </table:table-row>
        <table:table-row table:style-name="ro1">
          <table:table-cell table:style-name="ce25" office:value-type="float" office:value="10000721" calcext:value-type="float">
            <text:p>10000721</text:p>
          </table:table-cell>
          <table:table-cell office:value-type="string" calcext:value-type="string">
            <text:p>Bishop Burton Colleg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5 Exeter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werby cum Beesby</text:p>
          </table:table-cell>
          <table:table-cell office:value-type="string" calcext:value-type="string">
            <text:p>Lincolnshire</text:p>
          </table:table-cell>
          <table:table-cell office:value-type="string" calcext:value-type="string">
            <text:p>DN36 5RP</text:p>
          </table:table-cell>
          <table:table-cell table:number-columns-repeated="4"/>
        </table:table-row>
        <table:table-row table:style-name="ro1">
          <table:table-cell table:style-name="ce25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5396 Forth Stre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ets Green and Lyng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70 9DT</text:p>
          </table:table-cell>
          <table:table-cell table:number-columns-repeated="4"/>
        </table:table-row>
        <table:table-row table:style-name="ro1">
          <table:table-cell table:style-name="ce25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9472 Li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sborough</text:p>
          </table:table-cell>
          <table:table-cell office:value-type="string" calcext:value-type="string">
            <text:p>Northamptonshire</text:p>
          </table:table-cell>
          <table:table-cell office:value-type="string" calcext:value-type="string">
            <text:p>NN14 2GH</text:p>
          </table:table-cell>
          <table:table-cell table:number-columns-repeated="4"/>
        </table:table-row>
        <table:table-row table:style-name="ro1">
          <table:table-cell table:style-name="ce25" office:value-type="float" office:value="10001165" calcext:value-type="float">
            <text:p>10001165</text:p>
          </table:table-cell>
          <table:table-cell office:value-type="string" calcext:value-type="string">
            <text:p>Cardinal Newman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7457 Cowl St #7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rgate Ward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SO14 3TY</text:p>
          </table:table-cell>
          <table:table-cell table:number-columns-repeated="4"/>
        </table:table-row>
        <table:table-row table:style-name="ro1">
          <table:table-cell table:style-name="ce25" office:value-type="float" office:value="10007817" calcext:value-type="float">
            <text:p>10007817</text:p>
          </table:table-cell>
          <table:table-cell office:value-type="string" calcext:value-type="string">
            <text:p>Chichester College Group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20 Gloucester Pl #9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irton Ward</text:p>
          </table:table-cell>
          <table:table-cell office:value-type="string" calcext:value-type="string">
            <text:p>Tyne &amp; Wear</text:p>
          </table:table-cell>
          <table:table-cell office:value-type="string" calcext:value-type="string">
            <text:p>NE29 7AD</text:p>
          </table:table-cell>
          <table:table-cell table:number-columns-repeated="4"/>
        </table:table-row>
        <table:table-row table:style-name="ro1">
          <table:table-cell table:style-name="ce25" office:value-type="float" office:value="10001446" calcext:value-type="float">
            <text:p>10001446</text:p>
          </table:table-cell>
          <table:table-cell office:value-type="string" calcext:value-type="string">
            <text:p>Cirencester College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929 Augusti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aple Hill Ward</text:p>
          </table:table-cell>
          <table:table-cell office:value-type="string" calcext:value-type="string">
            <text:p>South Gloucestershire</text:p>
          </table:table-cell>
          <table:table-cell office:value-type="string" calcext:value-type="string">
            <text:p>BS16 4LL</text:p>
          </table:table-cell>
          <table:table-cell table:number-columns-repeated="4"/>
        </table:table-row>
        <table:table-row table:style-name="ro1">
          <table:table-cell table:style-name="ce25" office:value-type="float" office:value="10004772" calcext:value-type="float">
            <text:p>10004772</text:p>
          </table:table-cell>
          <table:table-cell office:value-type="string" calcext:value-type="string">
            <text:p>City College Norwich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45 Bradfield St #16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rwich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DE6 1QN</text:p>
          </table:table-cell>
          <table:table-cell table:number-columns-repeated="4"/>
        </table:table-row>
        <table:table-row table:style-name="ro1">
          <table:table-cell office:value-type="float" office:value="11003648" calcext:value-type="float">
            <text:p>11003648</text:p>
          </table:table-cell>
          <table:table-cell office:value-type="string" calcext:value-type="string">
            <text:p>City of Stoke-on-Trent Sixth Form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620 Northamp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DA2 7PP</text:p>
          </table:table-cell>
          <table:table-cell table:number-columns-repeated="4"/>
        </table:table-row>
        <table:table-row table:style-name="ro1">
          <table:table-cell office:value-type="float" office:value="11002847" calcext:value-type="float">
            <text:p>11002847</text:p>
          </table:table-cell>
          <table:table-cell office:value-type="string" calcext:value-type="string">
            <text:p>Cranford Community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 Hygeia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undsley Green Ward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40 4LY</text:p>
          </table:table-cell>
          <table:table-cell table:number-columns-repeated="4"/>
        </table:table-row>
        <table:table-row table:style-name="ro1">
          <table:table-cell table:style-name="ce25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2150 Morl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e Ward</text:p>
          </table:table-cell>
          <table:table-cell office:value-type="string" calcext:value-type="string">
            <text:p>Dumfries and Galloway</text:p>
          </table:table-cell>
          <table:table-cell office:value-type="string" calcext:value-type="string">
            <text:p>DG8 7DE</text:p>
          </table:table-cell>
          <table:table-cell table:number-columns-repeated="4"/>
        </table:table-row>
        <table:table-row table:style-name="ro1">
          <table:table-cell table:style-name="ce25" office:value-type="float" office:value="10007924" calcext:value-type="float">
            <text:p>10007924</text:p>
          </table:table-cell>
          <table:table-cell office:value-type="string" calcext:value-type="string">
            <text:p>Dudley College of Technology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24 Bol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xburn, Uphall and Winchburg</text:p>
          </table:table-cell>
          <table:table-cell office:value-type="string" calcext:value-type="string">
            <text:p>West Lothian</text:p>
          </table:table-cell>
          <table:table-cell office:value-type="string" calcext:value-type="string">
            <text:p>EH52 5TL</text:p>
          </table:table-cell>
          <table:table-cell table:number-columns-repeated="4"/>
        </table:table-row>
        <table:table-row table:style-name="ro1">
          <table:table-cell office:value-type="float" office:value="11000813" calcext:value-type="float">
            <text:p>11000813</text:p>
          </table:table-cell>
          <table:table-cell office:value-type="string" calcext:value-type="string">
            <text:p>Durham Sixth Form Centr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4 Forres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on-Super-Mare</text:p>
          </table:table-cell>
          <table:table-cell office:value-type="string" calcext:value-type="string">
            <text:p>North Somerset</text:p>
          </table:table-cell>
          <table:table-cell office:value-type="string" calcext:value-type="string">
            <text:p>BS23 3HG</text:p>
          </table:table-cell>
          <table:table-cell table:number-columns-repeated="4"/>
        </table:table-row>
        <table:table-row table:style-name="ro1">
          <table:table-cell table:style-name="ce25" office:value-type="float" office:value="10002130" calcext:value-type="float">
            <text:p>10002130</text:p>
          </table:table-cell>
          <table:table-cell office:value-type="string" calcext:value-type="string">
            <text:p>East Sussex College Group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89 No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rbrooke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IP25 6JQ</text:p>
          </table:table-cell>
          <table:table-cell table:number-columns-repeated="4"/>
        </table:table-row>
        <table:table-row table:style-name="ro1">
          <table:table-cell table:style-name="ce25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99 Guthri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 Milton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BH25 5DF</text:p>
          </table:table-cell>
          <table:table-cell table:number-columns-repeated="4"/>
        </table:table-row>
        <table:table-row table:style-name="ro1">
          <table:table-cell table:style-name="ce25" office:value-type="float" office:value="10007928" calcext:value-type="float">
            <text:p>10007928</text:p>
          </table:table-cell>
          <table:table-cell office:value-type="string" calcext:value-type="string">
            <text:p>Fareham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7 Richmo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rkham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EX39 5DJ</text:p>
          </table:table-cell>
          <table:table-cell table:number-columns-repeated="4"/>
        </table:table-row>
        <table:table-row table:style-name="ro1">
          <table:table-cell table:style-name="ce25" office:value-type="float" office:value="10002412" calcext:value-type="float">
            <text:p>10002412</text:p>
          </table:table-cell>
          <table:table-cell office:value-type="string" calcext:value-type="string">
            <text:p>Farnborough College of Technolog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9165 Primros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rnall Ward</text:p>
          </table:table-cell>
          <table:table-cell office:value-type="string" calcext:value-type="string">
            <text:p>Yorkshire, South</text:p>
          </table:table-cell>
          <table:table-cell office:value-type="string" calcext:value-type="string">
            <text:p>S4 7WN</text:p>
          </table:table-cell>
          <table:table-cell table:number-columns-repeated="4"/>
        </table:table-row>
        <table:table-row table:style-name="ro1">
          <table:table-cell table:style-name="ce25" office:value-type="float" office:value="10002638" calcext:value-type="float">
            <text:p>10002638</text:p>
          </table:table-cell>
          <table:table-cell office:value-type="string" calcext:value-type="string">
            <text:p>Gateshead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9 Pengwer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rldon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TQ3 1SA</text:p>
          </table:table-cell>
          <table:table-cell table:number-columns-repeated="4"/>
        </table:table-row>
        <table:table-row table:style-name="ro1">
          <table:table-cell table:style-name="ce25" office:value-type="float" office:value="10007938" calcext:value-type="float">
            <text:p>10007938</text:p>
          </table:table-cell>
          <table:table-cell office:value-type="string" calcext:value-type="string">
            <text:p>Grimsby Institute of Further &amp; Higher Education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410 Tarl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estatyn Community</text:p>
          </table:table-cell>
          <table:table-cell office:value-type="string" calcext:value-type="string">
            <text:p>Denbighshire</text:p>
          </table:table-cell>
          <table:table-cell office:value-type="string" calcext:value-type="string">
            <text:p>LL19 9EG</text:p>
          </table:table-cell>
          <table:table-cell table:number-columns-repeated="4"/>
        </table:table-row>
        <table:table-row table:style-name="ro1"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6949 Bour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ye and Stourbridge North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DY5 2QP</text:p>
          </table:table-cell>
          <table:table-cell table:number-columns-repeated="4"/>
        </table:table-row>
        <table:table-row table:style-name="ro1">
          <table:table-cell office:value-type="float" office:value="11000732" calcext:value-type="float">
            <text:p>11000732</text:p>
          </table:table-cell>
          <table:table-cell office:value-type="string" calcext:value-type="string">
            <text:p>HCU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48 Rembrand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rlingham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CR6 9SW</text:p>
          </table:table-cell>
          <table:table-cell table:number-columns-repeated="4"/>
        </table:table-row>
        <table:table-row table:style-name="ro1">
          <table:table-cell office:value-type="float" office:value="11009254" calcext:value-type="float">
            <text:p>11009254</text:p>
          </table:table-cell>
          <table:table-cell office:value-type="string" calcext:value-type="string">
            <text:p>La Retraite RC Girls Sch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200 Nelson St #5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Isle of Wight</text:p>
          </table:table-cell>
          <table:table-cell office:value-type="string" calcext:value-type="string">
            <text:p>PO30 5AL</text:p>
          </table:table-cell>
          <table:table-cell table:number-columns-repeated="4"/>
        </table:table-row>
        <table:table-row table:style-name="ro1">
          <table:table-cell office:value-type="float" office:value="11005738" calcext:value-type="float">
            <text:p>11005738</text:p>
          </table:table-cell>
          <table:table-cell office:value-type="string" calcext:value-type="string">
            <text:p>Lordswood Girls’ School &amp; Sixth Form Centr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61 Rosset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PO19 1RH</text:p>
          </table:table-cell>
          <table:table-cell table:number-columns-repeated="4"/>
        </table:table-row>
        <table:table-row table:style-name="ro1">
          <table:table-cell table:style-name="ce25" office:value-type="float" office:value="10004552" calcext:value-type="float">
            <text:p>10004552</text:p>
          </table:table-cell>
          <table:table-cell office:value-type="string" calcext:value-type="string">
            <text:p>Nelson and Colne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1 Canning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eornabhagh a Deas Ward</text:p>
          </table:table-cell>
          <table:table-cell office:value-type="string" calcext:value-type="string">
            <text:p>Western Isles</text:p>
          </table:table-cell>
          <table:table-cell office:value-type="string" calcext:value-type="string">
            <text:p>HS1 2PZ</text:p>
          </table:table-cell>
          <table:table-cell table:number-columns-repeated="4"/>
        </table:table-row>
        <table:table-row table:style-name="ro1"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8289 Cadoga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uth Ward</text:p>
          </table:table-cell>
          <table:table-cell office:value-type="string" calcext:value-type="string">
            <text:p>North Eart Lincolnshire</text:p>
          </table:table-cell>
          <table:table-cell office:value-type="string" calcext:value-type="string">
            <text:p>DN33 1AU</text:p>
          </table:table-cell>
          <table:table-cell table:number-columns-repeated="4"/>
        </table:table-row>
        <table:table-row table:style-name="ro1">
          <table:table-cell office:value-type="float" office:value="11003827" calcext:value-type="float">
            <text:p>11003827</text:p>
          </table:table-cell>
          <table:table-cell office:value-type="string" calcext:value-type="string">
            <text:p>Notre Dame Catholic Sixth Form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211 Hobar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quay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7 1LS</text:p>
          </table:table-cell>
          <table:table-cell table:number-columns-repeated="4"/>
        </table:table-row>
        <table:table-row table:style-name="ro1">
          <table:table-cell office:value-type="float" office:value="11005483" calcext:value-type="float">
            <text:p>11005483</text:p>
          </table:table-cell>
          <table:table-cell office:value-type="string" calcext:value-type="string">
            <text:p>Oldham Sixth Form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14 Falkland St #884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impton</text:p>
          </table:table-cell>
          <table:table-cell office:value-type="string" calcext:value-type="string">
            <text:p>Berkshire</text:p>
          </table:table-cell>
          <table:table-cell office:value-type="string" calcext:value-type="string">
            <text:p>RG7 4RF</text:p>
          </table:table-cell>
          <table:table-cell table:number-columns-repeated="4"/>
        </table:table-row>
        <table:table-row table:style-name="ro1">
          <table:table-cell office:value-type="float" office:value="11005398" calcext:value-type="float">
            <text:p>11005398</text:p>
          </table:table-cell>
          <table:table-cell office:value-type="string" calcext:value-type="string">
            <text:p>Painsley Catholic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 Birket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ard End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33 0NH</text:p>
          </table:table-cell>
          <table:table-cell table:number-columns-repeated="4"/>
        </table:table-row>
        <table:table-row table:style-name="ro1">
          <table:table-cell table:style-name="ce25" office:value-type="float" office:value="10005072" calcext:value-type="float">
            <text:p>10005072</text:p>
          </table:table-cell>
          <table:table-cell office:value-type="string" calcext:value-type="string">
            <text:p>Peter Symonds Colleg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147 Blacksto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tchworth South West Ward</text:p>
          </table:table-cell>
          <table:table-cell office:value-type="string" calcext:value-type="string">
            <text:p>Hertfordshire</text:p>
          </table:table-cell>
          <table:table-cell office:value-type="string" calcext:value-type="string">
            <text:p>SG6 3LE</text:p>
          </table:table-cell>
          <table:table-cell table:number-columns-repeated="4"/>
        </table:table-row>
        <table:table-row table:style-name="ro1">
          <table:table-cell table:style-name="ce25" office:value-type="float" office:value="10005206" calcext:value-type="float">
            <text:p>10005206</text:p>
          </table:table-cell>
          <table:table-cell office:value-type="string" calcext:value-type="string">
            <text:p>Priestley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7 Shensto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nghill Ward</text:p>
          </table:table-cell>
          <table:table-cell office:value-type="string" calcext:value-type="string">
            <text:p>Yorkshire, East (North Humbers</text:p>
          </table:table-cell>
          <table:table-cell office:value-type="string" calcext:value-type="string">
            <text:p>HU8 9PZ</text:p>
          </table:table-cell>
          <table:table-cell table:number-columns-repeated="4"/>
        </table:table-row>
        <table:table-row table:style-name="ro1">
          <table:table-cell table:style-name="ce25" office:value-type="float" office:value="10005575" calcext:value-type="float">
            <text:p>10005575</text:p>
          </table:table-cell>
          <table:table-cell office:value-type="string" calcext:value-type="string">
            <text:p>Runshaw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29 Alexander Pop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ranche Ward</text:p>
          </table:table-cell>
          <table:table-cell office:value-type="string" calcext:value-type="string">
            <text:p>Hereford and Worcester</text:p>
          </table:table-cell>
          <table:table-cell office:value-type="string" calcext:value-type="string">
            <text:p>DY11 9BW</text:p>
          </table:table-cell>
          <table:table-cell table:number-columns-repeated="4"/>
        </table:table-row>
        <table:table-row table:style-name="ro1">
          <table:table-cell office:value-type="float" office:value="11009090" calcext:value-type="float">
            <text:p>11009090</text:p>
          </table:table-cell>
          <table:table-cell office:value-type="string" calcext:value-type="string">
            <text:p>Salesian Sch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 Birchfield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hittington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SY11 4PH</text:p>
          </table:table-cell>
          <table:table-cell table:number-columns-repeated="4"/>
        </table:table-row>
        <table:table-row table:style-name="ro1">
          <table:table-cell table:style-name="ce25" office:value-type="float" office:value="10005669" calcext:value-type="float">
            <text:p>10005669</text:p>
          </table:table-cell>
          <table:table-cell office:value-type="string" calcext:value-type="string">
            <text:p>Sandwell Academy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7523 Kempto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ckerton West Ward</text:p>
          </table:table-cell>
          <table:table-cell office:value-type="string" calcext:value-type="string">
            <text:p>Darlington</text:p>
          </table:table-cell>
          <table:table-cell office:value-type="string" calcext:value-type="string">
            <text:p>DL3 0JF</text:p>
          </table:table-cell>
          <table:table-cell table:number-columns-repeated="4"/>
        </table:table-row>
        <table:table-row table:style-name="ro1">
          <table:table-cell table:style-name="ce25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6305 Elsto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stle Ward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BN12 6PR</text:p>
          </table:table-cell>
          <table:table-cell table:number-columns-repeated="4"/>
        </table:table-row>
        <table:table-row table:style-name="ro1">
          <table:table-cell table:style-name="ce25" office:value-type="float" office:value="10005810" calcext:value-type="float">
            <text:p>10005810</text:p>
          </table:table-cell>
          <table:table-cell office:value-type="string" calcext:value-type="string">
            <text:p>Shipley College of Further Educ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18 Greenbank Driv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vizes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SN10 3DU</text:p>
          </table:table-cell>
          <table:table-cell table:number-columns-repeated="4"/>
        </table:table-row>
        <table:table-row table:style-name="ro1">
          <table:table-cell table:style-name="ce25" office:value-type="float" office:value="10036413" calcext:value-type="float">
            <text:p>10036413</text:p>
          </table:table-cell>
          <table:table-cell office:value-type="string" calcext:value-type="string">
            <text:p>St Thomas More Catholic Sch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8921 Forg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lnbrook with Poyle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SL3 0PY</text:p>
          </table:table-cell>
          <table:table-cell table:number-columns-repeated="4"/>
        </table:table-row>
        <table:table-row table:style-name="ro1">
          <table:table-cell table:style-name="ce25" office:value-type="float" office:value="10006378" calcext:value-type="float">
            <text:p>10006378</text:p>
          </table:table-cell>
          <table:table-cell office:value-type="string" calcext:value-type="string">
            <text:p>Strode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060 St Ambrose Grove #26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dridge Central and South War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WS9 8UR</text:p>
          </table:table-cell>
          <table:table-cell table:number-columns-repeated="4"/>
        </table:table-row>
        <table:table-row table:style-name="ro1">
          <table:table-cell table:style-name="ce25" office:value-type="float" office:value="10006398" calcext:value-type="float">
            <text:p>10006398</text:p>
          </table:table-cell>
          <table:table-cell office:value-type="string" calcext:value-type="string">
            <text:p>Suffolk New Colleg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8388 Bessemer St #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ast Putney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W15 2RP</text:p>
          </table:table-cell>
          <table:table-cell table:number-columns-repeated="4"/>
        </table:table-row>
        <table:table-row table:style-name="ro1">
          <table:table-cell table:style-name="ce25" office:value-type="float" office:value="10001550" calcext:value-type="float">
            <text:p>10001550</text:p>
          </table:table-cell>
          <table:table-cell office:value-type="string" calcext:value-type="string">
            <text:p>The College of Richard Colly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87 Pownall Sq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wston</text:p>
          </table:table-cell>
          <table:table-cell office:value-type="string" calcext:value-type="string">
            <text:p>Cambridgeshire</text:p>
          </table:table-cell>
          <table:table-cell office:value-type="string" calcext:value-type="string">
            <text:p>CB22 3BB</text:p>
          </table:table-cell>
          <table:table-cell table:number-columns-repeated="4"/>
        </table:table-row>
        <table:table-row table:style-name="ro1">
          <table:table-cell office:value-type="float" office:value="11001237" calcext:value-type="float">
            <text:p>11001237</text:p>
          </table:table-cell>
          <table:table-cell office:value-type="string" calcext:value-type="string">
            <text:p>The Leigh UTC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39 Wy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kefield North Ward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WF1 1DR</text:p>
          </table:table-cell>
          <table:table-cell table:number-columns-repeated="4"/>
        </table:table-row>
        <table:table-row table:style-name="ro1">
          <table:table-cell office:value-type="float" office:value="11000236" calcext:value-type="float">
            <text:p>11000236</text:p>
          </table:table-cell>
          <table:table-cell office:value-type="string" calcext:value-type="string">
            <text:p>Thorpe St Andrew School and Sixth For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732 Bostock St #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Enoder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9 6NJ</text:p>
          </table:table-cell>
          <table:table-cell table:number-columns-repeated="4"/>
        </table:table-row>
        <table:table-row table:style-name="ro1">
          <table:table-cell table:style-name="ce25" office:value-type="float" office:value="10007063" calcext:value-type="float">
            <text:p>10007063</text:p>
          </table:table-cell>
          <table:table-cell office:value-type="string" calcext:value-type="string">
            <text:p>Truro and Penwith College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5562 Fairfield St #84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yde</text:p>
          </table:table-cell>
          <table:table-cell office:value-type="string" calcext:value-type="string">
            <text:p>Isle of Wight</text:p>
          </table:table-cell>
          <table:table-cell office:value-type="string" calcext:value-type="string">
            <text:p>PO33 1HH</text:p>
          </table:table-cell>
          <table:table-cell table:number-columns-repeated="4"/>
        </table:table-row>
        <table:table-row table:style-name="ro1">
          <table:table-cell table:style-name="ce25" office:value-type="float" office:value="10000712" calcext:value-type="float">
            <text:p>10000712</text:p>
          </table:table-cell>
          <table:table-cell office:value-type="string" calcext:value-type="string">
            <text:p>University College Birmingham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7 Meado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indon Park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SS15 6LE</text:p>
          </table:table-cell>
          <table:table-cell table:number-columns-repeated="4"/>
        </table:table-row>
        <table:table-row table:style-name="ro1">
          <table:table-cell office:value-type="float" office:value="11004378" calcext:value-type="float">
            <text:p>11004378</text:p>
          </table:table-cell>
          <table:table-cell office:value-type="string" calcext:value-type="string">
            <text:p>Ursuline High School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3 Nevis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ymington and Pennington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SO41 1DL</text:p>
          </table:table-cell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 table:number-columns-repeated="9"/>
        </table:table-row>
        <table:table-row table:style-name="ro1" table:number-rows-repeated="104852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Providers-added" table:style-name="ta1">
        <table:table-column table:style-name="co3" table:default-cell-style-name="ce25"/>
        <table:table-column table:style-name="co3" table:default-cell-style-name="Default"/>
        <table:table-column table:style-name="co3" table:number-columns-repeated="4" table:default-cell-style-name="ce26"/>
        <table:table-column table:style-name="co3" table:number-columns-repeated="5" table:default-cell-style-name="Default"/>
        <table:table-row table:style-name="ro1">
          <table:table-cell office:value-type="float" office:value="10007315" calcext:value-type="float">
            <text:p>10007315</text:p>
          </table:table-cell>
          <table:table-cell office:value-type="string" calcext:value-type="string">
            <text:p>Walsall College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5662 William Moul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ylesbury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P21 8PP</text:p>
          </table:table-cell>
        </table:table-row>
        <table:table-row table:style-name="ro1">
          <table:table-cell table:style-name="Default" office:value-type="float" office:value="11002387" calcext:value-type="float">
            <text:p>11002387</text:p>
          </table:table-cell>
          <table:table-cell office:value-type="string" calcext:value-type="string">
            <text:p>Walsall Studio Sch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 North View #3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urmantofts and Richmond Hill 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S9 7JH</text:p>
          </table:table-cell>
        </table:table-row>
        <table:table-row table:style-name="ro1">
          <table:table-cell office:value-type="float" office:value="10007459" calcext:value-type="float">
            <text:p>10007459</text:p>
          </table:table-cell>
          <table:table-cell office:value-type="string" calcext:value-type="string">
            <text:p>Weston Colleg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35 Opi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oward Town Ward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K13 8BB</text:p>
          </table:table-cell>
        </table:table-row>
        <table:table-row table:style-name="ro1">
          <table:table-cell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 Aske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rnham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GU9 9AS</text:p>
          </table:table-cell>
        </table:table-row>
      </table:table>
      <table:table table:name="Students" table:style-name="ta1">
        <table:table-column table:style-name="co11" table:default-cell-style-name="ce30"/>
        <table:table-column table:style-name="co3" table:number-columns-repeated="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ULN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Town or city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rovider UKPRN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Pathway</text:p>
          </table:table-cell>
          <table:table-cell office:value-type="string" calcext:value-type="string">
            <text:p>Specialism(s)</text:p>
          </table:table-cell>
          <table:table-cell office:value-type="string" calcext:value-type="string">
            <text:p>Entry date</text:p>
          </table:table-cell>
          <table:table-cell office:value-type="string" calcext:value-type="string">
            <text:p>Assessment date start</text:p>
          </table:table-cell>
          <table:table-cell office:value-type="string" calcext:value-type="string">
            <text:p>Assessment date end</text:p>
          </table:table-cell>
          <table:table-cell office:value-type="string" calcext:value-type="string">
            <text:p>Appeal</text:p>
          </table:table-cell>
          <table:table-cell office:value-type="string" calcext:value-type="string">
            <text:p>Retake</text:p>
          </table:table-cell>
          <table:table-cell office:value-type="string" calcext:value-type="string">
            <text:p>CoreScore</text:p>
          </table:table-cell>
          <table:table-cell office:value-type="string" calcext:value-type="string">
            <text:p>SpecScore1</text:p>
          </table:table-cell>
          <table:table-cell office:value-type="string" calcext:value-type="string">
            <text:p>SpecScore2</text:p>
          </table:table-cell>
          <table:table-cell office:value-type="string" calcext:value-type="string">
            <text:p>MARScore</text:p>
          </table:table-cell>
          <table:table-cell office:value-type="string" calcext:value-type="string">
            <text:p>IPScore</text:p>
          </table:table-cell>
          <table:table-cell office:value-type="string" calcext:value-type="string">
            <text:p>EnglishScore</text:p>
          </table:table-cell>
          <table:table-cell office:value-type="string" calcext:value-type="string">
            <text:p>MathScore</text:p>
          </table:table-cell>
        </table:table-row>
        <table:table-row table:style-name="ro1">
          <table:table-cell table:style-name="ce31" office:value-type="float" office:value="1000262692" calcext:value-type="float">
            <text:p>1000262692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Ackerley</text:p>
          </table:table-cell>
          <table:table-cell office:value-type="string" calcext:value-type="string">
            <text:p>14 Taylo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Stephens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CT2 7PP</text:p>
          </table:table-cell>
          <table:table-cell office:value-type="string" calcext:value-type="string">
            <text:p>01835 703597</text:p>
          </table:table-cell>
          <table:table-cell table:formula="of:=COM.MICROSOFT.CONCAT([.B2];&quot;.&quot;;[.C2])" office:value-type="string" office:string-value="Henry.Ackerley" calcext:value-type="string">
            <text:p>Henry.Ackerley</text:p>
          </table:table-cell>
          <table:table-cell table:style-name="ce25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2"/>
          <table:table-cell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696589" calcext:value-type="float">
            <text:p>10006965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ddison</text:p>
          </table:table-cell>
          <table:table-cell office:value-type="string" calcext:value-type="string">
            <text:p>5 Binn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bbey Ward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P11 2AX</text:p>
          </table:table-cell>
          <table:table-cell office:value-type="string" calcext:value-type="string">
            <text:p>01937 864715</text:p>
          </table:table-cell>
          <table:table-cell table:formula="of:=COM.MICROSOFT.CONCAT([.B3];&quot;.&quot;;[.C3])" office:value-type="string" office:string-value="John.Addison" calcext:value-type="string">
            <text:p>John.Addison</text:p>
          </table:table-cell>
          <table:table-cell table:style-name="ce25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ss</text:p>
          </table:table-cell>
          <table:table-cell table:number-columns-repeated="2"/>
          <table:table-cell office:value-type="string" calcext:value-type="string">
            <text:p>Pass-specia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1" office:value-type="float" office:value="1000912071" calcext:value-type="float">
            <text:p>100091207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Adolf</text:p>
          </table:table-cell>
          <table:table-cell office:value-type="string" calcext:value-type="string">
            <text:p>8 Moor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ast Southbourne and Tuckton W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BH6 3BE</text:p>
          </table:table-cell>
          <table:table-cell office:value-type="string" calcext:value-type="string">
            <text:p>01347 368222</text:p>
          </table:table-cell>
          <table:table-cell table:formula="of:=COM.MICROSOFT.CONCAT([.B4];&quot;.&quot;;[.C4])" office:value-type="string" office:string-value="David.Adolf" calcext:value-type="string">
            <text:p>David.Adolf</text:p>
          </table:table-cell>
          <table:table-cell table:style-name="ce25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557085" calcext:value-type="float">
            <text:p>1000557085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Aitchison</text:p>
          </table:table-cell>
          <table:table-cell office:value-type="string" calcext:value-type="string">
            <text:p>505 Exeter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werby cum Beesby</text:p>
          </table:table-cell>
          <table:table-cell office:value-type="string" calcext:value-type="string">
            <text:p>Lincolnshire</text:p>
          </table:table-cell>
          <table:table-cell office:value-type="string" calcext:value-type="string">
            <text:p>DN36 5RP</text:p>
          </table:table-cell>
          <table:table-cell office:value-type="string" calcext:value-type="string">
            <text:p>01912 771311</text:p>
          </table:table-cell>
          <table:table-cell table:formula="of:=COM.MICROSOFT.CONCAT([.B5];&quot;.&quot;;[.C5])" office:value-type="string" office:string-value="George.Aitchison" calcext:value-type="string">
            <text:p>George.Aitchison</text:p>
          </table:table-cell>
          <table:table-cell table:style-name="ce25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1" office:value-type="float" office:value="1000582553" calcext:value-type="float">
            <text:p>1000582553</text:p>
          </table:table-cell>
          <table:table-cell office:value-type="string" calcext:value-type="string">
            <text:p>Shah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5396 Forth Stre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ets Green and Lyng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70 9DT</text:p>
          </table:table-cell>
          <table:table-cell office:value-type="string" calcext:value-type="string">
            <text:p>01547 429341</text:p>
          </table:table-cell>
          <table:table-cell table:formula="of:=COM.MICROSOFT.CONCAT([.B6];&quot;.&quot;;[.C6])" office:value-type="string" office:string-value="Shah.Ali" calcext:value-type="string">
            <text:p>Shah.Ali</text:p>
          </table:table-cell>
          <table:table-cell table:style-name="ce25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1" office:value-type="float" office:value="1000442377" calcext:value-type="float">
            <text:p>10004423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9472 Li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sborough</text:p>
          </table:table-cell>
          <table:table-cell office:value-type="string" calcext:value-type="string">
            <text:p>Northamptonshire</text:p>
          </table:table-cell>
          <table:table-cell office:value-type="string" calcext:value-type="string">
            <text:p>NN14 2GH</text:p>
          </table:table-cell>
          <table:table-cell office:value-type="string" calcext:value-type="string">
            <text:p>01969 886290</text:p>
          </table:table-cell>
          <table:table-cell table:formula="of:=COM.MICROSOFT.CONCAT([.B7];&quot;.&quot;;[.C7])" office:value-type="string" office:string-value="John.Allen" calcext:value-type="string">
            <text:p>John.Allen</text:p>
          </table:table-cell>
          <table:table-cell table:style-name="ce25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1" office:value-type="float" office:value="1000913811" calcext:value-type="float">
            <text:p>1000913811</text:p>
          </table:table-cell>
          <table:table-cell office:value-type="string" calcext:value-type="string">
            <text:p>Faheem</text:p>
          </table:table-cell>
          <table:table-cell office:value-type="string" calcext:value-type="string">
            <text:p>Anwar</text:p>
          </table:table-cell>
          <table:table-cell office:value-type="string" calcext:value-type="string">
            <text:p>7457 Cowl St #7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rgate Ward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SO14 3TY</text:p>
          </table:table-cell>
          <table:table-cell office:value-type="string" calcext:value-type="string">
            <text:p>01865 582516</text:p>
          </table:table-cell>
          <table:table-cell table:formula="of:=COM.MICROSOFT.CONCAT([.B8];&quot;.&quot;;[.C8])" office:value-type="string" office:string-value="Faheem.Anwar" calcext:value-type="string">
            <text:p>Faheem.Anwar</text:p>
          </table:table-cell>
          <table:table-cell table:style-name="ce25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1" office:value-type="float" office:value="1000702671" calcext:value-type="float">
            <text:p>1000702671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Armstrong</text:p>
          </table:table-cell>
          <table:table-cell office:value-type="string" calcext:value-type="string">
            <text:p>20 Gloucester Pl #9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irton Ward</text:p>
          </table:table-cell>
          <table:table-cell office:value-type="string" calcext:value-type="string">
            <text:p>Tyne &amp; Wear</text:p>
          </table:table-cell>
          <table:table-cell office:value-type="string" calcext:value-type="string">
            <text:p>NE29 7AD</text:p>
          </table:table-cell>
          <table:table-cell office:value-type="string" calcext:value-type="string">
            <text:p>01746 394243</text:p>
          </table:table-cell>
          <table:table-cell table:formula="of:=COM.MICROSOFT.CONCAT([.B9];&quot;.&quot;;[.C9])" office:value-type="string" office:string-value="Richard.Armstrong" calcext:value-type="string">
            <text:p>Richard.Armstrong</text:p>
          </table:table-cell>
          <table:table-cell table:style-name="ce25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1" office:value-type="float" office:value="1000969177" calcext:value-type="float">
            <text:p>1000969177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929 Augusti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aple Hill Ward</text:p>
          </table:table-cell>
          <table:table-cell office:value-type="string" calcext:value-type="string">
            <text:p>South Gloucestershire</text:p>
          </table:table-cell>
          <table:table-cell office:value-type="string" calcext:value-type="string">
            <text:p>BS16 4LL</text:p>
          </table:table-cell>
          <table:table-cell office:value-type="string" calcext:value-type="string">
            <text:p>01907 538509</text:p>
          </table:table-cell>
          <table:table-cell table:formula="of:=COM.MICROSOFT.CONCAT([.B10];&quot;.&quot;;[.C10])" office:value-type="string" office:string-value="Richard.Arnold" calcext:value-type="string">
            <text:p>Richard.Arnold</text:p>
          </table:table-cell>
          <table:table-cell table:style-name="ce25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1" office:value-type="float" office:value="1000784992" calcext:value-type="float">
            <text:p>100078499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tley</text:p>
          </table:table-cell>
          <table:table-cell office:value-type="string" calcext:value-type="string">
            <text:p>45 Bradfield St #16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rwich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DE6 1QN</text:p>
          </table:table-cell>
          <table:table-cell office:value-type="string" calcext:value-type="string">
            <text:p>01903 649460</text:p>
          </table:table-cell>
          <table:table-cell table:formula="of:=COM.MICROSOFT.CONCAT([.B11];&quot;.&quot;;[.C11])" office:value-type="string" office:string-value="Adam.Astley" calcext:value-type="string">
            <text:p>Adam.Astley</text:p>
          </table:table-cell>
          <table:table-cell table:style-name="ce25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1" office:value-type="float" office:value="1000115889" calcext:value-type="float">
            <text:p>1000115889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Atkinson</text:p>
          </table:table-cell>
          <table:table-cell office:value-type="string" calcext:value-type="string">
            <text:p>620 Northamp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DA2 7PP</text:p>
          </table:table-cell>
          <table:table-cell office:value-type="string" calcext:value-type="string">
            <text:p>01630 202053</text:p>
          </table:table-cell>
          <table:table-cell table:formula="of:=COM.MICROSOFT.CONCAT([.B12];&quot;.&quot;;[.C12])" office:value-type="string" office:string-value="Luke.Atkinson" calcext:value-type="string">
            <text:p>Luke.Atkinson</text:p>
          </table:table-cell>
          <table:table-cell table:style-name="ce25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1" office:value-type="float" office:value="1000173365" calcext:value-type="float">
            <text:p>1000173365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Austen</text:p>
          </table:table-cell>
          <table:table-cell office:value-type="string" calcext:value-type="string">
            <text:p>5 Hygeia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undsley Green Ward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40 4LY</text:p>
          </table:table-cell>
          <table:table-cell office:value-type="string" calcext:value-type="string">
            <text:p>01276 816806</text:p>
          </table:table-cell>
          <table:table-cell table:formula="of:=COM.MICROSOFT.CONCAT([.B13];&quot;.&quot;;[.C13])" office:value-type="string" office:string-value="Paul.Austen" calcext:value-type="string">
            <text:p>Paul.Austen</text:p>
          </table:table-cell>
          <table:table-cell table:style-name="ce25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1" office:value-type="float" office:value="1000300234" calcext:value-type="float">
            <text:p>1000300234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Bainbridge</text:p>
          </table:table-cell>
          <table:table-cell office:value-type="string" calcext:value-type="string">
            <text:p>2150 Morl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e Ward</text:p>
          </table:table-cell>
          <table:table-cell office:value-type="string" calcext:value-type="string">
            <text:p>Dumfries and Galloway</text:p>
          </table:table-cell>
          <table:table-cell office:value-type="string" calcext:value-type="string">
            <text:p>DG8 7DE</text:p>
          </table:table-cell>
          <table:table-cell office:value-type="string" calcext:value-type="string">
            <text:p>01625 932209</text:p>
          </table:table-cell>
          <table:table-cell table:formula="of:=COM.MICROSOFT.CONCAT([.B14];&quot;.&quot;;[.C14])" office:value-type="string" office:string-value="Marian.Bainbridge" calcext:value-type="string">
            <text:p>Marian.Bainbridge</text:p>
          </table:table-cell>
          <table:table-cell table:style-name="ce25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1" office:value-type="float" office:value="1000565891" calcext:value-type="float">
            <text:p>1000565891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Bakewell</text:p>
          </table:table-cell>
          <table:table-cell office:value-type="string" calcext:value-type="string">
            <text:p>24 Bol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xburn, Uphall and Winchburg</text:p>
          </table:table-cell>
          <table:table-cell office:value-type="string" calcext:value-type="string">
            <text:p>West Lothian</text:p>
          </table:table-cell>
          <table:table-cell office:value-type="string" calcext:value-type="string">
            <text:p>EH52 5TL</text:p>
          </table:table-cell>
          <table:table-cell office:value-type="string" calcext:value-type="string">
            <text:p>01874 856950</text:p>
          </table:table-cell>
          <table:table-cell table:formula="of:=COM.MICROSOFT.CONCAT([.B15];&quot;.&quot;;[.C15])" office:value-type="string" office:string-value="Julie.Bakewell" calcext:value-type="string">
            <text:p>Julie.Bakewell</text:p>
          </table:table-cell>
          <table:table-cell table:style-name="ce25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538055" calcext:value-type="float">
            <text:p>10005380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arnard</text:p>
          </table:table-cell>
          <table:table-cell office:value-type="string" calcext:value-type="string">
            <text:p>4 Forres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on-Super-Mare</text:p>
          </table:table-cell>
          <table:table-cell office:value-type="string" calcext:value-type="string">
            <text:p>North Somerset</text:p>
          </table:table-cell>
          <table:table-cell office:value-type="string" calcext:value-type="string">
            <text:p>BS23 3HG</text:p>
          </table:table-cell>
          <table:table-cell office:value-type="string" calcext:value-type="string">
            <text:p>01976 755279</text:p>
          </table:table-cell>
          <table:table-cell table:formula="of:=COM.MICROSOFT.CONCAT([.B16];&quot;.&quot;;[.C16])" office:value-type="string" office:string-value="John.Barnard" calcext:value-type="string">
            <text:p>John.Barnard</text:p>
          </table:table-cell>
          <table:table-cell table:style-name="ce25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371970" calcext:value-type="float">
            <text:p>10003719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arron</text:p>
          </table:table-cell>
          <table:table-cell office:value-type="string" calcext:value-type="string">
            <text:p>89 No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rbrooke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IP25 6JQ</text:p>
          </table:table-cell>
          <table:table-cell office:value-type="string" calcext:value-type="string">
            <text:p>01967 580851</text:p>
          </table:table-cell>
          <table:table-cell table:formula="of:=COM.MICROSOFT.CONCAT([.B17];&quot;.&quot;;[.C17])" office:value-type="string" office:string-value="John.Barron" calcext:value-type="string">
            <text:p>John.Barron</text:p>
          </table:table-cell>
          <table:table-cell table:style-name="ce25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820584" calcext:value-type="float">
            <text:p>1000820584</text:p>
          </table:table-cell>
          <table:table-cell office:value-type="string" calcext:value-type="string">
            <text:p>Gillian</text:p>
          </table:table-cell>
          <table:table-cell office:value-type="string" calcext:value-type="string">
            <text:p>Bassil</text:p>
          </table:table-cell>
          <table:table-cell office:value-type="string" calcext:value-type="string">
            <text:p>99 Guthri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 Milton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BH25 5DF</text:p>
          </table:table-cell>
          <table:table-cell office:value-type="string" calcext:value-type="string">
            <text:p>01326 532337</text:p>
          </table:table-cell>
          <table:table-cell table:formula="of:=COM.MICROSOFT.CONCAT([.B18];&quot;.&quot;;[.C18])" office:value-type="string" office:string-value="Gillian.Bassil" calcext:value-type="string">
            <text:p>Gillian.Bassil</text:p>
          </table:table-cell>
          <table:table-cell table:style-name="ce25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Pass-special</text:p>
          </table:table-cell>
          <table:table-cell/>
          <table:table-cell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111869" calcext:value-type="float">
            <text:p>1000111869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Bate</text:p>
          </table:table-cell>
          <table:table-cell office:value-type="string" calcext:value-type="string">
            <text:p>7 Richmo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rkham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EX39 5DJ</text:p>
          </table:table-cell>
          <table:table-cell office:value-type="string" calcext:value-type="string">
            <text:p>01253 528327</text:p>
          </table:table-cell>
          <table:table-cell table:formula="of:=COM.MICROSOFT.CONCAT([.B19];&quot;.&quot;;[.C19])" office:value-type="string" office:string-value="Angela.Bate" calcext:value-type="string">
            <text:p>Angela.Bate</text:p>
          </table:table-cell>
          <table:table-cell table:style-name="ce25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719079" calcext:value-type="float">
            <text:p>1000719079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9165 Primros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rnall Ward</text:p>
          </table:table-cell>
          <table:table-cell office:value-type="string" calcext:value-type="string">
            <text:p>Yorkshire, South</text:p>
          </table:table-cell>
          <table:table-cell office:value-type="string" calcext:value-type="string">
            <text:p>S4 7WN</text:p>
          </table:table-cell>
          <table:table-cell office:value-type="string" calcext:value-type="string">
            <text:p>01719 831436</text:p>
          </table:table-cell>
          <table:table-cell table:formula="of:=COM.MICROSOFT.CONCAT([.B20];&quot;.&quot;;[.C20])" office:value-type="string" office:string-value="Frederick.Beckley" calcext:value-type="string">
            <text:p>Frederick.Beckley</text:p>
          </table:table-cell>
          <table:table-cell table:style-name="ce25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136762" calcext:value-type="float">
            <text:p>1000136762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9 Pengwer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rldon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TQ3 1SA</text:p>
          </table:table-cell>
          <table:table-cell office:value-type="string" calcext:value-type="string">
            <text:p>01578 287816</text:p>
          </table:table-cell>
          <table:table-cell table:formula="of:=COM.MICROSOFT.CONCAT([.B21];&quot;.&quot;;[.C21])" office:value-type="string" office:string-value="Chris.Bell" calcext:value-type="string">
            <text:p>Chris.Bell</text:p>
          </table:table-cell>
          <table:table-cell table:style-name="ce25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921033" calcext:value-type="float">
            <text:p>1000921033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4410 Tarl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estatyn Community</text:p>
          </table:table-cell>
          <table:table-cell office:value-type="string" calcext:value-type="string">
            <text:p>Denbighshire</text:p>
          </table:table-cell>
          <table:table-cell office:value-type="string" calcext:value-type="string">
            <text:p>LL19 9EG</text:p>
          </table:table-cell>
          <table:table-cell office:value-type="string" calcext:value-type="string">
            <text:p>01842 767201</text:p>
          </table:table-cell>
          <table:table-cell table:formula="of:=COM.MICROSOFT.CONCAT([.B22];&quot;.&quot;;[.C22])" office:value-type="string" office:string-value="Russell.Bell" calcext:value-type="string">
            <text:p>Russell.Bell</text:p>
          </table:table-cell>
          <table:table-cell table:style-name="ce25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</text:p>
          </table:table-cell>
          <table:table-cell table:number-columns-repeated="6"/>
        </table:table-row>
        <table:table-row table:style-name="ro1">
          <table:table-cell table:style-name="ce31" office:value-type="float" office:value="1000721724" calcext:value-type="float">
            <text:p>1000721724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6949 Bour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ye and Stourbridge North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DY5 2QP</text:p>
          </table:table-cell>
          <table:table-cell office:value-type="string" calcext:value-type="string">
            <text:p>01552 709248</text:p>
          </table:table-cell>
          <table:table-cell table:formula="of:=COM.MICROSOFT.CONCAT([.B23];&quot;.&quot;;[.C23])" office:value-type="string" office:string-value="Lucy.Bird" calcext:value-type="string">
            <text:p>Lucy.Bird</text:p>
          </table:table-cell>
          <table:table-cell table:style-name="ce25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1" office:value-type="float" office:value="1000545286" calcext:value-type="float">
            <text:p>1000545286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Bloodworth</text:p>
          </table:table-cell>
          <table:table-cell office:value-type="string" calcext:value-type="string">
            <text:p>148 Rembrand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rlingham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CR6 9SW</text:p>
          </table:table-cell>
          <table:table-cell office:value-type="string" calcext:value-type="string">
            <text:p>01677 684257</text:p>
          </table:table-cell>
          <table:table-cell table:formula="of:=COM.MICROSOFT.CONCAT([.B24];&quot;.&quot;;[.C24])" office:value-type="string" office:string-value="Graham.Bloodworth" calcext:value-type="string">
            <text:p>Graham.Bloodworth</text:p>
          </table:table-cell>
          <table:table-cell table:style-name="ce25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Appeal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299062" calcext:value-type="float">
            <text:p>1000299062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Booth</text:p>
          </table:table-cell>
          <table:table-cell office:value-type="string" calcext:value-type="string">
            <text:p>2200 Nelson St #5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Isle of Wight</text:p>
          </table:table-cell>
          <table:table-cell office:value-type="string" calcext:value-type="string">
            <text:p>PO30 5AL</text:p>
          </table:table-cell>
          <table:table-cell office:value-type="string" calcext:value-type="string">
            <text:p>01217 342071</text:p>
          </table:table-cell>
          <table:table-cell table:formula="of:=COM.MICROSOFT.CONCAT([.B25];&quot;.&quot;;[.C25])" office:value-type="string" office:string-value="Mark.Booth" calcext:value-type="string">
            <text:p>Mark.Booth</text:p>
          </table:table-cell>
          <table:table-cell table:style-name="ce25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Appeal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917851" calcext:value-type="float">
            <text:p>100091785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owman</text:p>
          </table:table-cell>
          <table:table-cell office:value-type="string" calcext:value-type="string">
            <text:p>61 Rosset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PO19 1RH</text:p>
          </table:table-cell>
          <table:table-cell office:value-type="string" calcext:value-type="string">
            <text:p>01473 229124</text:p>
          </table:table-cell>
          <table:table-cell table:formula="of:=COM.MICROSOFT.CONCAT([.B26];&quot;.&quot;;[.C26])" office:value-type="string" office:string-value="Martin.Bowman" calcext:value-type="string">
            <text:p>Martin.Bowman</text:p>
          </table:table-cell>
          <table:table-cell table:style-name="ce25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442455" calcext:value-type="float">
            <text:p>1000442455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Boxell</text:p>
          </table:table-cell>
          <table:table-cell office:value-type="string" calcext:value-type="string">
            <text:p>41 Canning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eornabhagh a Deas Ward</text:p>
          </table:table-cell>
          <table:table-cell office:value-type="string" calcext:value-type="string">
            <text:p>Western Isles</text:p>
          </table:table-cell>
          <table:table-cell office:value-type="string" calcext:value-type="string">
            <text:p>HS1 2PZ</text:p>
          </table:table-cell>
          <table:table-cell office:value-type="string" calcext:value-type="string">
            <text:p>01230 623547</text:p>
          </table:table-cell>
          <table:table-cell table:formula="of:=COM.MICROSOFT.CONCAT([.B27];&quot;.&quot;;[.C27])" office:value-type="string" office:string-value="Stephen.Boxell" calcext:value-type="string">
            <text:p>Stephen.Boxell</text:p>
          </table:table-cell>
          <table:table-cell table:style-name="ce25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table:style-name="ce31" office:value-type="float" office:value="1000196476" calcext:value-type="float">
            <text:p>1000196476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Bradford</text:p>
          </table:table-cell>
          <table:table-cell office:value-type="string" calcext:value-type="string">
            <text:p>8289 Cadoga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uth Ward</text:p>
          </table:table-cell>
          <table:table-cell office:value-type="string" calcext:value-type="string">
            <text:p>North Eart Lincolnshire</text:p>
          </table:table-cell>
          <table:table-cell office:value-type="string" calcext:value-type="string">
            <text:p>DN33 1AU</text:p>
          </table:table-cell>
          <table:table-cell office:value-type="string" calcext:value-type="string">
            <text:p>01781 827317</text:p>
          </table:table-cell>
          <table:table-cell table:formula="of:=COM.MICROSOFT.CONCAT([.B28];&quot;.&quot;;[.C28])" office:value-type="string" office:string-value="Mark.Bradford" calcext:value-type="string">
            <text:p>Mark.Bradford</text:p>
          </table:table-cell>
          <table:table-cell table:style-name="ce25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1" office:value-type="float" office:value="1000913748" calcext:value-type="float">
            <text:p>1000913748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Branton</text:p>
          </table:table-cell>
          <table:table-cell office:value-type="string" calcext:value-type="string">
            <text:p>211 Hobar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quay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7 1LS</text:p>
          </table:table-cell>
          <table:table-cell office:value-type="string" calcext:value-type="string">
            <text:p>01866 248660</text:p>
          </table:table-cell>
          <table:table-cell table:formula="of:=COM.MICROSOFT.CONCAT([.B29];&quot;.&quot;;[.C29])" office:value-type="string" office:string-value="Ian.Branton" calcext:value-type="string">
            <text:p>Ian.Branton</text:p>
          </table:table-cell>
          <table:table-cell table:style-name="ce25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-specia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1" office:value-type="float" office:value="1000433342" calcext:value-type="float">
            <text:p>1000433342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114 Falkland St #884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impton</text:p>
          </table:table-cell>
          <table:table-cell office:value-type="string" calcext:value-type="string">
            <text:p>Berkshire</text:p>
          </table:table-cell>
          <table:table-cell office:value-type="string" calcext:value-type="string">
            <text:p>RG7 4RF</text:p>
          </table:table-cell>
          <table:table-cell office:value-type="string" calcext:value-type="string">
            <text:p>01541 802635</text:p>
          </table:table-cell>
          <table:table-cell table:formula="of:=COM.MICROSOFT.CONCAT([.B30];&quot;.&quot;;[.C30])" office:value-type="string" office:string-value="Diane.Brooks" calcext:value-type="string">
            <text:p>Diane.Brooks</text:p>
          </table:table-cell>
          <table:table-cell table:style-name="ce25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652631" calcext:value-type="float">
            <text:p>1000652631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1 Birket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ard End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33 0NH</text:p>
          </table:table-cell>
          <table:table-cell office:value-type="string" calcext:value-type="string">
            <text:p>01857 864722</text:p>
          </table:table-cell>
          <table:table-cell table:formula="of:=COM.MICROSOFT.CONCAT([.B31];&quot;.&quot;;[.C31])" office:value-type="string" office:string-value="Patricia.Brothers" calcext:value-type="string">
            <text:p>Patricia.Brothers</text:p>
          </table:table-cell>
          <table:table-cell table:style-name="ce25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style-name="ce31" office:value-type="float" office:value="1000534240" calcext:value-type="float">
            <text:p>1000534240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5147 Blacksto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tchworth South West Ward</text:p>
          </table:table-cell>
          <table:table-cell office:value-type="string" calcext:value-type="string">
            <text:p>Hertfordshire</text:p>
          </table:table-cell>
          <table:table-cell office:value-type="string" calcext:value-type="string">
            <text:p>SG6 3LE</text:p>
          </table:table-cell>
          <table:table-cell office:value-type="string" calcext:value-type="string">
            <text:p>01243 678286</text:p>
          </table:table-cell>
          <table:table-cell table:formula="of:=COM.MICROSOFT.CONCAT([.B32];&quot;.&quot;;[.C32])" office:value-type="string" office:string-value="Gordon.Brown" calcext:value-type="string">
            <text:p>Gordon.Brown</text:p>
          </table:table-cell>
          <table:table-cell table:style-name="ce25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Appeal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863601" calcext:value-type="float">
            <text:p>1000863601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7 Shensto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nghill Ward</text:p>
          </table:table-cell>
          <table:table-cell office:value-type="string" calcext:value-type="string">
            <text:p>Yorkshire, East (North Humbers</text:p>
          </table:table-cell>
          <table:table-cell office:value-type="string" calcext:value-type="string">
            <text:p>HU8 9PZ</text:p>
          </table:table-cell>
          <table:table-cell office:value-type="string" calcext:value-type="string">
            <text:p>01400 269033</text:p>
          </table:table-cell>
          <table:table-cell table:formula="of:=COM.MICROSOFT.CONCAT([.B33];&quot;.&quot;;[.C33])" office:value-type="string" office:string-value="Richard.Bryant" calcext:value-type="string">
            <text:p>Richard.Bryant</text:p>
          </table:table-cell>
          <table:table-cell table:style-name="ce25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Appeal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315532" calcext:value-type="float">
            <text:p>1000315532</text:p>
          </table:table-cell>
          <table:table-cell office:value-type="string" calcext:value-type="string">
            <text:p>Gail</text:p>
          </table:table-cell>
          <table:table-cell office:value-type="string" calcext:value-type="string">
            <text:p>Buckler</text:p>
          </table:table-cell>
          <table:table-cell office:value-type="string" calcext:value-type="string">
            <text:p>129 Alexander Pop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ranche Ward</text:p>
          </table:table-cell>
          <table:table-cell office:value-type="string" calcext:value-type="string">
            <text:p>Hereford and Worcester</text:p>
          </table:table-cell>
          <table:table-cell office:value-type="string" calcext:value-type="string">
            <text:p>DY11 9BW</text:p>
          </table:table-cell>
          <table:table-cell office:value-type="string" calcext:value-type="string">
            <text:p>01702 725589</text:p>
          </table:table-cell>
          <table:table-cell table:formula="of:=COM.MICROSOFT.CONCAT([.B34];&quot;.&quot;;[.C34])" office:value-type="string" office:string-value="Gail.Buckler" calcext:value-type="string">
            <text:p>Gail.Buckler</text:p>
          </table:table-cell>
          <table:table-cell table:style-name="ce25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867915" calcext:value-type="float">
            <text:p>1000867915</text:p>
          </table:table-cell>
          <table:table-cell office:value-type="string" calcext:value-type="string">
            <text:p>Alister</text:p>
          </table:table-cell>
          <table:table-cell office:value-type="string" calcext:value-type="string">
            <text:p>Cairns</text:p>
          </table:table-cell>
          <table:table-cell office:value-type="string" calcext:value-type="string">
            <text:p>2 Birchfield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hittington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SY11 4PH</text:p>
          </table:table-cell>
          <table:table-cell office:value-type="string" calcext:value-type="string">
            <text:p>01462 648669</text:p>
          </table:table-cell>
          <table:table-cell table:formula="of:=COM.MICROSOFT.CONCAT([.B35];&quot;.&quot;;[.C35])" office:value-type="string" office:string-value="Alister.Cairns" calcext:value-type="string">
            <text:p>Alister.Cairns</text:p>
          </table:table-cell>
          <table:table-cell table:style-name="ce25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467830" calcext:value-type="float">
            <text:p>1000467830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7523 Kempto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ckerton West Ward</text:p>
          </table:table-cell>
          <table:table-cell office:value-type="string" calcext:value-type="string">
            <text:p>Darlington</text:p>
          </table:table-cell>
          <table:table-cell office:value-type="string" calcext:value-type="string">
            <text:p>DL3 0JF</text:p>
          </table:table-cell>
          <table:table-cell office:value-type="string" calcext:value-type="string">
            <text:p>01235 647932</text:p>
          </table:table-cell>
          <table:table-cell table:formula="of:=COM.MICROSOFT.CONCAT([.B36];&quot;.&quot;;[.C36])" office:value-type="string" office:string-value="Melissa.Campbell" calcext:value-type="string">
            <text:p>Melissa.Campbell</text:p>
          </table:table-cell>
          <table:table-cell table:style-name="ce25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138894" calcext:value-type="float">
            <text:p>1000138894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Carmichael</text:p>
          </table:table-cell>
          <table:table-cell office:value-type="string" calcext:value-type="string">
            <text:p>6305 Elsto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stle Ward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BN12 6PR</text:p>
          </table:table-cell>
          <table:table-cell office:value-type="string" calcext:value-type="string">
            <text:p>01662 114247</text:p>
          </table:table-cell>
          <table:table-cell table:formula="of:=COM.MICROSOFT.CONCAT([.B37];&quot;.&quot;;[.C37])" office:value-type="string" office:string-value="Amanda.Carmichael" calcext:value-type="string">
            <text:p>Amanda.Carmichael</text:p>
          </table:table-cell>
          <table:table-cell table:style-name="ce25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1" office:value-type="float" office:value="1000985755" calcext:value-type="float">
            <text:p>1000985755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218 Greenbank Driv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vizes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SN10 3DU</text:p>
          </table:table-cell>
          <table:table-cell office:value-type="string" calcext:value-type="string">
            <text:p>01407 866759</text:p>
          </table:table-cell>
          <table:table-cell table:formula="of:=COM.MICROSOFT.CONCAT([.B38];&quot;.&quot;;[.C38])" office:value-type="string" office:string-value="Peter.Carpenter" calcext:value-type="string">
            <text:p>Peter.Carpenter</text:p>
          </table:table-cell>
          <table:table-cell table:style-name="ce25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718558" calcext:value-type="float">
            <text:p>1000718558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Carroll</text:p>
          </table:table-cell>
          <table:table-cell office:value-type="string" calcext:value-type="string">
            <text:p>8921 Forg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lnbrook with Poyle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SL3 0PY</text:p>
          </table:table-cell>
          <table:table-cell office:value-type="string" calcext:value-type="string">
            <text:p>01822 563044</text:p>
          </table:table-cell>
          <table:table-cell table:formula="of:=COM.MICROSOFT.CONCAT([.B39];&quot;.&quot;;[.C39])" office:value-type="string" office:string-value="William.Carroll" calcext:value-type="string">
            <text:p>William.Carroll</text:p>
          </table:table-cell>
          <table:table-cell table:style-name="ce25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259294" calcext:value-type="float">
            <text:p>1000259294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hristison</text:p>
          </table:table-cell>
          <table:table-cell office:value-type="string" calcext:value-type="string">
            <text:p>3060 St Ambrose Grove #26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dridge Central and South War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WS9 8UR</text:p>
          </table:table-cell>
          <table:table-cell office:value-type="string" calcext:value-type="string">
            <text:p>01327 770774</text:p>
          </table:table-cell>
          <table:table-cell table:formula="of:=COM.MICROSOFT.CONCAT([.B40];&quot;.&quot;;[.C40])" office:value-type="string" office:string-value="Mark.Christison" calcext:value-type="string">
            <text:p>Mark.Christison</text:p>
          </table:table-cell>
          <table:table-cell table:style-name="ce25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497316" calcext:value-type="float">
            <text:p>1000497316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Clarke</text:p>
          </table:table-cell>
          <table:table-cell office:value-type="string" calcext:value-type="string">
            <text:p>8388 Bessemer St #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ast Putney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W15 2RP</text:p>
          </table:table-cell>
          <table:table-cell office:value-type="string" calcext:value-type="string">
            <text:p>01483 418969</text:p>
          </table:table-cell>
          <table:table-cell table:formula="of:=COM.MICROSOFT.CONCAT([.B41];&quot;.&quot;;[.C41])" office:value-type="string" office:string-value="Neil.Clarke" calcext:value-type="string">
            <text:p>Neil.Clarke</text:p>
          </table:table-cell>
          <table:table-cell table:style-name="ce25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386558" calcext:value-type="float">
            <text:p>1000386558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87 Pownall Sq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wston</text:p>
          </table:table-cell>
          <table:table-cell office:value-type="string" calcext:value-type="string">
            <text:p>Cambridgeshire</text:p>
          </table:table-cell>
          <table:table-cell office:value-type="string" calcext:value-type="string">
            <text:p>CB22 3BB</text:p>
          </table:table-cell>
          <table:table-cell office:value-type="string" calcext:value-type="string">
            <text:p>01709 854691</text:p>
          </table:table-cell>
          <table:table-cell table:formula="of:=COM.MICROSOFT.CONCAT([.B42];&quot;.&quot;;[.C42])" office:value-type="string" office:string-value="Mp.Clay" calcext:value-type="string">
            <text:p>Mp.Clay</text:p>
          </table:table-cell>
          <table:table-cell table:style-name="ce25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1" office:value-type="float" office:value="1000511545" calcext:value-type="float">
            <text:p>1000511545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Coles</text:p>
          </table:table-cell>
          <table:table-cell office:value-type="string" calcext:value-type="string">
            <text:p>39 Wy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kefield North Ward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WF1 1DR</text:p>
          </table:table-cell>
          <table:table-cell office:value-type="string" calcext:value-type="string">
            <text:p>01609 882184</text:p>
          </table:table-cell>
          <table:table-cell table:formula="of:=COM.MICROSOFT.CONCAT([.B43];&quot;.&quot;;[.C43])" office:value-type="string" office:string-value="Stephen.Coles" calcext:value-type="string">
            <text:p>Stephen.Coles</text:p>
          </table:table-cell>
          <table:table-cell table:style-name="ce25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842165" calcext:value-type="float">
            <text:p>1000842165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2732 Bostock St #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Enoder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9 6NJ</text:p>
          </table:table-cell>
          <table:table-cell office:value-type="string" calcext:value-type="string">
            <text:p>01693 310794</text:p>
          </table:table-cell>
          <table:table-cell table:formula="of:=COM.MICROSOFT.CONCAT([.B44];&quot;.&quot;;[.C44])" office:value-type="string" office:string-value="Charles.Collins" calcext:value-type="string">
            <text:p>Charles.Collins</text:p>
          </table:table-cell>
          <table:table-cell table:style-name="ce25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155050" calcext:value-type="float">
            <text:p>1000155050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Cooke</text:p>
          </table:table-cell>
          <table:table-cell office:value-type="string" calcext:value-type="string">
            <text:p>5562 Fairfield St #84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yde</text:p>
          </table:table-cell>
          <table:table-cell office:value-type="string" calcext:value-type="string">
            <text:p>Isle of Wight</text:p>
          </table:table-cell>
          <table:table-cell office:value-type="string" calcext:value-type="string">
            <text:p>PO33 1HH</text:p>
          </table:table-cell>
          <table:table-cell office:value-type="string" calcext:value-type="string">
            <text:p>01891 702579</text:p>
          </table:table-cell>
          <table:table-cell table:formula="of:=COM.MICROSOFT.CONCAT([.B45];&quot;.&quot;;[.C45])" office:value-type="string" office:string-value="Roger.Cooke" calcext:value-type="string">
            <text:p>Roger.Cooke</text:p>
          </table:table-cell>
          <table:table-cell table:style-name="ce25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283211" calcext:value-type="float">
            <text:p>1000283211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Cowan</text:p>
          </table:table-cell>
          <table:table-cell office:value-type="string" calcext:value-type="string">
            <text:p>37 Meado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indon Park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SS15 6LE</text:p>
          </table:table-cell>
          <table:table-cell office:value-type="string" calcext:value-type="string">
            <text:p>01850 347846</text:p>
          </table:table-cell>
          <table:table-cell table:formula="of:=COM.MICROSOFT.CONCAT([.B46];&quot;.&quot;;[.C46])" office:value-type="string" office:string-value="Jane.Cowan" calcext:value-type="string">
            <text:p>Jane.Cowan</text:p>
          </table:table-cell>
          <table:table-cell table:style-name="ce25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862062" calcext:value-type="float">
            <text:p>1000862062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Coyle</text:p>
          </table:table-cell>
          <table:table-cell office:value-type="string" calcext:value-type="string">
            <text:p>3 Nevis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ymington and Pennington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SO41 1DL</text:p>
          </table:table-cell>
          <table:table-cell office:value-type="string" calcext:value-type="string">
            <text:p>01420 307327</text:p>
          </table:table-cell>
          <table:table-cell table:formula="of:=COM.MICROSOFT.CONCAT([.B47];&quot;.&quot;;[.C47])" office:value-type="string" office:string-value="Sarah.Coyle" calcext:value-type="string">
            <text:p>Sarah.Coyle</text:p>
          </table:table-cell>
          <table:table-cell table:style-name="ce25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333136" calcext:value-type="float">
            <text:p>1000333136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Croft</text:p>
          </table:table-cell>
          <table:table-cell office:value-type="string" calcext:value-type="string">
            <text:p>5662 William Moul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ylesbury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P21 8PP</text:p>
          </table:table-cell>
          <table:table-cell office:value-type="string" calcext:value-type="string">
            <text:p>01567 296442</text:p>
          </table:table-cell>
          <table:table-cell table:formula="of:=COM.MICROSOFT.CONCAT([.B48];&quot;.&quot;;[.C48])" office:value-type="string" office:string-value="Amanda.Croft" calcext:value-type="string">
            <text:p>Amanda.Croft</text:p>
          </table:table-cell>
          <table:table-cell table:style-name="ce25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522848" calcext:value-type="float">
            <text:p>1000522848</text:p>
          </table:table-cell>
          <table:table-cell office:value-type="string" calcext:value-type="string">
            <text:p>Nigel</text:p>
          </table:table-cell>
          <table:table-cell office:value-type="string" calcext:value-type="string">
            <text:p>Crowder</text:p>
          </table:table-cell>
          <table:table-cell office:value-type="string" calcext:value-type="string">
            <text:p>3 North View #3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urmantofts and Richmond Hill 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S9 7JH</text:p>
          </table:table-cell>
          <table:table-cell office:value-type="string" calcext:value-type="string">
            <text:p>01607 269930</text:p>
          </table:table-cell>
          <table:table-cell table:formula="of:=COM.MICROSOFT.CONCAT([.B49];&quot;.&quot;;[.C49])" office:value-type="string" office:string-value="Nigel.Crowder" calcext:value-type="string">
            <text:p>Nigel.Crowder</text:p>
          </table:table-cell>
          <table:table-cell table:style-name="ce25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1" office:value-type="float" office:value="1000171158" calcext:value-type="float">
            <text:p>1000171158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Cully</text:p>
          </table:table-cell>
          <table:table-cell office:value-type="string" calcext:value-type="string">
            <text:p>135 Opi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oward Town Ward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K13 8BB</text:p>
          </table:table-cell>
          <table:table-cell office:value-type="string" calcext:value-type="string">
            <text:p>01386 981141</text:p>
          </table:table-cell>
          <table:table-cell table:formula="of:=COM.MICROSOFT.CONCAT([.B50];&quot;.&quot;;[.C50])" office:value-type="string" office:string-value="Susan.Cully" calcext:value-type="string">
            <text:p>Susan.Cully</text:p>
          </table:table-cell>
          <table:table-cell table:style-name="ce25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1" office:value-type="float" office:value="1000383825" calcext:value-type="float">
            <text:p>1000383825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Dalton</text:p>
          </table:table-cell>
          <table:table-cell office:value-type="string" calcext:value-type="string">
            <text:p>1 Aske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rnham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GU9 9AS</text:p>
          </table:table-cell>
          <table:table-cell office:value-type="string" calcext:value-type="string">
            <text:p>01260 641258</text:p>
          </table:table-cell>
          <table:table-cell table:formula="of:=COM.MICROSOFT.CONCAT([.B51];&quot;.&quot;;[.C51])" office:value-type="string" office:string-value="Gregory.Dalton" calcext:value-type="string">
            <text:p>Gregory.Dalton</text:p>
          </table:table-cell>
          <table:table-cell table:style-name="ce25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674499" calcext:value-type="float">
            <text:p>1000674499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Davison</text:p>
          </table:table-cell>
          <table:table-cell office:value-type="string" calcext:value-type="string">
            <text:p>4 Burna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eston West Ward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9 1AE</text:p>
          </table:table-cell>
          <table:table-cell office:value-type="string" calcext:value-type="string">
            <text:p>01543 198690</text:p>
          </table:table-cell>
          <table:table-cell table:formula="of:=COM.MICROSOFT.CONCAT([.B52];&quot;.&quot;;[.C52])" office:value-type="string" office:string-value="Peter.Davison" calcext:value-type="string">
            <text:p>Peter.Davison</text:p>
          </table:table-cell>
          <table:table-cell table:style-name="ce25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1" office:value-type="float" office:value="1000666704" calcext:value-type="float">
            <text:p>1000666704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95 Den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ollaton West Ward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8 2NB</text:p>
          </table:table-cell>
          <table:table-cell office:value-type="string" calcext:value-type="string">
            <text:p>01355 500797</text:p>
          </table:table-cell>
          <table:table-cell table:formula="of:=COM.MICROSOFT.CONCAT([.B53];&quot;.&quot;;[.C53])" office:value-type="string" office:string-value="Alan.Dean" calcext:value-type="string">
            <text:p>Alan.Dean</text:p>
          </table:table-cell>
          <table:table-cell table:style-name="ce25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1" office:value-type="float" office:value="1000899857" calcext:value-type="float">
            <text:p>1000899857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Dow</text:p>
          </table:table-cell>
          <table:table-cell office:value-type="string" calcext:value-type="string">
            <text:p>5 Chadwick St #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langeler Community</text:p>
          </table:table-cell>
          <table:table-cell office:value-type="string" calcext:value-type="string">
            <text:p>Ceredigion</text:p>
          </table:table-cell>
          <table:table-cell office:value-type="string" calcext:value-type="string">
            <text:p>SA44 5HF</text:p>
          </table:table-cell>
          <table:table-cell office:value-type="string" calcext:value-type="string">
            <text:p>01252 621329</text:p>
          </table:table-cell>
          <table:table-cell table:formula="of:=COM.MICROSOFT.CONCAT([.B54];&quot;.&quot;;[.C54])" office:value-type="string" office:string-value="Patricia.Dow" calcext:value-type="string">
            <text:p>Patricia.Dow</text:p>
          </table:table-cell>
          <table:table-cell table:style-name="ce25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</table:table-row>
        <table:table-row table:style-name="ro1">
          <table:table-cell table:style-name="ce31" office:value-type="float" office:value="1000367364" calcext:value-type="float">
            <text:p>1000367364</text:p>
          </table:table-cell>
          <table:table-cell office:value-type="string" calcext:value-type="string">
            <text:p>Debra</text:p>
          </table:table-cell>
          <table:table-cell office:value-type="string" calcext:value-type="string">
            <text:p>Earnshaw</text:p>
          </table:table-cell>
          <table:table-cell office:value-type="string" calcext:value-type="string">
            <text:p>67 Micawb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ckley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E14 6RQ</text:p>
          </table:table-cell>
          <table:table-cell office:value-type="string" calcext:value-type="string">
            <text:p>01712 135466</text:p>
          </table:table-cell>
          <table:table-cell table:formula="of:=COM.MICROSOFT.CONCAT([.B55];&quot;.&quot;;[.C55])" office:value-type="string" office:string-value="Debra.Earnshaw" calcext:value-type="string">
            <text:p>Debra.Earnshaw</text:p>
          </table:table-cell>
          <table:table-cell table:style-name="ce25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Appeal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1" office:value-type="float" office:value="1000682413" calcext:value-type="float">
            <text:p>1000682413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43 Williamson St #799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ads Ward</text:p>
          </table:table-cell>
          <table:table-cell office:value-type="string" calcext:value-type="string">
            <text:p>East Sussex</text:p>
          </table:table-cell>
          <table:table-cell office:value-type="string" calcext:value-type="string">
            <text:p>BN20 7HB</text:p>
          </table:table-cell>
          <table:table-cell office:value-type="string" calcext:value-type="string">
            <text:p>01469 300335</text:p>
          </table:table-cell>
          <table:table-cell table:formula="of:=COM.MICROSOFT.CONCAT([.B56];&quot;.&quot;;[.C56])" office:value-type="string" office:string-value="Steven.Edge" calcext:value-type="string">
            <text:p>Steven.Edge</text:p>
          </table:table-cell>
          <table:table-cell table:style-name="ce25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Appeal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766472" calcext:value-type="float">
            <text:p>1000766472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Ellison</text:p>
          </table:table-cell>
          <table:table-cell office:value-type="string" calcext:value-type="string">
            <text:p>5 How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xburn, Uphall and Winchburg</text:p>
          </table:table-cell>
          <table:table-cell office:value-type="string" calcext:value-type="string">
            <text:p>West Lothian</text:p>
          </table:table-cell>
          <table:table-cell office:value-type="string" calcext:value-type="string">
            <text:p>EH52 6NF</text:p>
          </table:table-cell>
          <table:table-cell office:value-type="string" calcext:value-type="string">
            <text:p>01428 343825</text:p>
          </table:table-cell>
          <table:table-cell table:formula="of:=COM.MICROSOFT.CONCAT([.B57];&quot;.&quot;;[.C57])" office:value-type="string" office:string-value="Paul.Ellison" calcext:value-type="string">
            <text:p>Paul.Ellison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Appeal</text:p>
          </table:table-cell>
          <table:table-cell office:value-type="string" calcext:value-type="string">
            <text:p>t01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727582" calcext:value-type="float">
            <text:p>100072758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7 Cheapside #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Ive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PL14 5PA</text:p>
          </table:table-cell>
          <table:table-cell office:value-type="string" calcext:value-type="string">
            <text:p>01770 129032</text:p>
          </table:table-cell>
          <table:table-cell table:formula="of:=COM.MICROSOFT.CONCAT([.B58];&quot;.&quot;;[.C58])" office:value-type="string" office:string-value="Luke.Fallon" calcext:value-type="string">
            <text:p>Luke.Fallon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Appeal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588304" calcext:value-type="float">
            <text:p>1000588304</text:p>
          </table:table-cell>
          <table:table-cell office:value-type="string" calcext:value-type="string">
            <text:p>Hazel</text:p>
          </table:table-cell>
          <table:table-cell office:value-type="string" calcext:value-type="string">
            <text:p>Fleming</text:p>
          </table:table-cell>
          <table:table-cell office:value-type="string" calcext:value-type="string">
            <text:p>85 Bridgewat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ard End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34 7BP</text:p>
          </table:table-cell>
          <table:table-cell office:value-type="string" calcext:value-type="string">
            <text:p>01689 253476</text:p>
          </table:table-cell>
          <table:table-cell table:formula="of:=COM.MICROSOFT.CONCAT([.B59];&quot;.&quot;;[.C59])" office:value-type="string" office:string-value="Hazel.Fleming" calcext:value-type="string">
            <text:p>Hazel.Fleming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305394" calcext:value-type="float">
            <text:p>1000305394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763 Parkfield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on Canes</text:p>
          </table:table-cell>
          <table:table-cell office:value-type="string" calcext:value-type="string">
            <text:p>Staffordshire</text:p>
          </table:table-cell>
          <table:table-cell office:value-type="string" calcext:value-type="string">
            <text:p>WS11 9RH</text:p>
          </table:table-cell>
          <table:table-cell office:value-type="string" calcext:value-type="string">
            <text:p>01823 383806</text:p>
          </table:table-cell>
          <table:table-cell table:formula="of:=COM.MICROSOFT.CONCAT([.B60];&quot;.&quot;;[.C60])" office:value-type="string" office:string-value="Elizabeth.Foster" calcext:value-type="string">
            <text:p>Elizabeth.Foster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998486" calcext:value-type="float">
            <text:p>1000998486</text:p>
          </table:table-cell>
          <table:table-cell office:value-type="string" calcext:value-type="string">
            <text:p>Kamma</text:p>
          </table:table-cell>
          <table:table-cell office:value-type="string" calcext:value-type="string">
            <text:p>Foulkes</text:p>
          </table:table-cell>
          <table:table-cell office:value-type="string" calcext:value-type="string">
            <text:p>662 Grove Park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ulwell Ward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6 8RG</text:p>
          </table:table-cell>
          <table:table-cell office:value-type="string" calcext:value-type="string">
            <text:p>01835 634521</text:p>
          </table:table-cell>
          <table:table-cell table:formula="of:=COM.MICROSOFT.CONCAT([.B61];&quot;.&quot;;[.C61])" office:value-type="string" office:string-value="Kamma.Foulkes" calcext:value-type="string">
            <text:p>Kamma.Foulkes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460643" calcext:value-type="float">
            <text:p>1000460643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Fowler</text:p>
          </table:table-cell>
          <table:table-cell office:value-type="string" calcext:value-type="string">
            <text:p>5410 Law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reorchy Community</text:p>
          </table:table-cell>
          <table:table-cell office:value-type="string" calcext:value-type="string">
            <text:p>Rhondda Cynon Taff</text:p>
          </table:table-cell>
          <table:table-cell office:value-type="string" calcext:value-type="string">
            <text:p>CF42 6PL</text:p>
          </table:table-cell>
          <table:table-cell office:value-type="string" calcext:value-type="string">
            <text:p>01383 647035</text:p>
          </table:table-cell>
          <table:table-cell table:formula="of:=COM.MICROSOFT.CONCAT([.B62];&quot;.&quot;;[.C62])" office:value-type="string" office:string-value="Christopher.Fowler" calcext:value-type="string">
            <text:p>Christopher.Fowler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Fail</text:p>
          </table:table-cell>
          <table:table-cell table:number-columns-repeated="5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359416" calcext:value-type="float">
            <text:p>1000359416</text:p>
          </table:table-cell>
          <table:table-cell office:value-type="string" calcext:value-type="string">
            <text:p>Ronnette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3 August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ybury and Sheerwater Ward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GU21 5QL</text:p>
          </table:table-cell>
          <table:table-cell office:value-type="string" calcext:value-type="string">
            <text:p>01670 813697</text:p>
          </table:table-cell>
          <table:table-cell table:formula="of:=COM.MICROSOFT.CONCAT([.B63];&quot;.&quot;;[.C63])" office:value-type="string" office:string-value="Ronnette.Francis" calcext:value-type="string">
            <text:p>Ronnette.Francis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1" office:value-type="float" office:value="1000148107" calcext:value-type="float">
            <text:p>1000148107</text:p>
          </table:table-cell>
          <table:table-cell office:value-type="string" calcext:value-type="string">
            <text:p>Colette</text:p>
          </table:table-cell>
          <table:table-cell office:value-type="string" calcext:value-type="string">
            <text:p>Franklin</text:p>
          </table:table-cell>
          <table:table-cell office:value-type="string" calcext:value-type="string">
            <text:p>476 Starki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gate Ward</text:p>
          </table:table-cell>
          <table:table-cell office:value-type="string" calcext:value-type="string">
            <text:p>Gloucestershire</text:p>
          </table:table-cell>
          <table:table-cell office:value-type="string" calcext:value-type="string">
            <text:p>GL1 1QW</text:p>
          </table:table-cell>
          <table:table-cell office:value-type="string" calcext:value-type="string">
            <text:p>01472 324699</text:p>
          </table:table-cell>
          <table:table-cell table:formula="of:=COM.MICROSOFT.CONCAT([.B64];&quot;.&quot;;[.C64])" office:value-type="string" office:string-value="Colette.Franklin" calcext:value-type="string">
            <text:p>Colette.Franklin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527740" calcext:value-type="float">
            <text:p>1000527740</text:p>
          </table:table-cell>
          <table:table-cell office:value-type="string" calcext:value-type="string">
            <text:p>Carol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6448 Tillar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nisbrough and Denaby Ward</text:p>
          </table:table-cell>
          <table:table-cell office:value-type="string" calcext:value-type="string">
            <text:p>South Yorkshire</text:p>
          </table:table-cell>
          <table:table-cell office:value-type="string" calcext:value-type="string">
            <text:p>DN12 4JF</text:p>
          </table:table-cell>
          <table:table-cell office:value-type="string" calcext:value-type="string">
            <text:p>01412 528394</text:p>
          </table:table-cell>
          <table:table-cell table:formula="of:=COM.MICROSOFT.CONCAT([.B65];&quot;.&quot;;[.C65])" office:value-type="string" office:string-value="Carol.Freeman" calcext:value-type="string">
            <text:p>Carol.Freeman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847623" calcext:value-type="float">
            <text:p>1000847623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Frost</text:p>
          </table:table-cell>
          <table:table-cell office:value-type="string" calcext:value-type="string">
            <text:p>3055 Creswic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bold and Brownsover Ward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21 1LN</text:p>
          </table:table-cell>
          <table:table-cell office:value-type="string" calcext:value-type="string">
            <text:p>01670 234959</text:p>
          </table:table-cell>
          <table:table-cell table:formula="of:=COM.MICROSOFT.CONCAT([.B66];&quot;.&quot;;[.C66])" office:value-type="string" office:string-value="Craig.Frost" calcext:value-type="string">
            <text:p>Craig.Frost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960930" calcext:value-type="float">
            <text:p>1000960930</text:p>
          </table:table-cell>
          <table:table-cell office:value-type="string" calcext:value-type="string">
            <text:p>Jon</text:p>
          </table:table-cell>
          <table:table-cell office:value-type="string" calcext:value-type="string">
            <text:p>Galloway</text:p>
          </table:table-cell>
          <table:table-cell office:value-type="string" calcext:value-type="string">
            <text:p>7 Jolliff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ddlewich</text:p>
          </table:table-cell>
          <table:table-cell office:value-type="string" calcext:value-type="string">
            <text:p>Cheshire</text:p>
          </table:table-cell>
          <table:table-cell office:value-type="string" calcext:value-type="string">
            <text:p>CW10 9GB</text:p>
          </table:table-cell>
          <table:table-cell office:value-type="string" calcext:value-type="string">
            <text:p>01947 566661</text:p>
          </table:table-cell>
          <table:table-cell table:formula="of:=COM.MICROSOFT.CONCAT([.B67];&quot;.&quot;;[.C67])" office:value-type="string" office:string-value="Jon.Galloway" calcext:value-type="string">
            <text:p>Jon.Galloway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153818" calcext:value-type="float">
            <text:p>1000153818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Goddard</text:p>
          </table:table-cell>
          <table:table-cell office:value-type="string" calcext:value-type="string">
            <text:p>1175 Greig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Marys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25 0ZN</text:p>
          </table:table-cell>
          <table:table-cell office:value-type="string" calcext:value-type="string">
            <text:p>01532 497454</text:p>
          </table:table-cell>
          <table:table-cell table:formula="of:=COM.MICROSOFT.CONCAT([.B68];&quot;.&quot;;[.C68])" office:value-type="string" office:string-value="Jennifer.Goddard" calcext:value-type="string">
            <text:p>Jennifer.Goddard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478190" calcext:value-type="float">
            <text:p>1000478190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636 Portland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sham Ward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TS1 4RG</text:p>
          </table:table-cell>
          <table:table-cell office:value-type="string" calcext:value-type="string">
            <text:p>01743 977277</text:p>
          </table:table-cell>
          <table:table-cell table:formula="of:=COM.MICROSOFT.CONCAT([.B69];&quot;.&quot;;[.C69])" office:value-type="string" office:string-value="Ian.Good" calcext:value-type="string">
            <text:p>Ian.Good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472265" calcext:value-type="float">
            <text:p>1000472265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Goodwin</text:p>
          </table:table-cell>
          <table:table-cell office:value-type="string" calcext:value-type="string">
            <text:p>41 Benedic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dborough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IG2 7QG</text:p>
          </table:table-cell>
          <table:table-cell office:value-type="string" calcext:value-type="string">
            <text:p>01599 245408</text:p>
          </table:table-cell>
          <table:table-cell table:formula="of:=COM.MICROSOFT.CONCAT([.B70];&quot;.&quot;;[.C70])" office:value-type="string" office:string-value="Andrew.Goodwin" calcext:value-type="string">
            <text:p>Andrew.Goodwin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325347" calcext:value-type="float">
            <text:p>1000325347</text:p>
          </table:table-cell>
          <table:table-cell office:value-type="string" calcext:value-type="string">
            <text:p>Jodie</text:p>
          </table:table-cell>
          <table:table-cell office:value-type="string" calcext:value-type="string">
            <text:p>Gratton</text:p>
          </table:table-cell>
          <table:table-cell office:value-type="string" calcext:value-type="string">
            <text:p>62 Margare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yal Hospital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W3 4ND</text:p>
          </table:table-cell>
          <table:table-cell office:value-type="string" calcext:value-type="string">
            <text:p>01345 400452</text:p>
          </table:table-cell>
          <table:table-cell table:formula="of:=COM.MICROSOFT.CONCAT([.B71];&quot;.&quot;;[.C71])" office:value-type="string" office:string-value="Jodie.Gratton" calcext:value-type="string">
            <text:p>Jodie.Gratton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880229" calcext:value-type="float">
            <text:p>1000880229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Grayson</text:p>
          </table:table-cell>
          <table:table-cell office:value-type="string" calcext:value-type="string">
            <text:p>5152 Sophia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oodstock Ward</text:p>
          </table:table-cell>
          <table:table-cell office:value-type="string" calcext:value-type="string">
            <text:p>South Gloucestershire</text:p>
          </table:table-cell>
          <table:table-cell office:value-type="string" calcext:value-type="string">
            <text:p>BS15 8DS</text:p>
          </table:table-cell>
          <table:table-cell office:value-type="string" calcext:value-type="string">
            <text:p>01655 519837</text:p>
          </table:table-cell>
          <table:table-cell table:formula="of:=COM.MICROSOFT.CONCAT([.B72];&quot;.&quot;;[.C72])" office:value-type="string" office:string-value="Diane.Grayson" calcext:value-type="string">
            <text:p>Diane.Grayson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791056" calcext:value-type="float">
            <text:p>1000791056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 Back Canning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unblane and Bridge of Allan W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FK9 4LD</text:p>
          </table:table-cell>
          <table:table-cell office:value-type="string" calcext:value-type="string">
            <text:p>01837 530939</text:p>
          </table:table-cell>
          <table:table-cell table:formula="of:=COM.MICROSOFT.CONCAT([.B73];&quot;.&quot;;[.C73])" office:value-type="string" office:string-value="Jenny.Green" calcext:value-type="string">
            <text:p>Jenny.Green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</table:table-row>
        <table:table-row table:style-name="ro1">
          <table:table-cell table:style-name="ce31" office:value-type="float" office:value="1000877284" calcext:value-type="float">
            <text:p>1000877284</text:p>
          </table:table-cell>
          <table:table-cell office:value-type="string" calcext:value-type="string">
            <text:p>Nicola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9 Gradwe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empshott Ward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RG22 5HA</text:p>
          </table:table-cell>
          <table:table-cell office:value-type="string" calcext:value-type="string">
            <text:p>01262 808399</text:p>
          </table:table-cell>
          <table:table-cell table:formula="of:=COM.MICROSOFT.CONCAT([.B74];&quot;.&quot;;[.C74])" office:value-type="string" office:string-value="Nicola.Green" calcext:value-type="string">
            <text:p>Nicola.Green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449255" calcext:value-type="float">
            <text:p>1000449255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9205 Upper Hi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ity and Hunslet Ward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S1 5QE</text:p>
          </table:table-cell>
          <table:table-cell office:value-type="string" calcext:value-type="string">
            <text:p>01350 332706</text:p>
          </table:table-cell>
          <table:table-cell table:formula="of:=COM.MICROSOFT.CONCAT([.B75];&quot;.&quot;;[.C75])" office:value-type="string" office:string-value="Nick.Grey" calcext:value-type="string">
            <text:p>Nick.Grey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871378" calcext:value-type="float">
            <text:p>1000871378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Groves</text:p>
          </table:table-cell>
          <table:table-cell office:value-type="string" calcext:value-type="string">
            <text:p>9 Horatio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uckinge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N26 2PN</text:p>
          </table:table-cell>
          <table:table-cell office:value-type="string" calcext:value-type="string">
            <text:p>01686 306597</text:p>
          </table:table-cell>
          <table:table-cell table:formula="of:=COM.MICROSOFT.CONCAT([.B76];&quot;.&quot;;[.C76])" office:value-type="string" office:string-value="Kate.Groves" calcext:value-type="string">
            <text:p>Kate.Groves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1" office:value-type="float" office:value="1000168123" calcext:value-type="float">
            <text:p>1000168123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61 Miriam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bbey Road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NW8 9BD</text:p>
          </table:table-cell>
          <table:table-cell office:value-type="string" calcext:value-type="string">
            <text:p>01537 356648</text:p>
          </table:table-cell>
          <table:table-cell table:formula="of:=COM.MICROSOFT.CONCAT([.B77];&quot;.&quot;;[.C77])" office:value-type="string" office:string-value="Mark.Hamilton" calcext:value-type="string">
            <text:p>Mark.Hamilton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760524" calcext:value-type="float">
            <text:p>1000760524</text:p>
          </table:table-cell>
          <table:table-cell office:value-type="string" calcext:value-type="string">
            <text:p>Rosemary</text:p>
          </table:table-cell>
          <table:table-cell office:value-type="string" calcext:value-type="string">
            <text:p>Hancock</text:p>
          </table:table-cell>
          <table:table-cell office:value-type="string" calcext:value-type="string">
            <text:p>67 Pulfor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ittlewell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SS2 6NL</text:p>
          </table:table-cell>
          <table:table-cell office:value-type="string" calcext:value-type="string">
            <text:p>01388 416867</text:p>
          </table:table-cell>
          <table:table-cell table:formula="of:=COM.MICROSOFT.CONCAT([.B78];&quot;.&quot;;[.C78])" office:value-type="string" office:string-value="Rosemary.Hancock" calcext:value-type="string">
            <text:p>Rosemary.Hancock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535151" calcext:value-type="float">
            <text:p>1000535151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Harman</text:p>
          </table:table-cell>
          <table:table-cell office:value-type="string" calcext:value-type="string">
            <text:p>821 Pembroke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rkby Stephen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CA17 4RZ</text:p>
          </table:table-cell>
          <table:table-cell office:value-type="string" calcext:value-type="string">
            <text:p>01589 654152</text:p>
          </table:table-cell>
          <table:table-cell table:formula="of:=COM.MICROSOFT.CONCAT([.B79];&quot;.&quot;;[.C79])" office:value-type="string" office:string-value="Kate.Harman" calcext:value-type="string">
            <text:p>Kate.Harman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il</text:p>
          </table:table-cell>
          <table:table-cell table:number-columns-repeated="5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952741" calcext:value-type="float">
            <text:p>1000952741</text:p>
          </table:table-cell>
          <table:table-cell office:value-type="string" calcext:value-type="string">
            <text:p>Wendy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3 Ald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aton Park Ward</text:p>
          </table:table-cell>
          <table:table-cell office:value-type="string" calcext:value-type="string">
            <text:p>Stoke-on-Trent</text:p>
          </table:table-cell>
          <table:table-cell office:value-type="string" calcext:value-type="string">
            <text:p>ST2 9AW</text:p>
          </table:table-cell>
          <table:table-cell office:value-type="string" calcext:value-type="string">
            <text:p>01780 704167</text:p>
          </table:table-cell>
          <table:table-cell table:formula="of:=COM.MICROSOFT.CONCAT([.B80];&quot;.&quot;;[.C80])" office:value-type="string" office:string-value="Wendy.Harris" calcext:value-type="string">
            <text:p>Wendy.Harris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Fail</text:p>
          </table:table-cell>
          <table:table-cell table:number-columns-repeated="5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718183" calcext:value-type="float">
            <text:p>1000718183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Hay</text:p>
          </table:table-cell>
          <table:table-cell office:value-type="string" calcext:value-type="string">
            <text:p>80 Morecamb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ishop Auckland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L14 6NG</text:p>
          </table:table-cell>
          <table:table-cell office:value-type="string" calcext:value-type="string">
            <text:p>01355 192668</text:p>
          </table:table-cell>
          <table:table-cell table:formula="of:=COM.MICROSOFT.CONCAT([.B81];&quot;.&quot;;[.C81])" office:value-type="string" office:string-value="Steven.Hay" calcext:value-type="string">
            <text:p>Steven.Hay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411972" calcext:value-type="float">
            <text:p>1000411972</text:p>
          </table:table-cell>
          <table:table-cell office:value-type="string" calcext:value-type="string">
            <text:p>Phyllis</text:p>
          </table:table-cell>
          <table:table-cell office:value-type="string" calcext:value-type="string">
            <text:p>Heath</text:p>
          </table:table-cell>
          <table:table-cell office:value-type="string" calcext:value-type="string">
            <text:p>7866 Renshaw St #28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lmouth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11 4QQ</text:p>
          </table:table-cell>
          <table:table-cell office:value-type="string" calcext:value-type="string">
            <text:p>01823 526645</text:p>
          </table:table-cell>
          <table:table-cell table:formula="of:=COM.MICROSOFT.CONCAT([.B82];&quot;.&quot;;[.C82])" office:value-type="string" office:string-value="Phyllis.Heath" calcext:value-type="string">
            <text:p>Phyllis.Heath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485203" calcext:value-type="float">
            <text:p>1000485203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658 Lak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lmesbury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SN16 0XZ</text:p>
          </table:table-cell>
          <table:table-cell office:value-type="string" calcext:value-type="string">
            <text:p>01777 469402</text:p>
          </table:table-cell>
          <table:table-cell table:formula="of:=COM.MICROSOFT.CONCAT([.B83];&quot;.&quot;;[.C83])" office:value-type="string" office:string-value="Stephanie.Hill" calcext:value-type="string">
            <text:p>Stephanie.Hill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141624" calcext:value-type="float">
            <text:p>1000141624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5382 Redfer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 End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W1J 0QH</text:p>
          </table:table-cell>
          <table:table-cell office:value-type="string" calcext:value-type="string">
            <text:p>01961 642757</text:p>
          </table:table-cell>
          <table:table-cell table:formula="of:=COM.MICROSOFT.CONCAT([.B84];&quot;.&quot;;[.C84])" office:value-type="string" office:string-value="Jennifer.Hill" calcext:value-type="string">
            <text:p>Jennifer.Hill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406503" calcext:value-type="float">
            <text:p>1000406503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Hobbs</text:p>
          </table:table-cell>
          <table:table-cell office:value-type="string" calcext:value-type="string">
            <text:p>45 Bidder St #3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wn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EN1 3HT</text:p>
          </table:table-cell>
          <table:table-cell office:value-type="string" calcext:value-type="string">
            <text:p>01367 136951</text:p>
          </table:table-cell>
          <table:table-cell table:formula="of:=COM.MICROSOFT.CONCAT([.B85];&quot;.&quot;;[.C85])" office:value-type="string" office:string-value="Charlotte.Hobbs" calcext:value-type="string">
            <text:p>Charlotte.Hobbs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125449" calcext:value-type="float">
            <text:p>1000125449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Hodgson</text:p>
          </table:table-cell>
          <table:table-cell office:value-type="string" calcext:value-type="string">
            <text:p>6766 Britton St #3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ompton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BL1 3EX</text:p>
          </table:table-cell>
          <table:table-cell office:value-type="string" calcext:value-type="string">
            <text:p>01912 749219</text:p>
          </table:table-cell>
          <table:table-cell table:formula="of:=COM.MICROSOFT.CONCAT([.B86];&quot;.&quot;;[.C86])" office:value-type="string" office:string-value="Elizabeth.Hodgson" calcext:value-type="string">
            <text:p>Elizabeth.Hodgson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966484" calcext:value-type="float">
            <text:p>1000966484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Holder</text:p>
          </table:table-cell>
          <table:table-cell office:value-type="string" calcext:value-type="string">
            <text:p>7 Lear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oud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GU32 3PQ</text:p>
          </table:table-cell>
          <table:table-cell office:value-type="string" calcext:value-type="string">
            <text:p>01779 720349</text:p>
          </table:table-cell>
          <table:table-cell table:formula="of:=COM.MICROSOFT.CONCAT([.B87];&quot;.&quot;;[.C87])" office:value-type="string" office:string-value="Allison.Holder" calcext:value-type="string">
            <text:p>Allison.Holder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667711" calcext:value-type="float">
            <text:p>100066771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Holmes</text:p>
          </table:table-cell>
          <table:table-cell office:value-type="string" calcext:value-type="string">
            <text:p>2577 Toxteth St #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verton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BB6 7UN</text:p>
          </table:table-cell>
          <table:table-cell office:value-type="string" calcext:value-type="string">
            <text:p>01527 579687</text:p>
          </table:table-cell>
          <table:table-cell table:formula="of:=COM.MICROSOFT.CONCAT([.B88];&quot;.&quot;;[.C88])" office:value-type="string" office:string-value="Steven.Holmes" calcext:value-type="string">
            <text:p>Steven.Holmes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479669" calcext:value-type="float">
            <text:p>1000479669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Hopkins</text:p>
          </table:table-cell>
          <table:table-cell office:value-type="string" calcext:value-type="string">
            <text:p>761 Cockerell St #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dway Ward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DE11 0HE</text:p>
          </table:table-cell>
          <table:table-cell office:value-type="string" calcext:value-type="string">
            <text:p>01927 790069</text:p>
          </table:table-cell>
          <table:table-cell table:formula="of:=COM.MICROSOFT.CONCAT([.B89];&quot;.&quot;;[.C89])" office:value-type="string" office:string-value="Joy.Hopkins" calcext:value-type="string">
            <text:p>Joy.Hopkins</text:p>
          </table:table-cell>
          <table:table-cell table:style-name="ce25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756714" calcext:value-type="float">
            <text:p>1000756714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Horner</text:p>
          </table:table-cell>
          <table:table-cell office:value-type="string" calcext:value-type="string">
            <text:p>9 Cypres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shington East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38 9AQ</text:p>
          </table:table-cell>
          <table:table-cell office:value-type="string" calcext:value-type="string">
            <text:p>01753 784273</text:p>
          </table:table-cell>
          <table:table-cell table:formula="of:=COM.MICROSOFT.CONCAT([.B90];&quot;.&quot;;[.C90])" office:value-type="string" office:string-value="Derek.Horner" calcext:value-type="string">
            <text:p>Derek.Horner</text:p>
          </table:table-cell>
          <table:table-cell table:style-name="ce25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255128" calcext:value-type="float">
            <text:p>1000255128</text:p>
          </table:table-cell>
          <table:table-cell office:value-type="string" calcext:value-type="string">
            <text:p>Johanna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6 Romill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lkergate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6 4YH</text:p>
          </table:table-cell>
          <table:table-cell office:value-type="string" calcext:value-type="string">
            <text:p>01312 233253</text:p>
          </table:table-cell>
          <table:table-cell table:formula="of:=COM.MICROSOFT.CONCAT([.B91];&quot;.&quot;;[.C91])" office:value-type="string" office:string-value="Johanna.Hugo" calcext:value-type="string">
            <text:p>Johanna.Hugo</text:p>
          </table:table-cell>
          <table:table-cell table:style-name="ce25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581347" calcext:value-type="float">
            <text:p>1000581347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Hutchinson</text:p>
          </table:table-cell>
          <table:table-cell office:value-type="string" calcext:value-type="string">
            <text:p>51 St Anne St #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atfield Mortimer</text:p>
          </table:table-cell>
          <table:table-cell office:value-type="string" calcext:value-type="string">
            <text:p>Berkshire</text:p>
          </table:table-cell>
          <table:table-cell office:value-type="string" calcext:value-type="string">
            <text:p>RG7 3RA</text:p>
          </table:table-cell>
          <table:table-cell office:value-type="string" calcext:value-type="string">
            <text:p>01241 273991</text:p>
          </table:table-cell>
          <table:table-cell table:formula="of:=COM.MICROSOFT.CONCAT([.B92];&quot;.&quot;;[.C92])" office:value-type="string" office:string-value="Gary.Hutchinson" calcext:value-type="string">
            <text:p>Gary.Hutchinson</text:p>
          </table:table-cell>
          <table:table-cell table:style-name="ce25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649197" calcext:value-type="float">
            <text:p>1000649197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Jarvis</text:p>
          </table:table-cell>
          <table:table-cell office:value-type="string" calcext:value-type="string">
            <text:p>823 Idri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lston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16 5LG</text:p>
          </table:table-cell>
          <table:table-cell office:value-type="string" calcext:value-type="string">
            <text:p>01898 134749</text:p>
          </table:table-cell>
          <table:table-cell table:formula="of:=COM.MICROSOFT.CONCAT([.B93];&quot;.&quot;;[.C93])" office:value-type="string" office:string-value="Christopher.Jarvis" calcext:value-type="string">
            <text:p>Christopher.Jarvis</text:p>
          </table:table-cell>
          <table:table-cell table:style-name="ce25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536481" calcext:value-type="float">
            <text:p>1000536481</text:p>
          </table:table-cell>
          <table:table-cell office:value-type="string" calcext:value-type="string">
            <text:p>Penelope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8764 Nickleby St #87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ovan Ward</text:p>
          </table:table-cell>
          <table:table-cell office:value-type="string" calcext:value-type="string">
            <text:p>Glasgow City</text:p>
          </table:table-cell>
          <table:table-cell office:value-type="string" calcext:value-type="string">
            <text:p>G51 1BQ</text:p>
          </table:table-cell>
          <table:table-cell office:value-type="string" calcext:value-type="string">
            <text:p>01478 110943</text:p>
          </table:table-cell>
          <table:table-cell table:formula="of:=COM.MICROSOFT.CONCAT([.B94];&quot;.&quot;;[.C94])" office:value-type="string" office:string-value="Penelope.Jones" calcext:value-type="string">
            <text:p>Penelope.Jones</text:p>
          </table:table-cell>
          <table:table-cell table:style-name="ce25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1" office:value-type="float" office:value="1000435846" calcext:value-type="float">
            <text:p>1000435846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Kearney</text:p>
          </table:table-cell>
          <table:table-cell office:value-type="string" calcext:value-type="string">
            <text:p>5344 Bengel St #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llwall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E14 5DR</text:p>
          </table:table-cell>
          <table:table-cell office:value-type="string" calcext:value-type="string">
            <text:p>01402 733903</text:p>
          </table:table-cell>
          <table:table-cell table:formula="of:=COM.MICROSOFT.CONCAT([.B95];&quot;.&quot;;[.C95])" office:value-type="string" office:string-value="Maria.Kearney" calcext:value-type="string">
            <text:p>Maria.Kearney</text:p>
          </table:table-cell>
          <table:table-cell table:style-name="ce25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213660" calcext:value-type="float">
            <text:p>1000213660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8880 Great Howard St #775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fton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L29 7WD</text:p>
          </table:table-cell>
          <table:table-cell office:value-type="string" calcext:value-type="string">
            <text:p>01358 446391</text:p>
          </table:table-cell>
          <table:table-cell table:formula="of:=COM.MICROSOFT.CONCAT([.B96];&quot;.&quot;;[.C96])" office:value-type="string" office:string-value="Mary.Kelly" calcext:value-type="string">
            <text:p>Mary.Kelly</text:p>
          </table:table-cell>
          <table:table-cell table:style-name="ce25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1" office:value-type="float" office:value="1000834960" calcext:value-type="float">
            <text:p>1000834960</text:p>
          </table:table-cell>
          <table:table-cell office:value-type="string" calcext:value-type="string">
            <text:p>Kaleem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9 Oakleig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ncing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BN15 9BN</text:p>
          </table:table-cell>
          <table:table-cell office:value-type="string" calcext:value-type="string">
            <text:p>01448 211489</text:p>
          </table:table-cell>
          <table:table-cell table:formula="of:=COM.MICROSOFT.CONCAT([.B97];&quot;.&quot;;[.C97])" office:value-type="string" office:string-value="Kaleem.Khan" calcext:value-type="string">
            <text:p>Kaleem.Khan</text:p>
          </table:table-cell>
          <table:table-cell table:style-name="ce25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695228" calcext:value-type="float">
            <text:p>1000695228</text:p>
          </table:table-cell>
          <table:table-cell office:value-type="string" calcext:value-type="string">
            <text:p>Shakiel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83 Denbigh St Boot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Gluvias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3 7AZ</text:p>
          </table:table-cell>
          <table:table-cell office:value-type="string" calcext:value-type="string">
            <text:p>01462 474800</text:p>
          </table:table-cell>
          <table:table-cell table:formula="of:=COM.MICROSOFT.CONCAT([.B98];&quot;.&quot;;[.C98])" office:value-type="string" office:string-value="Shakiel.Khan" calcext:value-type="string">
            <text:p>Shakiel.Khan</text:p>
          </table:table-cell>
          <table:table-cell table:style-name="ce25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413473" calcext:value-type="float">
            <text:p>1000413473</text:p>
          </table:table-cell>
          <table:table-cell office:value-type="string" calcext:value-type="string">
            <text:p>Zaibunisa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30 Augh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ilton</text:p>
          </table:table-cell>
          <table:table-cell office:value-type="string" calcext:value-type="string">
            <text:p>Aberdeenshire</text:p>
          </table:table-cell>
          <table:table-cell office:value-type="string" calcext:value-type="string">
            <text:p>AB24 2RR</text:p>
          </table:table-cell>
          <table:table-cell office:value-type="string" calcext:value-type="string">
            <text:p>01240 600327</text:p>
          </table:table-cell>
          <table:table-cell table:formula="of:=COM.MICROSOFT.CONCAT([.B99];&quot;.&quot;;[.C99])" office:value-type="string" office:string-value="Zaibunisa.Khan" calcext:value-type="string">
            <text:p>Zaibunisa.Khan</text:p>
          </table:table-cell>
          <table:table-cell table:style-name="ce25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240152" calcext:value-type="float">
            <text:p>1000240152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260 Sax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oklands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33 4BP</text:p>
          </table:table-cell>
          <table:table-cell office:value-type="string" calcext:value-type="string">
            <text:p>01537 525550</text:p>
          </table:table-cell>
          <table:table-cell table:formula="of:=COM.MICROSOFT.CONCAT([.B100];&quot;.&quot;;[.C100])" office:value-type="string" office:string-value="Susan.Kitchen" calcext:value-type="string">
            <text:p>Susan.Kitchen</text:p>
          </table:table-cell>
          <table:table-cell table:style-name="ce25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674778" calcext:value-type="float">
            <text:p>1000674778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Knowles</text:p>
          </table:table-cell>
          <table:table-cell office:value-type="string" calcext:value-type="string">
            <text:p>3 Pyrami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ccleston Ward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WA10 3BW</text:p>
          </table:table-cell>
          <table:table-cell office:value-type="string" calcext:value-type="string">
            <text:p>01546 942059</text:p>
          </table:table-cell>
          <table:table-cell table:formula="of:=COM.MICROSOFT.CONCAT([.B101];&quot;.&quot;;[.C101])" office:value-type="string" office:string-value="Kate.Knowles" calcext:value-type="string">
            <text:p>Kate.Knowles</text:p>
          </table:table-cell>
          <table:table-cell table:style-name="ce25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554108" calcext:value-type="float">
            <text:p>1000554108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37 Langham St #94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Georges Hill Ward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KT13 0AZ</text:p>
          </table:table-cell>
          <table:table-cell office:value-type="string" calcext:value-type="string">
            <text:p>01704 508066</text:p>
          </table:table-cell>
          <table:table-cell table:formula="of:=COM.MICROSOFT.CONCAT([.B102];&quot;.&quot;;[.C102])" office:value-type="string" office:string-value="Gary.Lever" calcext:value-type="string">
            <text:p>Gary.Lever</text:p>
          </table:table-cell>
          <table:table-cell table:style-name="ce25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670594" calcext:value-type="float">
            <text:p>100067059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94 Villar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uncells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EX23 9LG</text:p>
          </table:table-cell>
          <table:table-cell office:value-type="string" calcext:value-type="string">
            <text:p>01560 328739</text:p>
          </table:table-cell>
          <table:table-cell table:formula="of:=COM.MICROSOFT.CONCAT([.B103];&quot;.&quot;;[.C103])" office:value-type="string" office:string-value="David.Lewis" calcext:value-type="string">
            <text:p>David.Lewis</text:p>
          </table:table-cell>
          <table:table-cell table:style-name="ce25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</table:table-row>
        <table:table-row table:style-name="ro1">
          <table:table-cell table:style-name="ce31" office:value-type="float" office:value="1000654871" calcext:value-type="float">
            <text:p>1000654871</text:p>
          </table:table-cell>
          <table:table-cell office:value-type="string" calcext:value-type="string">
            <text:p>Gaye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73 Hawksto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nfrew South &amp; Gallowhill War</text:p>
          </table:table-cell>
          <table:table-cell office:value-type="string" calcext:value-type="string">
            <text:p>Dunbartonshire</text:p>
          </table:table-cell>
          <table:table-cell office:value-type="string" calcext:value-type="string">
            <text:p>G52 4YG</text:p>
          </table:table-cell>
          <table:table-cell office:value-type="string" calcext:value-type="string">
            <text:p>01860 191930</text:p>
          </table:table-cell>
          <table:table-cell table:formula="of:=COM.MICROSOFT.CONCAT([.B104];&quot;.&quot;;[.C104])" office:value-type="string" office:string-value="Gaye.Lord" calcext:value-type="string">
            <text:p>Gaye.Lord</text:p>
          </table:table-cell>
          <table:table-cell table:style-name="ce25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412260" calcext:value-type="float">
            <text:p>1000412260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Lovett</text:p>
          </table:table-cell>
          <table:table-cell office:value-type="string" calcext:value-type="string">
            <text:p>123 Sussex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stley Bridge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BL1 6PY</text:p>
          </table:table-cell>
          <table:table-cell office:value-type="string" calcext:value-type="string">
            <text:p>01457 837447</text:p>
          </table:table-cell>
          <table:table-cell table:formula="of:=COM.MICROSOFT.CONCAT([.B105];&quot;.&quot;;[.C105])" office:value-type="string" office:string-value="Brett.Lovett" calcext:value-type="string">
            <text:p>Brett.Lovett</text:p>
          </table:table-cell>
          <table:table-cell table:style-name="ce25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949786" calcext:value-type="float">
            <text:p>10009497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Lynch</text:p>
          </table:table-cell>
          <table:table-cell office:value-type="string" calcext:value-type="string">
            <text:p>484 Barr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iney Row Ward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H4 7RG</text:p>
          </table:table-cell>
          <table:table-cell office:value-type="string" calcext:value-type="string">
            <text:p>01931 620849</text:p>
          </table:table-cell>
          <table:table-cell table:formula="of:=COM.MICROSOFT.CONCAT([.B106];&quot;.&quot;;[.C106])" office:value-type="string" office:string-value="John.Lynch" calcext:value-type="string">
            <text:p>John.Lynch</text:p>
          </table:table-cell>
          <table:table-cell table:style-name="ce25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1" office:value-type="float" office:value="1000418796" calcext:value-type="float">
            <text:p>1000418796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Malone</text:p>
          </table:table-cell>
          <table:table-cell office:value-type="string" calcext:value-type="string">
            <text:p>7033 Micawb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intree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NR20 5NQ</text:p>
          </table:table-cell>
          <table:table-cell office:value-type="string" calcext:value-type="string">
            <text:p>01337 695353</text:p>
          </table:table-cell>
          <table:table-cell table:formula="of:=COM.MICROSOFT.CONCAT([.B107];&quot;.&quot;;[.C107])" office:value-type="string" office:string-value="Peter.Malone" calcext:value-type="string">
            <text:p>Peter.Malone</text:p>
          </table:table-cell>
          <table:table-cell table:style-name="ce25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117121" calcext:value-type="float">
            <text:p>1000117121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33 Vipo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oodhall Farm Ward</text:p>
          </table:table-cell>
          <table:table-cell office:value-type="string" calcext:value-type="string">
            <text:p>Hertfordshire</text:p>
          </table:table-cell>
          <table:table-cell office:value-type="string" calcext:value-type="string">
            <text:p>HP2 7JP</text:p>
          </table:table-cell>
          <table:table-cell office:value-type="string" calcext:value-type="string">
            <text:p>01413 348876</text:p>
          </table:table-cell>
          <table:table-cell table:formula="of:=COM.MICROSOFT.CONCAT([.B108];&quot;.&quot;;[.C108])" office:value-type="string" office:string-value="Trevor.Mansfield" calcext:value-type="string">
            <text:p>Trevor.Mansfield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730757" calcext:value-type="float">
            <text:p>1000730757</text:p>
          </table:table-cell>
          <table:table-cell office:value-type="string" calcext:value-type="string">
            <text:p>Annabel</text:p>
          </table:table-cell>
          <table:table-cell office:value-type="string" calcext:value-type="string">
            <text:p>Marsh</text:p>
          </table:table-cell>
          <table:table-cell office:value-type="string" calcext:value-type="string">
            <text:p>85 Hero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anhope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L13 2TZ</text:p>
          </table:table-cell>
          <table:table-cell office:value-type="string" calcext:value-type="string">
            <text:p>01632 887825</text:p>
          </table:table-cell>
          <table:table-cell table:formula="of:=COM.MICROSOFT.CONCAT([.B109];&quot;.&quot;;[.C109])" office:value-type="string" office:string-value="Annabel.Marsh" calcext:value-type="string">
            <text:p>Annabel.Marsh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377086" calcext:value-type="float">
            <text:p>1000377086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77 Reading St #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h Tawton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EX20 2TR</text:p>
          </table:table-cell>
          <table:table-cell office:value-type="string" calcext:value-type="string">
            <text:p>01235 173362</text:p>
          </table:table-cell>
          <table:table-cell table:formula="of:=COM.MICROSOFT.CONCAT([.B110];&quot;.&quot;;[.C110])" office:value-type="string" office:string-value="Catherine.Marshall" calcext:value-type="string">
            <text:p>Catherine.Marshall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705685" calcext:value-type="float">
            <text:p>1000705685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Matthews</text:p>
          </table:table-cell>
          <table:table-cell office:value-type="string" calcext:value-type="string">
            <text:p>274 Altcar Av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tterick</text:p>
          </table:table-cell>
          <table:table-cell office:value-type="string" calcext:value-type="string">
            <text:p>North Yorkshire</text:p>
          </table:table-cell>
          <table:table-cell office:value-type="string" calcext:value-type="string">
            <text:p>DL10 7NU</text:p>
          </table:table-cell>
          <table:table-cell office:value-type="string" calcext:value-type="string">
            <text:p>01555 550015</text:p>
          </table:table-cell>
          <table:table-cell table:formula="of:=COM.MICROSOFT.CONCAT([.B111];&quot;.&quot;;[.C111])" office:value-type="string" office:string-value="Emma.Matthews" calcext:value-type="string">
            <text:p>Emma.Matthews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1" office:value-type="float" office:value="1000275999" calcext:value-type="float">
            <text:p>1000275999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Mayers</text:p>
          </table:table-cell>
          <table:table-cell office:value-type="string" calcext:value-type="string">
            <text:p>38 Avondale Rd #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lmersdon</text:p>
          </table:table-cell>
          <table:table-cell office:value-type="string" calcext:value-type="string">
            <text:p>Somerset</text:p>
          </table:table-cell>
          <table:table-cell office:value-type="string" calcext:value-type="string">
            <text:p>BA3 5SJ</text:p>
          </table:table-cell>
          <table:table-cell office:value-type="string" calcext:value-type="string">
            <text:p>01756 678490</text:p>
          </table:table-cell>
          <table:table-cell table:formula="of:=COM.MICROSOFT.CONCAT([.B112];&quot;.&quot;;[.C112])" office:value-type="string" office:string-value="Joyce.Mayers" calcext:value-type="string">
            <text:p>Joyce.Mayers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532103" calcext:value-type="float">
            <text:p>1000532103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McCormick</text:p>
          </table:table-cell>
          <table:table-cell office:value-type="string" calcext:value-type="string">
            <text:p>4679 Curz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entral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BB5 0SJ</text:p>
          </table:table-cell>
          <table:table-cell office:value-type="string" calcext:value-type="string">
            <text:p>01354 864473</text:p>
          </table:table-cell>
          <table:table-cell table:formula="of:=COM.MICROSOFT.CONCAT([.B113];&quot;.&quot;;[.C113])" office:value-type="string" office:string-value="Joyce.McCormick" calcext:value-type="string">
            <text:p>Joyce.McCormick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503544" calcext:value-type="float">
            <text:p>1000503544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13 Nelso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ilwood Ward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BS4 1HT</text:p>
          </table:table-cell>
          <table:table-cell office:value-type="string" calcext:value-type="string">
            <text:p>01676 780022</text:p>
          </table:table-cell>
          <table:table-cell table:formula="of:=COM.MICROSOFT.CONCAT([.B114];&quot;.&quot;;[.C114])" office:value-type="string" office:string-value="James.McDonald" calcext:value-type="string">
            <text:p>James.McDonald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1" office:value-type="float" office:value="1000762690" calcext:value-type="float">
            <text:p>1000762690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McDowell</text:p>
          </table:table-cell>
          <table:table-cell office:value-type="string" calcext:value-type="string">
            <text:p>2546 Hunt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entral Buchan Ward</text:p>
          </table:table-cell>
          <table:table-cell office:value-type="string" calcext:value-type="string">
            <text:p>Aberdeenshire</text:p>
          </table:table-cell>
          <table:table-cell office:value-type="string" calcext:value-type="string">
            <text:p>AB53 6YD</text:p>
          </table:table-cell>
          <table:table-cell office:value-type="string" calcext:value-type="string">
            <text:p>01712 978062</text:p>
          </table:table-cell>
          <table:table-cell table:formula="of:=COM.MICROSOFT.CONCAT([.B115];&quot;.&quot;;[.C115])" office:value-type="string" office:string-value="Jenny.McDowell" calcext:value-type="string">
            <text:p>Jenny.McDowell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263039" calcext:value-type="float">
            <text:p>1000263039</text:p>
          </table:table-cell>
          <table:table-cell office:value-type="string" calcext:value-type="string">
            <text:p>Conor</text:p>
          </table:table-cell>
          <table:table-cell office:value-type="string" calcext:value-type="string">
            <text:p>McGinn</text:p>
          </table:table-cell>
          <table:table-cell office:value-type="string" calcext:value-type="string">
            <text:p>77 Mason St #65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mallbridge and Firgrove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OL16 3AW</text:p>
          </table:table-cell>
          <table:table-cell office:value-type="string" calcext:value-type="string">
            <text:p>01224 605237</text:p>
          </table:table-cell>
          <table:table-cell table:formula="of:=COM.MICROSOFT.CONCAT([.B116];&quot;.&quot;;[.C116])" office:value-type="string" office:string-value="Conor.McGinn" calcext:value-type="string">
            <text:p>Conor.McGinn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114736" calcext:value-type="float">
            <text:p>1000114736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McGuire</text:p>
          </table:table-cell>
          <table:table-cell office:value-type="string" calcext:value-type="string">
            <text:p>94 Wakefiel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venham</text:p>
          </table:table-cell>
          <table:table-cell office:value-type="string" calcext:value-type="string">
            <text:p>Suffolk</text:p>
          </table:table-cell>
          <table:table-cell office:value-type="string" calcext:value-type="string">
            <text:p>CO10 9PU</text:p>
          </table:table-cell>
          <table:table-cell office:value-type="string" calcext:value-type="string">
            <text:p>01378 234592</text:p>
          </table:table-cell>
          <table:table-cell table:formula="of:=COM.MICROSOFT.CONCAT([.B117];&quot;.&quot;;[.C117])" office:value-type="string" office:string-value="Paul.McGuire" calcext:value-type="string">
            <text:p>Paul.McGuire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1" office:value-type="float" office:value="1000725239" calcext:value-type="float">
            <text:p>1000725239</text:p>
          </table:table-cell>
          <table:table-cell office:value-type="string" calcext:value-type="string">
            <text:p>Gail</text:p>
          </table:table-cell>
          <table:table-cell office:value-type="string" calcext:value-type="string">
            <text:p>McIntyre</text:p>
          </table:table-cell>
          <table:table-cell office:value-type="string" calcext:value-type="string">
            <text:p>529 Stalmine Rd #36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ffron Walden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B11 4DJ</text:p>
          </table:table-cell>
          <table:table-cell office:value-type="string" calcext:value-type="string">
            <text:p>01807 346103</text:p>
          </table:table-cell>
          <table:table-cell table:formula="of:=COM.MICROSOFT.CONCAT([.B118];&quot;.&quot;;[.C118])" office:value-type="string" office:string-value="Gail.McIntyre" calcext:value-type="string">
            <text:p>Gail.McIntyre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552206" calcext:value-type="float">
            <text:p>1000552206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McKendrick</text:p>
          </table:table-cell>
          <table:table-cell office:value-type="string" calcext:value-type="string">
            <text:p>52 Morningside Rd #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ilybebyll Community</text:p>
          </table:table-cell>
          <table:table-cell office:value-type="string" calcext:value-type="string">
            <text:p>Neath Port Talbot</text:p>
          </table:table-cell>
          <table:table-cell office:value-type="string" calcext:value-type="string">
            <text:p>SA8 3HE</text:p>
          </table:table-cell>
          <table:table-cell office:value-type="string" calcext:value-type="string">
            <text:p>01295 678319</text:p>
          </table:table-cell>
          <table:table-cell table:formula="of:=COM.MICROSOFT.CONCAT([.B119];&quot;.&quot;;[.C119])" office:value-type="string" office:string-value="Emma.McKendrick" calcext:value-type="string">
            <text:p>Emma.McKendrick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807164" calcext:value-type="float">
            <text:p>1000807164</text:p>
          </table:table-cell>
          <table:table-cell office:value-type="string" calcext:value-type="string">
            <text:p>Rodger</text:p>
          </table:table-cell>
          <table:table-cell office:value-type="string" calcext:value-type="string">
            <text:p>McMillan</text:p>
          </table:table-cell>
          <table:table-cell office:value-type="string" calcext:value-type="string">
            <text:p>94 Eni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irchington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CT7 9BG</text:p>
          </table:table-cell>
          <table:table-cell office:value-type="string" calcext:value-type="string">
            <text:p>01333 642646</text:p>
          </table:table-cell>
          <table:table-cell table:formula="of:=COM.MICROSOFT.CONCAT([.B120];&quot;.&quot;;[.C120])" office:value-type="string" office:string-value="Rodger.McMillan" calcext:value-type="string">
            <text:p>Rodger.McMillan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1" office:value-type="float" office:value="1000740417" calcext:value-type="float">
            <text:p>100074041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661 Great Crossha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orth Ward</text:p>
          </table:table-cell>
          <table:table-cell office:value-type="string" calcext:value-type="string">
            <text:p>City of Edinburgh</text:p>
          </table:table-cell>
          <table:table-cell office:value-type="string" calcext:value-type="string">
            <text:p>EH5 2LR</text:p>
          </table:table-cell>
          <table:table-cell office:value-type="string" calcext:value-type="string">
            <text:p>01936 611490</text:p>
          </table:table-cell>
          <table:table-cell table:formula="of:=COM.MICROSOFT.CONCAT([.B121];&quot;.&quot;;[.C121])" office:value-type="string" office:string-value="Laura.Meier" calcext:value-type="string">
            <text:p>Laura.Meier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707077" calcext:value-type="float">
            <text:p>1000707077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Melling</text:p>
          </table:table-cell>
          <table:table-cell office:value-type="string" calcext:value-type="string">
            <text:p>227 Albert Terr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lveder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DA17 6EF</text:p>
          </table:table-cell>
          <table:table-cell office:value-type="string" calcext:value-type="string">
            <text:p>01536 639256</text:p>
          </table:table-cell>
          <table:table-cell table:formula="of:=COM.MICROSOFT.CONCAT([.B122];&quot;.&quot;;[.C122])" office:value-type="string" office:string-value="Andrew.Melling" calcext:value-type="string">
            <text:p>Andrew.Melling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899933" calcext:value-type="float">
            <text:p>1000899933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464 Back Nile St #6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cton Central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W3 6QJ</text:p>
          </table:table-cell>
          <table:table-cell office:value-type="string" calcext:value-type="string">
            <text:p>01728 100333</text:p>
          </table:table-cell>
          <table:table-cell table:formula="of:=COM.MICROSOFT.CONCAT([.B123];&quot;.&quot;;[.C123])" office:value-type="string" office:string-value="Phillip.Miller" calcext:value-type="string">
            <text:p>Phillip.Miller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739312" calcext:value-type="float">
            <text:p>10007393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illington</text:p>
          </table:table-cell>
          <table:table-cell office:value-type="string" calcext:value-type="string">
            <text:p>42 Eastwoo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lton Ward</text:p>
          </table:table-cell>
          <table:table-cell office:value-type="string" calcext:value-type="string">
            <text:p>Cambridgeshire</text:p>
          </table:table-cell>
          <table:table-cell office:value-type="string" calcext:value-type="string">
            <text:p>PE4 6HB</text:p>
          </table:table-cell>
          <table:table-cell office:value-type="string" calcext:value-type="string">
            <text:p>01996 854517</text:p>
          </table:table-cell>
          <table:table-cell table:formula="of:=COM.MICROSOFT.CONCAT([.B124];&quot;.&quot;;[.C124])" office:value-type="string" office:string-value="John.Millington" calcext:value-type="string">
            <text:p>John.Millington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108773" calcext:value-type="float">
            <text:p>1000108773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Mills</text:p>
          </table:table-cell>
          <table:table-cell office:value-type="string" calcext:value-type="string">
            <text:p>2877 Grai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versham Ward</text:p>
          </table:table-cell>
          <table:table-cell office:value-type="string" calcext:value-type="string">
            <text:p>Berkshire</text:p>
          </table:table-cell>
          <table:table-cell office:value-type="string" calcext:value-type="string">
            <text:p>RG4 5DE</text:p>
          </table:table-cell>
          <table:table-cell office:value-type="string" calcext:value-type="string">
            <text:p>01773 139510</text:p>
          </table:table-cell>
          <table:table-cell table:formula="of:=COM.MICROSOFT.CONCAT([.B125];&quot;.&quot;;[.C125])" office:value-type="string" office:string-value="Nicholas.Mills" calcext:value-type="string">
            <text:p>Nicholas.Mills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427307" calcext:value-type="float">
            <text:p>1000427307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Milne</text:p>
          </table:table-cell>
          <table:table-cell office:value-type="string" calcext:value-type="string">
            <text:p>13 Stockdale St #7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bingdon on Thames</text:p>
          </table:table-cell>
          <table:table-cell office:value-type="string" calcext:value-type="string">
            <text:p>Oxfordshire</text:p>
          </table:table-cell>
          <table:table-cell office:value-type="string" calcext:value-type="string">
            <text:p>OX14 5QH</text:p>
          </table:table-cell>
          <table:table-cell office:value-type="string" calcext:value-type="string">
            <text:p>01763 475078</text:p>
          </table:table-cell>
          <table:table-cell table:formula="of:=COM.MICROSOFT.CONCAT([.B126];&quot;.&quot;;[.C126])" office:value-type="string" office:string-value="Samantha.Milne" calcext:value-type="string">
            <text:p>Samantha.Milne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725208" calcext:value-type="float">
            <text:p>1000725208</text:p>
          </table:table-cell>
          <table:table-cell office:value-type="string" calcext:value-type="string">
            <text:p>Ishtiaq</text:p>
          </table:table-cell>
          <table:table-cell office:value-type="string" calcext:value-type="string">
            <text:p>Mohammad</text:p>
          </table:table-cell>
          <table:table-cell office:value-type="string" calcext:value-type="string">
            <text:p>9 Cropp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hgate Ward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RH10 1YJ</text:p>
          </table:table-cell>
          <table:table-cell office:value-type="string" calcext:value-type="string">
            <text:p>01582 839217</text:p>
          </table:table-cell>
          <table:table-cell table:formula="of:=COM.MICROSOFT.CONCAT([.B127];&quot;.&quot;;[.C127])" office:value-type="string" office:string-value="Ishtiaq.Mohammad" calcext:value-type="string">
            <text:p>Ishtiaq.Mohammad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118326" calcext:value-type="float">
            <text:p>1000118326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3 Gaske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ynemouth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30 2NB</text:p>
          </table:table-cell>
          <table:table-cell office:value-type="string" calcext:value-type="string">
            <text:p>01210 926114</text:p>
          </table:table-cell>
          <table:table-cell table:formula="of:=COM.MICROSOFT.CONCAT([.B128];&quot;.&quot;;[.C128])" office:value-type="string" office:string-value="Lucy.Morris" calcext:value-type="string">
            <text:p>Lucy.Morris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736362" calcext:value-type="float">
            <text:p>1000736362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Moss</text:p>
          </table:table-cell>
          <table:table-cell office:value-type="string" calcext:value-type="string">
            <text:p>5221 Roys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ccleshall</text:p>
          </table:table-cell>
          <table:table-cell office:value-type="string" calcext:value-type="string">
            <text:p>Staffordshire</text:p>
          </table:table-cell>
          <table:table-cell office:value-type="string" calcext:value-type="string">
            <text:p>ST21 6GA</text:p>
          </table:table-cell>
          <table:table-cell office:value-type="string" calcext:value-type="string">
            <text:p>01912 146880</text:p>
          </table:table-cell>
          <table:table-cell table:formula="of:=COM.MICROSOFT.CONCAT([.B129];&quot;.&quot;;[.C129])" office:value-type="string" office:string-value="Jeremy.Moss" calcext:value-type="string">
            <text:p>Jeremy.Moss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243355" calcext:value-type="float">
            <text:p>100024335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Moulton</text:p>
          </table:table-cell>
          <table:table-cell office:value-type="string" calcext:value-type="string">
            <text:p>83 St Johns Lane #4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inlithgow Ward</text:p>
          </table:table-cell>
          <table:table-cell office:value-type="string" calcext:value-type="string">
            <text:p>West Lothian</text:p>
          </table:table-cell>
          <table:table-cell office:value-type="string" calcext:value-type="string">
            <text:p>EH49 7LS</text:p>
          </table:table-cell>
          <table:table-cell office:value-type="string" calcext:value-type="string">
            <text:p>01515 360513</text:p>
          </table:table-cell>
          <table:table-cell table:formula="of:=COM.MICROSOFT.CONCAT([.B130];&quot;.&quot;;[.C130])" office:value-type="string" office:string-value="David.Moulton" calcext:value-type="string">
            <text:p>David.Moulton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673203" calcext:value-type="float">
            <text:p>1000673203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603 Pall Mal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yton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FY3 8ND</text:p>
          </table:table-cell>
          <table:table-cell office:value-type="string" calcext:value-type="string">
            <text:p>01694 424205</text:p>
          </table:table-cell>
          <table:table-cell table:formula="of:=COM.MICROSOFT.CONCAT([.B131];&quot;.&quot;;[.C131])" office:value-type="string" office:string-value="Anthony.Murphy" calcext:value-type="string">
            <text:p>Anthony.Murphy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852986" calcext:value-type="float">
            <text:p>1000852986</text:p>
          </table:table-cell>
          <table:table-cell office:value-type="string" calcext:value-type="string">
            <text:p>Carole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76 Dawber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lackheath Westcomb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E3 7JY</text:p>
          </table:table-cell>
          <table:table-cell office:value-type="string" calcext:value-type="string">
            <text:p>01939 738818</text:p>
          </table:table-cell>
          <table:table-cell table:formula="of:=COM.MICROSOFT.CONCAT([.B132];&quot;.&quot;;[.C132])" office:value-type="string" office:string-value="Carole.Murphy" calcext:value-type="string">
            <text:p>Carole.Murphy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236050" calcext:value-type="float">
            <text:p>1000236050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Newman</text:p>
          </table:table-cell>
          <table:table-cell office:value-type="string" calcext:value-type="string">
            <text:p>3380 Alexand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ulsham and Central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M1 9QQ</text:p>
          </table:table-cell>
          <table:table-cell office:value-type="string" calcext:value-type="string">
            <text:p>01710 435506</text:p>
          </table:table-cell>
          <table:table-cell table:formula="of:=COM.MICROSOFT.CONCAT([.B133];&quot;.&quot;;[.C133])" office:value-type="string" office:string-value="Roger.Newman" calcext:value-type="string">
            <text:p>Roger.Newman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1" office:value-type="float" office:value="1000482289" calcext:value-type="float">
            <text:p>10004822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Nicol</text:p>
          </table:table-cell>
          <table:table-cell office:value-type="string" calcext:value-type="string">
            <text:p>216 Lissant St #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at Dunmow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M6 1DQ</text:p>
          </table:table-cell>
          <table:table-cell office:value-type="string" calcext:value-type="string">
            <text:p>01712 248851</text:p>
          </table:table-cell>
          <table:table-cell table:formula="of:=COM.MICROSOFT.CONCAT([.B134];&quot;.&quot;;[.C134])" office:value-type="string" office:string-value="John.Nicol" calcext:value-type="string">
            <text:p>John.Nicol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346345" calcext:value-type="float">
            <text:p>1000346345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Nolan</text:p>
          </table:table-cell>
          <table:table-cell office:value-type="string" calcext:value-type="string">
            <text:p>92 Phythian St #6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week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11 5RR</text:p>
          </table:table-cell>
          <table:table-cell office:value-type="string" calcext:value-type="string">
            <text:p>01245 353227</text:p>
          </table:table-cell>
          <table:table-cell table:formula="of:=COM.MICROSOFT.CONCAT([.B135];&quot;.&quot;;[.C135])" office:value-type="string" office:string-value="Sharon.Nolan" calcext:value-type="string">
            <text:p>Sharon.Nolan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1" office:value-type="float" office:value="1000865106" calcext:value-type="float">
            <text:p>1000865106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O'Sullivan</text:p>
          </table:table-cell>
          <table:table-cell office:value-type="string" calcext:value-type="string">
            <text:p>792 Queens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etford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32 8LR</text:p>
          </table:table-cell>
          <table:table-cell office:value-type="string" calcext:value-type="string">
            <text:p>01526 145485</text:p>
          </table:table-cell>
          <table:table-cell table:formula="of:=COM.MICROSOFT.CONCAT([.B136];&quot;.&quot;;[.C136])" office:value-type="string" office:string-value="Michael.O'Sullivan" calcext:value-type="string">
            <text:p>Michael.O'Sullivan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1" office:value-type="float" office:value="1000632580" calcext:value-type="float">
            <text:p>1000632580</text:p>
          </table:table-cell>
          <table:table-cell office:value-type="string" calcext:value-type="string">
            <text:p>Rita</text:p>
          </table:table-cell>
          <table:table-cell office:value-type="string" calcext:value-type="string">
            <text:p>Okoye</text:p>
          </table:table-cell>
          <table:table-cell office:value-type="string" calcext:value-type="string">
            <text:p>5196 Yor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rsett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SS17 8NS</text:p>
          </table:table-cell>
          <table:table-cell office:value-type="string" calcext:value-type="string">
            <text:p>01416 913482</text:p>
          </table:table-cell>
          <table:table-cell table:formula="of:=COM.MICROSOFT.CONCAT([.B137];&quot;.&quot;;[.C137])" office:value-type="string" office:string-value="Rita.Okoye" calcext:value-type="string">
            <text:p>Rita.Okoye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194357" calcext:value-type="float">
            <text:p>1000194357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Orford</text:p>
          </table:table-cell>
          <table:table-cell office:value-type="string" calcext:value-type="string">
            <text:p>428 Kearsl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tton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35 7UA</text:p>
          </table:table-cell>
          <table:table-cell office:value-type="string" calcext:value-type="string">
            <text:p>01819 701096</text:p>
          </table:table-cell>
          <table:table-cell table:formula="of:=COM.MICROSOFT.CONCAT([.B138];&quot;.&quot;;[.C138])" office:value-type="string" office:string-value="Thomas.Orford" calcext:value-type="string">
            <text:p>Thomas.Orford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275681" calcext:value-type="float">
            <text:p>1000275681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Orr</text:p>
          </table:table-cell>
          <table:table-cell office:value-type="string" calcext:value-type="string">
            <text:p>8 Chestnu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rrowfo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BB9 6EW</text:p>
          </table:table-cell>
          <table:table-cell office:value-type="string" calcext:value-type="string">
            <text:p>01918 999052</text:p>
          </table:table-cell>
          <table:table-cell table:formula="of:=COM.MICROSOFT.CONCAT([.B139];&quot;.&quot;;[.C139])" office:value-type="string" office:string-value="Helen.Orr" calcext:value-type="string">
            <text:p>Helen.Orr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523109" calcext:value-type="float">
            <text:p>1000523109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998 Roe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llingham</text:p>
          </table:table-cell>
          <table:table-cell office:value-type="string" calcext:value-type="string">
            <text:p>Northumberland</text:p>
          </table:table-cell>
          <table:table-cell office:value-type="string" calcext:value-type="string">
            <text:p>NE48 2BX</text:p>
          </table:table-cell>
          <table:table-cell office:value-type="string" calcext:value-type="string">
            <text:p>01954 363885</text:p>
          </table:table-cell>
          <table:table-cell table:formula="of:=COM.MICROSOFT.CONCAT([.B140];&quot;.&quot;;[.C140])" office:value-type="string" office:string-value="Mark.Owen" calcext:value-type="string">
            <text:p>Mark.Owen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563881" calcext:value-type="float">
            <text:p>1000563881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Panter</text:p>
          </table:table-cell>
          <table:table-cell office:value-type="string" calcext:value-type="string">
            <text:p>3 Copenhage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orge St</text:p>
          </table:table-cell>
          <table:table-cell office:value-type="string" calcext:value-type="string">
            <text:p>Aberdeenshire</text:p>
          </table:table-cell>
          <table:table-cell office:value-type="string" calcext:value-type="string">
            <text:p>AB25 3UZ</text:p>
          </table:table-cell>
          <table:table-cell office:value-type="string" calcext:value-type="string">
            <text:p>01857 518738</text:p>
          </table:table-cell>
          <table:table-cell table:formula="of:=COM.MICROSOFT.CONCAT([.B141];&quot;.&quot;;[.C141])" office:value-type="string" office:string-value="Ian.Panter" calcext:value-type="string">
            <text:p>Ian.Panter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981462" calcext:value-type="float">
            <text:p>1000981462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293 Vivia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uth Jesmond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2 1EY</text:p>
          </table:table-cell>
          <table:table-cell office:value-type="string" calcext:value-type="string">
            <text:p>01555 702650</text:p>
          </table:table-cell>
          <table:table-cell table:formula="of:=COM.MICROSOFT.CONCAT([.B142];&quot;.&quot;;[.C142])" office:value-type="string" office:string-value="Alison.Parker" calcext:value-type="string">
            <text:p>Alison.Parker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1" office:value-type="float" office:value="1000748583" calcext:value-type="float">
            <text:p>1000748583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Parrack</text:p>
          </table:table-cell>
          <table:table-cell office:value-type="string" calcext:value-type="string">
            <text:p>8 Barlow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rlow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18 7TH</text:p>
          </table:table-cell>
          <table:table-cell office:value-type="string" calcext:value-type="string">
            <text:p>01731 825958</text:p>
          </table:table-cell>
          <table:table-cell table:formula="of:=COM.MICROSOFT.CONCAT([.B143];&quot;.&quot;;[.C143])" office:value-type="string" office:string-value="Linda.Parrack" calcext:value-type="string">
            <text:p>Linda.Parrack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1" office:value-type="float" office:value="1000834386" calcext:value-type="float">
            <text:p>1000834386</text:p>
          </table:table-cell>
          <table:table-cell office:value-type="string" calcext:value-type="string">
            <text:p>Poonam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5 Shakspeare St #6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Johns Ward</text:p>
          </table:table-cell>
          <table:table-cell office:value-type="string" calcext:value-type="string">
            <text:p>Hereford and Worcester</text:p>
          </table:table-cell>
          <table:table-cell office:value-type="string" calcext:value-type="string">
            <text:p>B61 8HD</text:p>
          </table:table-cell>
          <table:table-cell office:value-type="string" calcext:value-type="string">
            <text:p>01225 180983</text:p>
          </table:table-cell>
          <table:table-cell table:formula="of:=COM.MICROSOFT.CONCAT([.B144];&quot;.&quot;;[.C144])" office:value-type="string" office:string-value="Poonam.Patel" calcext:value-type="string">
            <text:p>Poonam.Patel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1" office:value-type="float" office:value="1000440092" calcext:value-type="float">
            <text:p>1000440092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arce</text:p>
          </table:table-cell>
          <table:table-cell office:value-type="string" calcext:value-type="string">
            <text:p>7 Carolina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dmin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PL31 1QF</text:p>
          </table:table-cell>
          <table:table-cell office:value-type="string" calcext:value-type="string">
            <text:p>01345 878334</text:p>
          </table:table-cell>
          <table:table-cell table:formula="of:=COM.MICROSOFT.CONCAT([.B145];&quot;.&quot;;[.C145])" office:value-type="string" office:string-value="Michael.Pearce" calcext:value-type="string">
            <text:p>Michael.Pearce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1" office:value-type="float" office:value="1000797646" calcext:value-type="float">
            <text:p>1000797646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Phipps</text:p>
          </table:table-cell>
          <table:table-cell office:value-type="string" calcext:value-type="string">
            <text:p>52 Trowbridg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nightsbridge and Belgravia Wa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W1X 9HB</text:p>
          </table:table-cell>
          <table:table-cell office:value-type="string" calcext:value-type="string">
            <text:p>01257 461104</text:p>
          </table:table-cell>
          <table:table-cell table:formula="of:=COM.MICROSOFT.CONCAT([.B146];&quot;.&quot;;[.C146])" office:value-type="string" office:string-value="Derek.Phipps" calcext:value-type="string">
            <text:p>Derek.Phipps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1" office:value-type="float" office:value="1000277369" calcext:value-type="float">
            <text:p>1000277369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Pickles</text:p>
          </table:table-cell>
          <table:table-cell office:value-type="string" calcext:value-type="string">
            <text:p>25 Villag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lgin City South Ward</text:p>
          </table:table-cell>
          <table:table-cell office:value-type="string" calcext:value-type="string">
            <text:p>Moray</text:p>
          </table:table-cell>
          <table:table-cell office:value-type="string" calcext:value-type="string">
            <text:p>IV30 1SB</text:p>
          </table:table-cell>
          <table:table-cell office:value-type="string" calcext:value-type="string">
            <text:p>01500 649863</text:p>
          </table:table-cell>
          <table:table-cell table:formula="of:=COM.MICROSOFT.CONCAT([.B147];&quot;.&quot;;[.C147])" office:value-type="string" office:string-value="Elizabeth.Pickles" calcext:value-type="string">
            <text:p>Elizabeth.Pickles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1" office:value-type="float" office:value="1000994186" calcext:value-type="float">
            <text:p>1000994186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Pike</text:p>
          </table:table-cell>
          <table:table-cell office:value-type="string" calcext:value-type="string">
            <text:p>4 Peach St #51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lstea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N14 7EF</text:p>
          </table:table-cell>
          <table:table-cell office:value-type="string" calcext:value-type="string">
            <text:p>01375 820236</text:p>
          </table:table-cell>
          <table:table-cell table:formula="of:=COM.MICROSOFT.CONCAT([.B148];&quot;.&quot;;[.C148])" office:value-type="string" office:string-value="Paul.Pike" calcext:value-type="string">
            <text:p>Paul.Pike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1" office:value-type="float" office:value="1000783601" calcext:value-type="float">
            <text:p>1000783601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Piper</text:p>
          </table:table-cell>
          <table:table-cell office:value-type="string" calcext:value-type="string">
            <text:p>3614 Old Hall St #60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wley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SO45 2PT</text:p>
          </table:table-cell>
          <table:table-cell office:value-type="string" calcext:value-type="string">
            <text:p>01408 965643</text:p>
          </table:table-cell>
          <table:table-cell table:formula="of:=COM.MICROSOFT.CONCAT([.B149];&quot;.&quot;;[.C149])" office:value-type="string" office:string-value="Patricia.Piper" calcext:value-type="string">
            <text:p>Patricia.Piper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1" office:value-type="float" office:value="1000761695" calcext:value-type="float">
            <text:p>1000761695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Ramsbottom</text:p>
          </table:table-cell>
          <table:table-cell office:value-type="string" calcext:value-type="string">
            <text:p>3768 Hey Gree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rtshill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10 0TH</text:p>
          </table:table-cell>
          <table:table-cell office:value-type="string" calcext:value-type="string">
            <text:p>01746 505364</text:p>
          </table:table-cell>
          <table:table-cell table:formula="of:=COM.MICROSOFT.CONCAT([.B150];&quot;.&quot;;[.C150])" office:value-type="string" office:string-value="Philip.Ramsbottom" calcext:value-type="string">
            <text:p>Philip.Ramsbottom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1" office:value-type="float" office:value="1000138494" calcext:value-type="float">
            <text:p>1000138494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97 Newland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ensington and Fairfield Ward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L6 9DU</text:p>
          </table:table-cell>
          <table:table-cell office:value-type="string" calcext:value-type="string">
            <text:p>01544 247601</text:p>
          </table:table-cell>
          <table:table-cell table:formula="of:=COM.MICROSOFT.CONCAT([.B151];&quot;.&quot;;[.C151])" office:value-type="string" office:string-value="Anne.Redmond" calcext:value-type="string">
            <text:p>Anne.Redmond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1" office:value-type="float" office:value="1000655284" calcext:value-type="float">
            <text:p>1000655284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6226 Maitla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 Bromwich Central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70 6DR</text:p>
          </table:table-cell>
          <table:table-cell office:value-type="string" calcext:value-type="string">
            <text:p>01609 235350</text:p>
          </table:table-cell>
          <table:table-cell table:formula="of:=COM.MICROSOFT.CONCAT([.B152];&quot;.&quot;;[.C152])" office:value-type="string" office:string-value="Jamie.Reynolds" calcext:value-type="string">
            <text:p>Jamie.Reynolds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1" office:value-type="float" office:value="1000391893" calcext:value-type="float">
            <text:p>1000391893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891 Crocu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wley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65 8EZ</text:p>
          </table:table-cell>
          <table:table-cell office:value-type="string" calcext:value-type="string">
            <text:p>01951 872658</text:p>
          </table:table-cell>
          <table:table-cell table:formula="of:=COM.MICROSOFT.CONCAT([.B153];&quot;.&quot;;[.C153])" office:value-type="string" office:string-value="Jeremy.Roberts" calcext:value-type="string">
            <text:p>Jeremy.Roberts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1" office:value-type="float" office:value="1000656444" calcext:value-type="float">
            <text:p>1000656444</text:p>
          </table:table-cell>
          <table:table-cell office:value-type="string" calcext:value-type="string">
            <text:p>Garry</text:p>
          </table:table-cell>
          <table:table-cell office:value-type="string" calcext:value-type="string">
            <text:p>Robertson</text:p>
          </table:table-cell>
          <table:table-cell office:value-type="string" calcext:value-type="string">
            <text:p>1 Segrav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utton Trinity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75 6HJ</text:p>
          </table:table-cell>
          <table:table-cell office:value-type="string" calcext:value-type="string">
            <text:p>01858 162078</text:p>
          </table:table-cell>
          <table:table-cell table:formula="of:=COM.MICROSOFT.CONCAT([.B154];&quot;.&quot;;[.C154])" office:value-type="string" office:string-value="Garry.Robertson" calcext:value-type="string">
            <text:p>Garry.Robertson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1" office:value-type="float" office:value="1000152853" calcext:value-type="float">
            <text:p>1000152853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666 Moor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epway South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15 8ST</text:p>
          </table:table-cell>
          <table:table-cell office:value-type="string" calcext:value-type="string">
            <text:p>01780 380120</text:p>
          </table:table-cell>
          <table:table-cell table:formula="of:=COM.MICROSOFT.CONCAT([.B155];&quot;.&quot;;[.C155])" office:value-type="string" office:string-value="Alan.Robinson" calcext:value-type="string">
            <text:p>Alan.Robinson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381130" calcext:value-type="float">
            <text:p>1000381130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1554 Christoph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verton Ward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L6 1BG</text:p>
          </table:table-cell>
          <table:table-cell office:value-type="string" calcext:value-type="string">
            <text:p>01976 784016</text:p>
          </table:table-cell>
          <table:table-cell table:formula="of:=COM.MICROSOFT.CONCAT([.B156];&quot;.&quot;;[.C156])" office:value-type="string" office:string-value="Edward.Rogers" calcext:value-type="string">
            <text:p>Edward.Rogers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382259" calcext:value-type="float">
            <text:p>1000382259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Rollinson</text:p>
          </table:table-cell>
          <table:table-cell office:value-type="string" calcext:value-type="string">
            <text:p>55 Margaret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eaton Ward</text:p>
          </table:table-cell>
          <table:table-cell office:value-type="string" calcext:value-type="string">
            <text:p>Yorkshire, West</text:p>
          </table:table-cell>
          <table:table-cell office:value-type="string" calcext:value-type="string">
            <text:p>BD9 4DA</text:p>
          </table:table-cell>
          <table:table-cell office:value-type="string" calcext:value-type="string">
            <text:p>01316 590173</text:p>
          </table:table-cell>
          <table:table-cell table:formula="of:=COM.MICROSOFT.CONCAT([.B157];&quot;.&quot;;[.C157])" office:value-type="string" office:string-value="Emma.Rollinson" calcext:value-type="string">
            <text:p>Emma.Rollinson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214071" calcext:value-type="float">
            <text:p>1000214071</text:p>
          </table:table-cell>
          <table:table-cell office:value-type="string" calcext:value-type="string">
            <text:p>Lynne</text:p>
          </table:table-cell>
          <table:table-cell office:value-type="string" calcext:value-type="string">
            <text:p>Rudd</text:p>
          </table:table-cell>
          <table:table-cell office:value-type="string" calcext:value-type="string">
            <text:p>8830 Antonio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illingham North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7 1DZ</text:p>
          </table:table-cell>
          <table:table-cell office:value-type="string" calcext:value-type="string">
            <text:p>01220 653456</text:p>
          </table:table-cell>
          <table:table-cell table:formula="of:=COM.MICROSOFT.CONCAT([.B158];&quot;.&quot;;[.C158])" office:value-type="string" office:string-value="Lynne.Rudd" calcext:value-type="string">
            <text:p>Lynne.Rudd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350070" calcext:value-type="float">
            <text:p>1000350070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Salcedo</text:p>
          </table:table-cell>
          <table:table-cell office:value-type="string" calcext:value-type="string">
            <text:p>82 Sinclai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ngor Community</text:p>
          </table:table-cell>
          <table:table-cell office:value-type="string" calcext:value-type="string">
            <text:p>Gwynedd</text:p>
          </table:table-cell>
          <table:table-cell office:value-type="string" calcext:value-type="string">
            <text:p>LL57 1DW</text:p>
          </table:table-cell>
          <table:table-cell office:value-type="string" calcext:value-type="string">
            <text:p>01455 565046</text:p>
          </table:table-cell>
          <table:table-cell table:formula="of:=COM.MICROSOFT.CONCAT([.B159];&quot;.&quot;;[.C159])" office:value-type="string" office:string-value="Emma.Salcedo" calcext:value-type="string">
            <text:p>Emma.Salcedo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731799" calcext:value-type="float">
            <text:p>1000731799</text:p>
          </table:table-cell>
          <table:table-cell office:value-type="string" calcext:value-type="string">
            <text:p>Javed</text:p>
          </table:table-cell>
          <table:table-cell office:value-type="string" calcext:value-type="string">
            <text:p>Sarwar</text:p>
          </table:table-cell>
          <table:table-cell office:value-type="string" calcext:value-type="string">
            <text:p>7568 Atla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utterwick</text:p>
          </table:table-cell>
          <table:table-cell office:value-type="string" calcext:value-type="string">
            <text:p>Lincolnshire</text:p>
          </table:table-cell>
          <table:table-cell office:value-type="string" calcext:value-type="string">
            <text:p>PE22 0HY</text:p>
          </table:table-cell>
          <table:table-cell office:value-type="string" calcext:value-type="string">
            <text:p>01255 383731</text:p>
          </table:table-cell>
          <table:table-cell table:formula="of:=COM.MICROSOFT.CONCAT([.B160];&quot;.&quot;;[.C160])" office:value-type="string" office:string-value="Javed.Sarwar" calcext:value-type="string">
            <text:p>Javed.Sarwar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526714" calcext:value-type="float">
            <text:p>1000526714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Sealey</text:p>
          </table:table-cell>
          <table:table-cell office:value-type="string" calcext:value-type="string">
            <text:p>93 Clyde Rd #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epdale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PR1 6TN</text:p>
          </table:table-cell>
          <table:table-cell office:value-type="string" calcext:value-type="string">
            <text:p>01311 567052</text:p>
          </table:table-cell>
          <table:table-cell table:formula="of:=COM.MICROSOFT.CONCAT([.B161];&quot;.&quot;;[.C161])" office:value-type="string" office:string-value="Dean.Sealey" calcext:value-type="string">
            <text:p>Dean.Sealey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848255" calcext:value-type="float">
            <text:p>1000848255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18 Nimro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lney North Ward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LA14 3SJ</text:p>
          </table:table-cell>
          <table:table-cell office:value-type="string" calcext:value-type="string">
            <text:p>01640 813748</text:p>
          </table:table-cell>
          <table:table-cell table:formula="of:=COM.MICROSOFT.CONCAT([.B162];&quot;.&quot;;[.C162])" office:value-type="string" office:string-value="Brian.Sharp" calcext:value-type="string">
            <text:p>Brian.Sharp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629748" calcext:value-type="float">
            <text:p>1000629748</text:p>
          </table:table-cell>
          <table:table-cell office:value-type="string" calcext:value-type="string">
            <text:p>Mauree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6 Cannoc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carcroft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S14 3BW</text:p>
          </table:table-cell>
          <table:table-cell office:value-type="string" calcext:value-type="string">
            <text:p>01490 898175</text:p>
          </table:table-cell>
          <table:table-cell table:formula="of:=COM.MICROSOFT.CONCAT([.B163];&quot;.&quot;;[.C163])" office:value-type="string" office:string-value="Maureen.Shepherd" calcext:value-type="string">
            <text:p>Maureen.Shepherd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764938" calcext:value-type="float">
            <text:p>1000764938</text:p>
          </table:table-cell>
          <table:table-cell office:value-type="string" calcext:value-type="string">
            <text:p>Roberta</text:p>
          </table:table-cell>
          <table:table-cell office:value-type="string" calcext:value-type="string">
            <text:p>Sherwood</text:p>
          </table:table-cell>
          <table:table-cell office:value-type="string" calcext:value-type="string">
            <text:p>2258 Benedic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nryn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10 8RP</text:p>
          </table:table-cell>
          <table:table-cell office:value-type="string" calcext:value-type="string">
            <text:p>01582 161403</text:p>
          </table:table-cell>
          <table:table-cell table:formula="of:=COM.MICROSOFT.CONCAT([.B164];&quot;.&quot;;[.C164])" office:value-type="string" office:string-value="Roberta.Sherwood" calcext:value-type="string">
            <text:p>Roberta.Sherwood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241936" calcext:value-type="float">
            <text:p>100024193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laney</text:p>
          </table:table-cell>
          <table:table-cell office:value-type="string" calcext:value-type="string">
            <text:p>9302 Ismay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enterden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N30 6JP</text:p>
          </table:table-cell>
          <table:table-cell office:value-type="string" calcext:value-type="string">
            <text:p>01506 152661</text:p>
          </table:table-cell>
          <table:table-cell table:formula="of:=COM.MICROSOFT.CONCAT([.B165];&quot;.&quot;;[.C165])" office:value-type="string" office:string-value="Martin.Slaney" calcext:value-type="string">
            <text:p>Martin.Slaney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877830" calcext:value-type="float">
            <text:p>1000877830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3347 Lawrence Rd #45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verstock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NW5 4EU</text:p>
          </table:table-cell>
          <table:table-cell office:value-type="string" calcext:value-type="string">
            <text:p>01676 354943</text:p>
          </table:table-cell>
          <table:table-cell table:formula="of:=COM.MICROSOFT.CONCAT([.B166];&quot;.&quot;;[.C166])" office:value-type="string" office:string-value="Andrew.Smith" calcext:value-type="string">
            <text:p>Andrew.Smith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893748" calcext:value-type="float">
            <text:p>1000893748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47 Elw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lpatrick Ward</text:p>
          </table:table-cell>
          <table:table-cell office:value-type="string" calcext:value-type="string">
            <text:p>West Dunbart</text:p>
          </table:table-cell>
          <table:table-cell office:value-type="string" calcext:value-type="string">
            <text:p>G81 6RT</text:p>
          </table:table-cell>
          <table:table-cell office:value-type="string" calcext:value-type="string">
            <text:p>01913 454226</text:p>
          </table:table-cell>
          <table:table-cell table:formula="of:=COM.MICROSOFT.CONCAT([.B167];&quot;.&quot;;[.C167])" office:value-type="string" office:string-value="Andrew.Smith" calcext:value-type="string">
            <text:p>Andrew.Smith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108930" calcext:value-type="float">
            <text:p>1000108930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553 Picto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stley Mosley Common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29 7AA</text:p>
          </table:table-cell>
          <table:table-cell office:value-type="string" calcext:value-type="string">
            <text:p>01274 659801</text:p>
          </table:table-cell>
          <table:table-cell table:formula="of:=COM.MICROSOFT.CONCAT([.B168];&quot;.&quot;;[.C168])" office:value-type="string" office:string-value="Christine.Smith" calcext:value-type="string">
            <text:p>Christine.Smith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224351" calcext:value-type="float">
            <text:p>100022435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9986 Cantsfiel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Peters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SR6 9SD</text:p>
          </table:table-cell>
          <table:table-cell office:value-type="string" calcext:value-type="string">
            <text:p>01904 227024</text:p>
          </table:table-cell>
          <table:table-cell table:formula="of:=COM.MICROSOFT.CONCAT([.B169];&quot;.&quot;;[.C169])" office:value-type="string" office:string-value="David.Smith" calcext:value-type="string">
            <text:p>David.Smith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616393" calcext:value-type="float">
            <text:p>1000616393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1 Sussex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yfarthfa Community</text:p>
          </table:table-cell>
          <table:table-cell office:value-type="string" calcext:value-type="string">
            <text:p>Merthyr Tydfil</text:p>
          </table:table-cell>
          <table:table-cell office:value-type="string" calcext:value-type="string">
            <text:p>CF48 1AR</text:p>
          </table:table-cell>
          <table:table-cell office:value-type="string" calcext:value-type="string">
            <text:p>01431 484822</text:p>
          </table:table-cell>
          <table:table-cell table:formula="of:=COM.MICROSOFT.CONCAT([.B170];&quot;.&quot;;[.C170])" office:value-type="string" office:string-value="Ian.Smith" calcext:value-type="string">
            <text:p>Ian.Smith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670621" calcext:value-type="float">
            <text:p>1000670621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Snelling</text:p>
          </table:table-cell>
          <table:table-cell office:value-type="string" calcext:value-type="string">
            <text:p>9548 Ogwen St #8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guley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23 9GB</text:p>
          </table:table-cell>
          <table:table-cell office:value-type="string" calcext:value-type="string">
            <text:p>01740 739731</text:p>
          </table:table-cell>
          <table:table-cell table:formula="of:=COM.MICROSOFT.CONCAT([.B171];&quot;.&quot;;[.C171])" office:value-type="string" office:string-value="Chris.Snelling" calcext:value-type="string">
            <text:p>Chris.Snelling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624560" calcext:value-type="float">
            <text:p>1000624560</text:p>
          </table:table-cell>
          <table:table-cell office:value-type="string" calcext:value-type="string">
            <text:p>Dijay</text:p>
          </table:table-cell>
          <table:table-cell office:value-type="string" calcext:value-type="string">
            <text:p>Soni</text:p>
          </table:table-cell>
          <table:table-cell office:value-type="string" calcext:value-type="string">
            <text:p>57 St Georges Hil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awcrook and Greenside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40 4LJ</text:p>
          </table:table-cell>
          <table:table-cell office:value-type="string" calcext:value-type="string">
            <text:p>01550 206220</text:p>
          </table:table-cell>
          <table:table-cell table:formula="of:=COM.MICROSOFT.CONCAT([.B172];&quot;.&quot;;[.C172])" office:value-type="string" office:string-value="Dijay.Soni" calcext:value-type="string">
            <text:p>Dijay.Soni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730611" calcext:value-type="float">
            <text:p>1000730611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Southall</text:p>
          </table:table-cell>
          <table:table-cell office:value-type="string" calcext:value-type="string">
            <text:p>385 Upper Hampton St #3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uthey Ward</text:p>
          </table:table-cell>
          <table:table-cell office:value-type="string" calcext:value-type="string">
            <text:p>South Yorkshire</text:p>
          </table:table-cell>
          <table:table-cell office:value-type="string" calcext:value-type="string">
            <text:p>S5 8LL</text:p>
          </table:table-cell>
          <table:table-cell office:value-type="string" calcext:value-type="string">
            <text:p>01496 781616</text:p>
          </table:table-cell>
          <table:table-cell table:formula="of:=COM.MICROSOFT.CONCAT([.B173];&quot;.&quot;;[.C173])" office:value-type="string" office:string-value="Trevor.Southall" calcext:value-type="string">
            <text:p>Trevor.Southall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777675" calcext:value-type="float">
            <text:p>1000777675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6378 Lyell St #4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rossachs and Teith Ward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FK21 8TJ</text:p>
          </table:table-cell>
          <table:table-cell office:value-type="string" calcext:value-type="string">
            <text:p>01847 224345</text:p>
          </table:table-cell>
          <table:table-cell table:formula="of:=COM.MICROSOFT.CONCAT([.B174];&quot;.&quot;;[.C174])" office:value-type="string" office:string-value="Tony.Spain" calcext:value-type="string">
            <text:p>Tony.Spain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515128" calcext:value-type="float">
            <text:p>1000515128</text:p>
          </table:table-cell>
          <table:table-cell office:value-type="string" calcext:value-type="string">
            <text:p>Gillian</text:p>
          </table:table-cell>
          <table:table-cell office:value-type="string" calcext:value-type="string">
            <text:p>Stallard</text:p>
          </table:table-cell>
          <table:table-cell office:value-type="string" calcext:value-type="string">
            <text:p>675 Falstaff St #17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apel-en-le-Frith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K23 0QG</text:p>
          </table:table-cell>
          <table:table-cell office:value-type="string" calcext:value-type="string">
            <text:p>01773 691786</text:p>
          </table:table-cell>
          <table:table-cell table:formula="of:=COM.MICROSOFT.CONCAT([.B175];&quot;.&quot;;[.C175])" office:value-type="string" office:string-value="Gillian.Stallard" calcext:value-type="string">
            <text:p>Gillian.Stallard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Fail</text:p>
          </table:table-cell>
        </table:table-row>
        <table:table-row table:style-name="ro1">
          <table:table-cell table:style-name="ce31" office:value-type="float" office:value="1000702361" calcext:value-type="float">
            <text:p>1000702361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87 Pelop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ngs Norton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38 8PL</text:p>
          </table:table-cell>
          <table:table-cell office:value-type="string" calcext:value-type="string">
            <text:p>01387 155607</text:p>
          </table:table-cell>
          <table:table-cell table:formula="of:=COM.MICROSOFT.CONCAT([.B176];&quot;.&quot;;[.C176])" office:value-type="string" office:string-value="Simon.Stevens" calcext:value-type="string">
            <text:p>Simon.Stevens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Fail</text:p>
          </table:table-cell>
          <table:table-cell table:number-columns-repeated="5"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154494" calcext:value-type="float">
            <text:p>1000154494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Stromberg</text:p>
          </table:table-cell>
          <table:table-cell office:value-type="string" calcext:value-type="string">
            <text:p>5 Eye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d and Upper Nithsdale Ward</text:p>
          </table:table-cell>
          <table:table-cell office:value-type="string" calcext:value-type="string">
            <text:p>Dumfries and Galloway</text:p>
          </table:table-cell>
          <table:table-cell office:value-type="string" calcext:value-type="string">
            <text:p>DG4 6LF</text:p>
          </table:table-cell>
          <table:table-cell office:value-type="string" calcext:value-type="string">
            <text:p>01924 556297</text:p>
          </table:table-cell>
          <table:table-cell table:formula="of:=COM.MICROSOFT.CONCAT([.B177];&quot;.&quot;;[.C177])" office:value-type="string" office:string-value="Paul.Stromberg" calcext:value-type="string">
            <text:p>Paul.Stromberg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1" office:value-type="float" office:value="1000214996" calcext:value-type="float">
            <text:p>1000214996</text:p>
          </table:table-cell>
          <table:table-cell office:value-type="string" calcext:value-type="string">
            <text:p>Yuk-Ki</text:p>
          </table:table-cell>
          <table:table-cell office:value-type="string" calcext:value-type="string">
            <text:p>Tang</text:p>
          </table:table-cell>
          <table:table-cell office:value-type="string" calcext:value-type="string">
            <text:p>2427 Olney St #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mersham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P6 6JH</text:p>
          </table:table-cell>
          <table:table-cell office:value-type="string" calcext:value-type="string">
            <text:p>01320 402522</text:p>
          </table:table-cell>
          <table:table-cell table:formula="of:=COM.MICROSOFT.CONCAT([.B178];&quot;.&quot;;[.C178])" office:value-type="string" office:string-value="Yuk-Ki.Tang" calcext:value-type="string">
            <text:p>Yuk-Ki.Tang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1" office:value-type="float" office:value="1000856890" calcext:value-type="float">
            <text:p>1000856890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805 Westbank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h Heywood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OL10 2DU</text:p>
          </table:table-cell>
          <table:table-cell office:value-type="string" calcext:value-type="string">
            <text:p>01270 562265</text:p>
          </table:table-cell>
          <table:table-cell table:formula="of:=COM.MICROSOFT.CONCAT([.B179];&quot;.&quot;;[.C179])" office:value-type="string" office:string-value="Denise.Taylor" calcext:value-type="string">
            <text:p>Denise.Taylor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1" office:value-type="float" office:value="1000372961" calcext:value-type="float">
            <text:p>1000372961</text:p>
          </table:table-cell>
          <table:table-cell office:value-type="string" calcext:value-type="string">
            <text:p>Fiona</text:p>
          </table:table-cell>
          <table:table-cell office:value-type="string" calcext:value-type="string">
            <text:p>Thomson</text:p>
          </table:table-cell>
          <table:table-cell office:value-type="string" calcext:value-type="string">
            <text:p>36 Cranmer St #469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ittle Hereford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SY8 4LE</text:p>
          </table:table-cell>
          <table:table-cell office:value-type="string" calcext:value-type="string">
            <text:p>01984 926059</text:p>
          </table:table-cell>
          <table:table-cell table:formula="of:=COM.MICROSOFT.CONCAT([.B180];&quot;.&quot;;[.C180])" office:value-type="string" office:string-value="Fiona.Thomson" calcext:value-type="string">
            <text:p>Fiona.Thomson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1" office:value-type="float" office:value="1000605943" calcext:value-type="float">
            <text:p>1000605943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Thurgood</text:p>
          </table:table-cell>
          <table:table-cell office:value-type="string" calcext:value-type="string">
            <text:p>2 Kirkdale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nning Town North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E16 4NF</text:p>
          </table:table-cell>
          <table:table-cell office:value-type="string" calcext:value-type="string">
            <text:p>01897 419567</text:p>
          </table:table-cell>
          <table:table-cell table:formula="of:=COM.MICROSOFT.CONCAT([.B181];&quot;.&quot;;[.C181])" office:value-type="string" office:string-value="Patrick.Thurgood" calcext:value-type="string">
            <text:p>Patrick.Thurgood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1" office:value-type="float" office:value="1000234530" calcext:value-type="float">
            <text:p>1000234530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Tighe</text:p>
          </table:table-cell>
          <table:table-cell office:value-type="string" calcext:value-type="string">
            <text:p>4687 Ather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pringfield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11 4HB</text:p>
          </table:table-cell>
          <table:table-cell office:value-type="string" calcext:value-type="string">
            <text:p>01257 354396</text:p>
          </table:table-cell>
          <table:table-cell table:formula="of:=COM.MICROSOFT.CONCAT([.B182];&quot;.&quot;;[.C182])" office:value-type="string" office:string-value="Stephen.Tighe" calcext:value-type="string">
            <text:p>Stephen.Tighe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1" office:value-type="float" office:value="1000797313" calcext:value-type="float">
            <text:p>1000797313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Treherne</text:p>
          </table:table-cell>
          <table:table-cell office:value-type="string" calcext:value-type="string">
            <text:p>513 Bail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ntnewydd Community</text:p>
          </table:table-cell>
          <table:table-cell office:value-type="string" calcext:value-type="string">
            <text:p>Gwynedd</text:p>
          </table:table-cell>
          <table:table-cell office:value-type="string" calcext:value-type="string">
            <text:p>LL54 7UP</text:p>
          </table:table-cell>
          <table:table-cell office:value-type="string" calcext:value-type="string">
            <text:p>01770 697837</text:p>
          </table:table-cell>
          <table:table-cell table:formula="of:=COM.MICROSOFT.CONCAT([.B183];&quot;.&quot;;[.C183])" office:value-type="string" office:string-value="Paul.Treherne" calcext:value-type="string">
            <text:p>Paul.Treherne</text:p>
          </table:table-cell>
          <table:table-cell table:style-name="ce25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1" office:value-type="float" office:value="1000945068" calcext:value-type="float">
            <text:p>1000945068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620 Old Leed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eviock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PL11 3DF</text:p>
          </table:table-cell>
          <table:table-cell office:value-type="string" calcext:value-type="string">
            <text:p>01284 871485</text:p>
          </table:table-cell>
          <table:table-cell table:formula="of:=COM.MICROSOFT.CONCAT([.B184];&quot;.&quot;;[.C184])" office:value-type="string" office:string-value="Elizabeth.Tyler" calcext:value-type="string">
            <text:p>Elizabeth.Tyler</text:p>
          </table:table-cell>
          <table:table-cell table:style-name="ce25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1" office:value-type="float" office:value="1000760746" calcext:value-type="float">
            <text:p>1000760746</text:p>
          </table:table-cell>
          <table:table-cell office:value-type="string" calcext:value-type="string">
            <text:p>Heinz</text:p>
          </table:table-cell>
          <table:table-cell office:value-type="string" calcext:value-type="string">
            <text:p>Vogel</text:p>
          </table:table-cell>
          <table:table-cell office:value-type="string" calcext:value-type="string">
            <text:p>5149 Maria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terlee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SR8 5RL</text:p>
          </table:table-cell>
          <table:table-cell office:value-type="string" calcext:value-type="string">
            <text:p>01218 415062</text:p>
          </table:table-cell>
          <table:table-cell table:formula="of:=COM.MICROSOFT.CONCAT([.B185];&quot;.&quot;;[.C185])" office:value-type="string" office:string-value="Heinz.Vogel" calcext:value-type="string">
            <text:p>Heinz.Vogel</text:p>
          </table:table-cell>
          <table:table-cell table:style-name="ce25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1" office:value-type="float" office:value="1000398150" calcext:value-type="float">
            <text:p>1000398150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8 Taylo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rub End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O2 9LW</text:p>
          </table:table-cell>
          <table:table-cell office:value-type="string" calcext:value-type="string">
            <text:p>01507 519053</text:p>
          </table:table-cell>
          <table:table-cell table:formula="of:=COM.MICROSOFT.CONCAT([.B186];&quot;.&quot;;[.C186])" office:value-type="string" office:string-value="Samuel.Wales" calcext:value-type="string">
            <text:p>Samuel.Wales</text:p>
          </table:table-cell>
          <table:table-cell table:style-name="ce25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1" office:value-type="float" office:value="1000145326" calcext:value-type="float">
            <text:p>1000145326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588 Venmor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wickenham Riversid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TW1 2QH</text:p>
          </table:table-cell>
          <table:table-cell office:value-type="string" calcext:value-type="string">
            <text:p>01794 317624</text:p>
          </table:table-cell>
          <table:table-cell table:formula="of:=COM.MICROSOFT.CONCAT([.B187];&quot;.&quot;;[.C187])" office:value-type="string" office:string-value="Christopher.Walls" calcext:value-type="string">
            <text:p>Christopher.Walls</text:p>
          </table:table-cell>
          <table:table-cell table:style-name="ce25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1" office:value-type="float" office:value="1000694543" calcext:value-type="float">
            <text:p>1000694543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Walsh</text:p>
          </table:table-cell>
          <table:table-cell office:value-type="string" calcext:value-type="string">
            <text:p>1 Newb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leshill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B46 3LZ</text:p>
          </table:table-cell>
          <table:table-cell office:value-type="string" calcext:value-type="string">
            <text:p>01291 565542</text:p>
          </table:table-cell>
          <table:table-cell table:formula="of:=COM.MICROSOFT.CONCAT([.B188];&quot;.&quot;;[.C188])" office:value-type="string" office:string-value="Martin.Walsh" calcext:value-type="string">
            <text:p>Martin.Walsh</text:p>
          </table:table-cell>
          <table:table-cell table:style-name="ce25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1" office:value-type="float" office:value="1000101566" calcext:value-type="float">
            <text:p>1000101566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Warburton</text:p>
          </table:table-cell>
          <table:table-cell office:value-type="string" calcext:value-type="string">
            <text:p>5588 Lake St #9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ystal Palac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E19 2TJ</text:p>
          </table:table-cell>
          <table:table-cell office:value-type="string" calcext:value-type="string">
            <text:p>01404 343160</text:p>
          </table:table-cell>
          <table:table-cell table:formula="of:=COM.MICROSOFT.CONCAT([.B189];&quot;.&quot;;[.C189])" office:value-type="string" office:string-value="Margaret.Warburton" calcext:value-type="string">
            <text:p>Margaret.Warburton</text:p>
          </table:table-cell>
          <table:table-cell table:style-name="ce25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1" office:value-type="float" office:value="1000460437" calcext:value-type="float">
            <text:p>1000460437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9112 Hardwic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wes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L12 9JB</text:p>
          </table:table-cell>
          <table:table-cell office:value-type="string" calcext:value-type="string">
            <text:p>01651 232745</text:p>
          </table:table-cell>
          <table:table-cell table:formula="of:=COM.MICROSOFT.CONCAT([.B190];&quot;.&quot;;[.C190])" office:value-type="string" office:string-value="David.Watt" calcext:value-type="string">
            <text:p>David.Watt</text:p>
          </table:table-cell>
          <table:table-cell table:style-name="ce25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1" office:value-type="float" office:value="1000550465" calcext:value-type="float">
            <text:p>1000550465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Webster</text:p>
          </table:table-cell>
          <table:table-cell office:value-type="string" calcext:value-type="string">
            <text:p>2395 Gloucester P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lliwell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BL1 6DS</text:p>
          </table:table-cell>
          <table:table-cell office:value-type="string" calcext:value-type="string">
            <text:p>01368 497445</text:p>
          </table:table-cell>
          <table:table-cell table:formula="of:=COM.MICROSOFT.CONCAT([.B191];&quot;.&quot;;[.C191])" office:value-type="string" office:string-value="Andrew.Webster" calcext:value-type="string">
            <text:p>Andrew.Webster</text:p>
          </table:table-cell>
          <table:table-cell table:style-name="ce25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1" office:value-type="float" office:value="1000681011" calcext:value-type="float">
            <text:p>1000681011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Welford</text:p>
          </table:table-cell>
          <table:table-cell office:value-type="string" calcext:value-type="string">
            <text:p>341 Birchfiel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reham St. Martin</text:p>
          </table:table-cell>
          <table:table-cell office:value-type="string" calcext:value-type="string">
            <text:p>Dorset</text:p>
          </table:table-cell>
          <table:table-cell office:value-type="string" calcext:value-type="string">
            <text:p>BH16 6JJ</text:p>
          </table:table-cell>
          <table:table-cell office:value-type="string" calcext:value-type="string">
            <text:p>01341 997268</text:p>
          </table:table-cell>
          <table:table-cell table:formula="of:=COM.MICROSOFT.CONCAT([.B192];&quot;.&quot;;[.C192])" office:value-type="string" office:string-value="Matthew.Welford" calcext:value-type="string">
            <text:p>Matthew.Welford</text:p>
          </table:table-cell>
          <table:table-cell table:style-name="ce25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1" office:value-type="float" office:value="1000955539" calcext:value-type="float">
            <text:p>1000955539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9854 Ranelagh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inedon</text:p>
          </table:table-cell>
          <table:table-cell office:value-type="string" calcext:value-type="string">
            <text:p>Northamptonshire</text:p>
          </table:table-cell>
          <table:table-cell office:value-type="string" calcext:value-type="string">
            <text:p>NN9 5EN</text:p>
          </table:table-cell>
          <table:table-cell office:value-type="string" calcext:value-type="string">
            <text:p>01469 888112</text:p>
          </table:table-cell>
          <table:table-cell table:formula="of:=COM.MICROSOFT.CONCAT([.B193];&quot;.&quot;;[.C193])" office:value-type="string" office:string-value="Emma.White" calcext:value-type="string">
            <text:p>Emma.White</text:p>
          </table:table-cell>
          <table:table-cell table:style-name="ce25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1" office:value-type="float" office:value="1000282432" calcext:value-type="float">
            <text:p>1000282432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8 Nova Scoti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erphilly Community</text:p>
          </table:table-cell>
          <table:table-cell office:value-type="string" calcext:value-type="string">
            <text:p>Caerphilly</text:p>
          </table:table-cell>
          <table:table-cell office:value-type="string" calcext:value-type="string">
            <text:p>CF83 3AF</text:p>
          </table:table-cell>
          <table:table-cell office:value-type="string" calcext:value-type="string">
            <text:p>01816 462521</text:p>
          </table:table-cell>
          <table:table-cell table:formula="of:=COM.MICROSOFT.CONCAT([.B194];&quot;.&quot;;[.C194])" office:value-type="string" office:string-value="Sarah.White" calcext:value-type="string">
            <text:p>Sarah.White</text:p>
          </table:table-cell>
          <table:table-cell table:style-name="ce25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1" office:value-type="float" office:value="1000885377" calcext:value-type="float">
            <text:p>100088537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72 Lime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ld Newton with Dagworth</text:p>
          </table:table-cell>
          <table:table-cell office:value-type="string" calcext:value-type="string">
            <text:p>Suffolk</text:p>
          </table:table-cell>
          <table:table-cell office:value-type="string" calcext:value-type="string">
            <text:p>IP14 4HG</text:p>
          </table:table-cell>
          <table:table-cell office:value-type="string" calcext:value-type="string">
            <text:p>01300 650262</text:p>
          </table:table-cell>
          <table:table-cell table:formula="of:=COM.MICROSOFT.CONCAT([.B195];&quot;.&quot;;[.C195])" office:value-type="string" office:string-value="Mark.Williams" calcext:value-type="string">
            <text:p>Mark.Williams</text:p>
          </table:table-cell>
          <table:table-cell table:style-name="ce25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1" office:value-type="float" office:value="1000126557" calcext:value-type="float">
            <text:p>1000126557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907 Denma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owle and Ealand</text:p>
          </table:table-cell>
          <table:table-cell office:value-type="string" calcext:value-type="string">
            <text:p>North Lincolnshire</text:p>
          </table:table-cell>
          <table:table-cell office:value-type="string" calcext:value-type="string">
            <text:p>DN17 4EN</text:p>
          </table:table-cell>
          <table:table-cell office:value-type="string" calcext:value-type="string">
            <text:p>01998 694754</text:p>
          </table:table-cell>
          <table:table-cell table:formula="of:=COM.MICROSOFT.CONCAT([.B196];&quot;.&quot;;[.C196])" office:value-type="string" office:string-value="Vip.Williams" calcext:value-type="string">
            <text:p>Vip.Williams</text:p>
          </table:table-cell>
          <table:table-cell table:style-name="ce25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1" office:value-type="float" office:value="1000448232" calcext:value-type="float">
            <text:p>1000448232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5 Garfield St #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lton Regis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10 2EJ</text:p>
          </table:table-cell>
          <table:table-cell office:value-type="string" calcext:value-type="string">
            <text:p>01404 425588</text:p>
          </table:table-cell>
          <table:table-cell table:formula="of:=COM.MICROSOFT.CONCAT([.B197];&quot;.&quot;;[.C197])" office:value-type="string" office:string-value="Janet.Wilson" calcext:value-type="string">
            <text:p>Janet.Wilson</text:p>
          </table:table-cell>
          <table:table-cell table:style-name="ce25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1" office:value-type="float" office:value="1000442524" calcext:value-type="float">
            <text:p>1000442524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345 Feltwell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Michaels and Wicksteed War</text:p>
          </table:table-cell>
          <table:table-cell office:value-type="string" calcext:value-type="string">
            <text:p>Northamptonshire</text:p>
          </table:table-cell>
          <table:table-cell office:value-type="string" calcext:value-type="string">
            <text:p>NN15 6BB</text:p>
          </table:table-cell>
          <table:table-cell office:value-type="string" calcext:value-type="string">
            <text:p>01691 316298</text:p>
          </table:table-cell>
          <table:table-cell table:formula="of:=COM.MICROSOFT.CONCAT([.B198];&quot;.&quot;;[.C198])" office:value-type="string" office:string-value="Christopher.Wood" calcext:value-type="string">
            <text:p>Christopher.Wood</text:p>
          </table:table-cell>
          <table:table-cell table:style-name="ce25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1" office:value-type="float" office:value="1000623352" calcext:value-type="float">
            <text:p>1000623352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Worrall</text:p>
          </table:table-cell>
          <table:table-cell office:value-type="string" calcext:value-type="string">
            <text:p>1 Tows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owe of Fife and Tay Coast War</text:p>
          </table:table-cell>
          <table:table-cell office:value-type="string" calcext:value-type="string">
            <text:p>Fife</text:p>
          </table:table-cell>
          <table:table-cell office:value-type="string" calcext:value-type="string">
            <text:p>KY14 6AH</text:p>
          </table:table-cell>
          <table:table-cell office:value-type="string" calcext:value-type="string">
            <text:p>01753 900033</text:p>
          </table:table-cell>
          <table:table-cell table:formula="of:=COM.MICROSOFT.CONCAT([.B199];&quot;.&quot;;[.C199])" office:value-type="string" office:string-value="Linda.Worrall" calcext:value-type="string">
            <text:p>Linda.Worrall</text:p>
          </table:table-cell>
          <table:table-cell table:style-name="ce25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1" office:value-type="float" office:value="1000783764" calcext:value-type="float">
            <text:p>1000783764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Wylie</text:p>
          </table:table-cell>
          <table:table-cell office:value-type="string" calcext:value-type="string">
            <text:p>4 Candia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ipston on Stour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36 4HE</text:p>
          </table:table-cell>
          <table:table-cell office:value-type="string" calcext:value-type="string">
            <text:p>01311 723137</text:p>
          </table:table-cell>
          <table:table-cell table:formula="of:=COM.MICROSOFT.CONCAT([.B200];&quot;.&quot;;[.C200])" office:value-type="string" office:string-value="Kenneth.Wylie" calcext:value-type="string">
            <text:p>Kenneth.Wylie</text:p>
          </table:table-cell>
          <table:table-cell table:style-name="ce25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1" office:value-type="float" office:value="1000584048" calcext:value-type="float">
            <text:p>1000584048</text:p>
          </table:table-cell>
          <table:table-cell office:value-type="string" calcext:value-type="string">
            <text:p>Ibrahim</text:p>
          </table:table-cell>
          <table:table-cell office:value-type="string" calcext:value-type="string">
            <text:p>Yusuf</text:p>
          </table:table-cell>
          <table:table-cell office:value-type="string" calcext:value-type="string">
            <text:p>2 Cherry Lan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ood South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2 2NJ</text:p>
          </table:table-cell>
          <table:table-cell office:value-type="string" calcext:value-type="string">
            <text:p>01793 443665</text:p>
          </table:table-cell>
          <table:table-cell table:formula="of:=COM.MICROSOFT.CONCAT([.B201];&quot;.&quot;;[.C201])" office:value-type="string" office:string-value="Ibrahim.Yusuf" calcext:value-type="string">
            <text:p>Ibrahim.Yusuf</text:p>
          </table:table-cell>
          <table:table-cell table:style-name="ce25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 table:number-rows-repeated="40">
          <table:table-cell table:number-columns-repeated="17"/>
          <table:table-cell table:style-name="ce34"/>
          <table:table-cell table:number-columns-repeated="10"/>
        </table:table-row>
        <table:table-row table:style-name="ro1" table:number-rows-repeated="1048334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Sheet8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CORESCORE</text:p>
          </table:table-cell>
          <table:table-cell office:value-type="string" calcext:value-type="string">
            <text:p>SCORES</text:p>
          </table:table-cell>
          <table:table-cell office:value-type="string" calcext:value-type="string">
            <text:p>FREQS</text:p>
          </table:table-cell>
        </table:table-row>
        <table:table-row table:style-name="ro1">
          <table:table-cell table:number-columns-repeated="2" office:value-type="string" calcext:value-type="string">
            <text:p>A*</text:p>
          </table:table-cell>
          <table:table-cell table:formula="of:=FREQUENCY([.A2:.A201]; [.B2:.B8]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A*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</table:table>
      <table:table table:name="Accounts" table:style-name="ta1">
        <table:table-column table:style-name="co14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AccountID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Last login</text:p>
          </table:table-cell>
          <table:table-cell office:value-type="string" calcext:value-type="string">
            <text:p>Service status</text:p>
          </table:table-cell>
          <table:table-cell office:value-type="string" calcext:value-type="string">
            <text:p>Service1</text:p>
          </table:table-cell>
          <table:table-cell office:value-type="string" calcext:value-type="string">
            <text:p>Status1</text:p>
          </table:table-cell>
          <table:table-cell office:value-type="string" calcext:value-type="string">
            <text:p>Service2</text:p>
          </table:table-cell>
          <table:table-cell office:value-type="string" calcext:value-type="string">
            <text:p>Status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1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Ahmed</text:p>
          </table:table-cell>
          <table:table-cell table:formula="of:=COM.MICROSOFT.CONCAT([.C2];&quot;.&quot;;[.D2];&quot;@ncfe.org.uk&quot;)" office:value-type="string" office:string-value="Mohammed.Ahmed@ncfe.org.uk" calcext:value-type="string">
            <text:p>Mohammed.Ahmed@ncfe.org.uk</text:p>
          </table:table-cell>
          <table:table-cell office:value-type="string" calcext:value-type="string">
            <text:p>approver</text:p>
          </table:table-cell>
          <table:table-cell office:value-type="string" calcext:value-type="string">
            <text:p>5 day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ollec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Trainee Teacher Portal</text:p>
          </table:table-cell>
          <table:table-cell office:value-type="string" calcext:value-type="string">
            <text:p>Inactive</text:p>
          </table:table-cell>
        </table:table-row>
        <table:table-row table:style-name="ro1">
          <table:table-cell office:value-type="string" calcext:value-type="string">
            <text:p>a02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Katherin</text:p>
          </table:table-cell>
          <table:table-cell office:value-type="string" calcext:value-type="string">
            <text:p>Quigley</text:p>
          </table:table-cell>
          <table:table-cell table:formula="of:=COM.MICROSOFT.CONCAT([.C3];&quot;.&quot;;[.D3];&quot;@ncfe.org.uk&quot;)" office:value-type="string" office:string-value="Katherin.Quigley@ncfe.org.uk" calcext:value-type="string">
            <text:p>Katherin.Quigley@ncfe.org.uk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Invited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03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Robbins</text:p>
          </table:table-cell>
          <table:table-cell table:formula="of:=COM.MICROSOFT.CONCAT([.C4];&quot;.&quot;;[.D4];&quot;@ncfe.org.uk&quot;)" office:value-type="string" office:string-value="Mark.Robbins@ncfe.org.uk" calcext:value-type="string">
            <text:p>Mark.Robbins@ncfe.org.uk</text:p>
          </table:table-cell>
          <table:table-cell office:value-type="string" calcext:value-type="string">
            <text:p>approver</text:p>
          </table:table-cell>
          <table:table-cell office:value-type="string" calcext:value-type="string">
            <text:p>7 day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04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oore</text:p>
          </table:table-cell>
          <table:table-cell table:formula="of:=COM.MICROSOFT.CONCAT([.C5];&quot;.&quot;;[.D5];&quot;@ncfe.org.uk&quot;)" office:value-type="string" office:string-value="John.Moore@ncfe.org.uk" calcext:value-type="string">
            <text:p>John.Moore@ncfe.org.uk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1 month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ollect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5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Johns</text:p>
          </table:table-cell>
          <table:table-cell table:formula="of:=COM.MICROSOFT.CONCAT([.C6];&quot;.&quot;;[.D6];&quot;@ncfe.org.uk&quot;)" office:value-type="string" office:string-value="Tracy.Johns@ncfe.org.uk" calcext:value-type="string">
            <text:p>Tracy.Johns@ncfe.org.uk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1 day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06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ryant</text:p>
          </table:table-cell>
          <table:table-cell table:formula="of:=COM.MICROSOFT.CONCAT([.C7];&quot;.&quot;;[.D7];&quot;@ncfe.org.uk&quot;)" office:value-type="string" office:string-value="Rebecca.Bryant@ncfe.org.uk" calcext:value-type="string">
            <text:p>Rebecca.Bryant@ncfe.org.uk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2 months ago</text:p>
          </table:table-cell>
          <table:table-cell office:value-type="string" calcext:value-type="string">
            <text:p>Inactiv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07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Polly</text:p>
          </table:table-cell>
          <table:table-cell office:value-type="string" calcext:value-type="string">
            <text:p>Thomas</text:p>
          </table:table-cell>
          <table:table-cell table:formula="of:=COM.MICROSOFT.CONCAT([.C8];&quot;.&quot;;[.D8];&quot;@ncfe.org.uk&quot;)" office:value-type="string" office:string-value="Polly.Thomas@ncfe.org.uk" calcext:value-type="string">
            <text:p>Polly.Thomas@ncfe.org.uk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5 day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08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Thurling</text:p>
          </table:table-cell>
          <table:table-cell table:formula="of:=COM.MICROSOFT.CONCAT([.C9];&quot;.&quot;;[.D9];&quot;@ncfe.org.uk&quot;)" office:value-type="string" office:string-value="Kathy.Thurling@ncfe.org.uk" calcext:value-type="string">
            <text:p>Kathy.Thurling@ncfe.org.uk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2 hour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ollect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9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Ahmed</text:p>
          </table:table-cell>
          <table:table-cell table:formula="of:=COM.MICROSOFT.CONCAT([.C10];&quot;.&quot;;[.D10];&quot;@pearson.com&quot;)" office:value-type="string" office:string-value="Mohammed.Ahmed@pearson.com" calcext:value-type="string">
            <text:p>Mohammed.Ahmed@pearson.com</text:p>
          </table:table-cell>
          <table:table-cell office:value-type="string" calcext:value-type="string">
            <text:p>approver</text:p>
          </table:table-cell>
          <table:table-cell office:value-type="string" calcext:value-type="string">
            <text:p>5 day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ollec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Trainee Teacher Portal</text:p>
          </table:table-cell>
          <table:table-cell office:value-type="string" calcext:value-type="string">
            <text:p>Inactive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Katherin</text:p>
          </table:table-cell>
          <table:table-cell office:value-type="string" calcext:value-type="string">
            <text:p>Quigley</text:p>
          </table:table-cell>
          <table:table-cell table:formula="of:=COM.MICROSOFT.CONCAT([.C11];&quot;.&quot;;[.D11];&quot;@pearson.com&quot;)" office:value-type="string" office:string-value="Katherin.Quigley@pearson.com" calcext:value-type="string">
            <text:p>Katherin.Quigley@pearson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Invited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Robbins</text:p>
          </table:table-cell>
          <table:table-cell table:formula="of:=COM.MICROSOFT.CONCAT([.C12];&quot;.&quot;;[.D12];&quot;@pearson.com&quot;)" office:value-type="string" office:string-value="Mark.Robbins@pearson.com" calcext:value-type="string">
            <text:p>Mark.Robbins@pearson.com</text:p>
          </table:table-cell>
          <table:table-cell office:value-type="string" calcext:value-type="string">
            <text:p>approver</text:p>
          </table:table-cell>
          <table:table-cell office:value-type="string" calcext:value-type="string">
            <text:p>7 day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oore</text:p>
          </table:table-cell>
          <table:table-cell table:formula="of:=COM.MICROSOFT.CONCAT([.C13];&quot;.&quot;;[.D13];&quot;@pearson.com&quot;)" office:value-type="string" office:string-value="John.Moore@pearson.com" calcext:value-type="string">
            <text:p>John.Moore@pearson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1 month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Johns</text:p>
          </table:table-cell>
          <table:table-cell table:formula="of:=COM.MICROSOFT.CONCAT([.C14];&quot;.&quot;;[.D14];&quot;@pearson.com&quot;)" office:value-type="string" office:string-value="Tracy.Johns@pearson.com" calcext:value-type="string">
            <text:p>Tracy.Johns@pearson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1 day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ollect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ryant</text:p>
          </table:table-cell>
          <table:table-cell table:formula="of:=COM.MICROSOFT.CONCAT([.C15];&quot;.&quot;;[.D15];&quot;@pearson.com&quot;)" office:value-type="string" office:string-value="Rebecca.Bryant@pearson.com" calcext:value-type="string">
            <text:p>Rebecca.Bryant@pearson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2 months ago</text:p>
          </table:table-cell>
          <table:table-cell office:value-type="string" calcext:value-type="string">
            <text:p>Inactiv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Polly</text:p>
          </table:table-cell>
          <table:table-cell office:value-type="string" calcext:value-type="string">
            <text:p>Thomas</text:p>
          </table:table-cell>
          <table:table-cell table:formula="of:=COM.MICROSOFT.CONCAT([.C16];&quot;.&quot;;[.D16];&quot;@pearson.com&quot;)" office:value-type="string" office:string-value="Polly.Thomas@pearson.com" calcext:value-type="string">
            <text:p>Polly.Thomas@pearson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5 day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Thurling</text:p>
          </table:table-cell>
          <table:table-cell table:formula="of:=COM.MICROSOFT.CONCAT([.C17];&quot;.&quot;;[.D17];&quot;@pearson.com&quot;)" office:value-type="string" office:string-value="Kathy.Thurling@pearson.com" calcext:value-type="string">
            <text:p>Kathy.Thurling@pearson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2 hour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7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Ahmed</text:p>
          </table:table-cell>
          <table:table-cell table:formula="of:=COM.MICROSOFT.CONCAT([.C18];&quot;.&quot;;[.D18];&quot;@cityandguilds.com&quot;)" office:value-type="string" office:string-value="Mohammed.Ahmed@cityandguilds.com" calcext:value-type="string">
            <text:p>Mohammed.Ahmed@cityandguilds.com</text:p>
          </table:table-cell>
          <table:table-cell office:value-type="string" calcext:value-type="string">
            <text:p>approver</text:p>
          </table:table-cell>
          <table:table-cell office:value-type="string" calcext:value-type="string">
            <text:p>5 day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ollec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Trainee Teacher Portal</text:p>
          </table:table-cell>
          <table:table-cell office:value-type="string" calcext:value-type="string">
            <text:p>Inactive</text:p>
          </table:table-cell>
        </table:table-row>
        <table:table-row table:style-name="ro1">
          <table:table-cell office:value-type="string" calcext:value-type="string">
            <text:p>a18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Katherin</text:p>
          </table:table-cell>
          <table:table-cell office:value-type="string" calcext:value-type="string">
            <text:p>Quigley</text:p>
          </table:table-cell>
          <table:table-cell table:formula="of:=COM.MICROSOFT.CONCAT([.C19];&quot;.&quot;;[.D19];&quot;@cityandguilds.com&quot;)" office:value-type="string" office:string-value="Katherin.Quigley@cityandguilds.com" calcext:value-type="string">
            <text:p>Katherin.Quigley@cityandguilds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Invited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9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Robbins</text:p>
          </table:table-cell>
          <table:table-cell table:formula="of:=COM.MICROSOFT.CONCAT([.C20];&quot;.&quot;;[.D20];&quot;@cityandguilds.com&quot;)" office:value-type="string" office:string-value="Mark.Robbins@cityandguilds.com" calcext:value-type="string">
            <text:p>Mark.Robbins@cityandguilds.com</text:p>
          </table:table-cell>
          <table:table-cell office:value-type="string" calcext:value-type="string">
            <text:p>approver</text:p>
          </table:table-cell>
          <table:table-cell office:value-type="string" calcext:value-type="string">
            <text:p>7 day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0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oore</text:p>
          </table:table-cell>
          <table:table-cell table:formula="of:=COM.MICROSOFT.CONCAT([.C21];&quot;.&quot;;[.D21];&quot;@cityandguilds.com&quot;)" office:value-type="string" office:string-value="John.Moore@cityandguilds.com" calcext:value-type="string">
            <text:p>John.Moore@cityandguilds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1 month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ollect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1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Johns</text:p>
          </table:table-cell>
          <table:table-cell table:formula="of:=COM.MICROSOFT.CONCAT([.C22];&quot;.&quot;;[.D22];&quot;@cityandguilds.com&quot;)" office:value-type="string" office:string-value="Tracy.Johns@cityandguilds.com" calcext:value-type="string">
            <text:p>Tracy.Johns@cityandguilds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1 day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2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ryant</text:p>
          </table:table-cell>
          <table:table-cell table:formula="of:=COM.MICROSOFT.CONCAT([.C23];&quot;.&quot;;[.D23];&quot;@cityandguilds.com&quot;)" office:value-type="string" office:string-value="Rebecca.Bryant@cityandguilds.com" calcext:value-type="string">
            <text:p>Rebecca.Bryant@cityandguilds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2 months ago</text:p>
          </table:table-cell>
          <table:table-cell office:value-type="string" calcext:value-type="string">
            <text:p>Inactiv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23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Polly</text:p>
          </table:table-cell>
          <table:table-cell office:value-type="string" calcext:value-type="string">
            <text:p>Thomas</text:p>
          </table:table-cell>
          <table:table-cell table:formula="of:=COM.MICROSOFT.CONCAT([.C24];&quot;.&quot;;[.D24];&quot;@cityandguilds.com&quot;)" office:value-type="string" office:string-value="Polly.Thomas@cityandguilds.com" calcext:value-type="string">
            <text:p>Polly.Thomas@cityandguilds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5 day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4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Thurling</text:p>
          </table:table-cell>
          <table:table-cell table:formula="of:=COM.MICROSOFT.CONCAT([.C25];&quot;.&quot;;[.D25];&quot;@cityandguilds.com&quot;)" office:value-type="string" office:string-value="Kathy.Thurling@cityandguilds.com" calcext:value-type="string">
            <text:p>Kathy.Thurling@cityandguilds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2 hour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</table:table>
      <table:table table:name="SelectedProviders" table:style-name="ta1">
        <table:table-column table:style-name="co19" table:default-cell-style-name="ce37"/>
        <table:table-column table:style-name="co20" table:default-cell-style-name="ce37"/>
        <table:table-column table:style-name="co3" table:number-columns-repeated="2" table:default-cell-style-name="ce37"/>
        <table:table-column table:style-name="co3" table:default-cell-style-name="ce39"/>
        <table:table-column table:style-name="co3" table:number-columns-repeated="59" table:default-cell-style-name="ce37"/>
        <table:table-row table:style-name="ro1">
          <table:table-cell table:style-name="ce35" office:value-type="string" calcext:value-type="string">
            <text:p>Access Creative College (Access to Music Ltd.)</text:p>
          </table:table-cell>
          <table:table-cell table:style-name="ce35" office:value-type="string" calcext:value-type="string">
            <text:p>West Midlands</text:p>
          </table:table-cell>
          <table:table-cell table:style-name="ce36" table:number-columns-repeated="2"/>
          <table:table-cell table:style-name="ce38"/>
          <table:table-cell table:number-columns-repeated="59"/>
        </table:table-row>
        <table:table-row table:style-name="ro1">
          <table:table-cell table:style-name="ce35" office:value-type="string" calcext:value-type="string">
            <text:p>Barnsley College</text:p>
          </table:table-cell>
          <table:table-cell table:style-name="ce35" office:value-type="string" calcext:value-type="string">
            <text:p>Yorkshire and the Humber</text:p>
          </table:table-cell>
          <table:table-cell table:style-name="ce36" table:number-columns-repeated="2"/>
          <table:table-cell table:style-name="ce38"/>
          <table:table-cell table:number-columns-repeated="59"/>
        </table:table-row>
        <table:table-row table:style-name="ro1">
          <table:table-cell table:style-name="ce35" office:value-type="string" calcext:value-type="string">
            <text:p>Bishop Burton College</text:p>
          </table:table-cell>
          <table:table-cell table:style-name="ce35" office:value-type="string" calcext:value-type="string">
            <text:p>Yorkshire and the Humber</text:p>
          </table:table-cell>
          <table:table-cell table:style-name="ce36" table:number-columns-repeated="2"/>
          <table:table-cell table:style-name="ce38"/>
          <table:table-cell table:number-columns-repeated="59"/>
        </table:table-row>
        <table:table-row table:style-name="ro1">
          <table:table-cell table:style-name="ce35" office:value-type="string" calcext:value-type="string">
            <text:p>Blackpool and The Fylde College</text:p>
          </table:table-cell>
          <table:table-cell table:style-name="ce35" office:value-type="string" calcext:value-type="string">
            <text:p>North West</text:p>
          </table:table-cell>
          <table:table-cell table:style-name="ce36" table:number-columns-repeated="2"/>
          <table:table-cell table:style-name="ce38"/>
          <table:table-cell table:number-columns-repeated="59"/>
        </table:table-row>
        <table:table-row table:style-name="ro1">
          <table:table-cell table:style-name="ce35" office:value-type="string" calcext:value-type="string">
            <text:p>Bridgwater &amp; Taunton College</text:p>
          </table:table-cell>
          <table:table-cell table:style-name="ce35" office:value-type="string" calcext:value-type="string">
            <text:p>South West</text:p>
          </table:table-cell>
          <table:table-cell table:style-name="ce36" table:number-columns-repeated="2"/>
          <table:table-cell table:style-name="ce38"/>
          <table:table-cell table:number-columns-repeated="59"/>
        </table:table-row>
        <table:table-row table:style-name="ro1">
          <table:table-cell table:style-name="ce35" office:value-type="string" calcext:value-type="string">
            <text:p>Cardinal Newman College</text:p>
          </table:table-cell>
          <table:table-cell table:style-name="ce35" office:value-type="string" calcext:value-type="string">
            <text:p>North West</text:p>
          </table:table-cell>
          <table:table-cell table:style-name="ce36" table:number-columns-repeated="2"/>
          <table:table-cell table:style-name="ce38"/>
          <table:table-cell table:number-columns-repeated="59"/>
        </table:table-row>
        <table:table-row table:style-name="ro1">
          <table:table-cell table:style-name="ce35" office:value-type="string" calcext:value-type="string">
            <text:p>Chichester College Group</text:p>
          </table:table-cell>
          <table:table-cell table:style-name="ce35" office:value-type="string" calcext:value-type="string">
            <text:p>South East</text:p>
          </table:table-cell>
          <table:table-cell table:style-name="ce36" table:number-columns-repeated="2"/>
          <table:table-cell table:style-name="ce38"/>
          <table:table-cell table:number-columns-repeated="59"/>
        </table:table-row>
        <table:table-row table:style-name="ro1">
          <table:table-cell table:style-name="ce35" office:value-type="string" calcext:value-type="string">
            <text:p>Cirencester College</text:p>
          </table:table-cell>
          <table:table-cell table:style-name="ce35" office:value-type="string" calcext:value-type="string">
            <text:p>South West</text:p>
          </table:table-cell>
          <table:table-cell table:style-name="ce36" table:number-columns-repeated="2"/>
          <table:table-cell table:style-name="ce38"/>
          <table:table-cell table:number-columns-repeated="59"/>
        </table:table-row>
        <table:table-row table:style-name="ro1">
          <table:table-cell table:style-name="ce35" office:value-type="string" calcext:value-type="string">
            <text:p>City College Norwich</text:p>
          </table:table-cell>
          <table:table-cell table:style-name="ce35" office:value-type="string" calcext:value-type="string">
            <text:p>East of England</text:p>
          </table:table-cell>
          <table:table-cell table:style-name="ce36" table:number-columns-repeated="2"/>
          <table:table-cell table:style-name="ce38"/>
          <table:table-cell table:number-columns-repeated="59"/>
        </table:table-row>
        <table:table-row table:style-name="ro1">
          <table:table-cell table:style-name="ce35" office:value-type="string" calcext:value-type="string">
            <text:p>City of Stoke-on-Trent Sixth Form College</text:p>
          </table:table-cell>
          <table:table-cell table:style-name="ce35" office:value-type="string" calcext:value-type="string">
            <text:p>West Midlands</text:p>
          </table:table-cell>
          <table:table-cell table:style-name="ce36" table:number-columns-repeated="2"/>
          <table:table-cell table:style-name="ce38"/>
          <table:table-cell table:number-columns-repeated="59"/>
        </table:table-row>
        <table:table-row table:style-name="ro1">
          <table:table-cell table:style-name="ce35" office:value-type="string" calcext:value-type="string">
            <text:p>Cranford Community College</text:p>
          </table:table-cell>
          <table:table-cell table:style-name="ce35" office:value-type="string" calcext:value-type="string">
            <text:p>London</text:p>
          </table:table-cell>
          <table:table-cell table:style-name="ce36" table:number-columns-repeated="2"/>
          <table:table-cell table:style-name="ce38"/>
          <table:table-cell table:number-columns-repeated="59"/>
        </table:table-row>
        <table:table-row table:style-name="ro1">
          <table:table-cell table:style-name="ce35" office:value-type="string" calcext:value-type="string">
            <text:p>Derby College</text:p>
          </table:table-cell>
          <table:table-cell table:style-name="ce35" office:value-type="string" calcext:value-type="string">
            <text:p>East Midlands</text:p>
          </table:table-cell>
          <table:table-cell table:style-name="ce36" table:number-columns-repeated="2"/>
          <table:table-cell table:style-name="ce38"/>
          <table:table-cell table:number-columns-repeated="59"/>
        </table:table-row>
        <table:table-row table:style-name="ro1">
          <table:table-cell table:style-name="ce35" office:value-type="string" calcext:value-type="string">
            <text:p>Dudley College of Technology</text:p>
          </table:table-cell>
          <table:table-cell table:style-name="ce35" office:value-type="string" calcext:value-type="string">
            <text:p>West Midlands</text:p>
          </table:table-cell>
          <table:table-cell table:style-name="ce36" table:number-columns-repeated="2"/>
          <table:table-cell table:style-name="ce38"/>
          <table:table-cell table:number-columns-repeated="59"/>
        </table:table-row>
        <table:table-row table:style-name="ro1">
          <table:table-cell table:style-name="ce35" office:value-type="string" calcext:value-type="string">
            <text:p>East Sussex College Group</text:p>
          </table:table-cell>
          <table:table-cell table:style-name="ce35" office:value-type="string" calcext:value-type="string">
            <text:p>South East</text:p>
          </table:table-cell>
          <table:table-cell table:style-name="ce36" table:number-columns-repeated="2"/>
          <table:table-cell table:style-name="ce38"/>
          <table:table-cell table:number-columns-repeated="59"/>
        </table:table-row>
        <table:table-row table:style-name="ro1">
          <table:table-cell table:style-name="ce35" office:value-type="string" calcext:value-type="string">
            <text:p>Exeter College</text:p>
          </table:table-cell>
          <table:table-cell table:style-name="ce35" office:value-type="string" calcext:value-type="string">
            <text:p>South West</text:p>
          </table:table-cell>
          <table:table-cell table:style-name="ce36" table:number-columns-repeated="2"/>
          <table:table-cell table:style-name="ce38"/>
          <table:table-cell table:number-columns-repeated="59"/>
        </table:table-row>
        <table:table-row table:style-name="ro1">
          <table:table-cell table:style-name="ce35" office:value-type="string" calcext:value-type="string">
            <text:p>Fareham College</text:p>
          </table:table-cell>
          <table:table-cell table:style-name="ce35" office:value-type="string" calcext:value-type="string">
            <text:p>South East</text:p>
          </table:table-cell>
          <table:table-cell table:style-name="ce36" table:number-columns-repeated="2"/>
          <table:table-cell table:style-name="ce38"/>
          <table:table-cell table:number-columns-repeated="59"/>
        </table:table-row>
        <table:table-row table:style-name="ro1">
          <table:table-cell table:style-name="ce35" office:value-type="string" calcext:value-type="string">
            <text:p>Farnborough College of Technology</text:p>
          </table:table-cell>
          <table:table-cell table:style-name="ce35" office:value-type="string" calcext:value-type="string">
            <text:p>South East</text:p>
          </table:table-cell>
          <table:table-cell table:style-name="ce36" table:number-columns-repeated="2"/>
          <table:table-cell table:style-name="ce38"/>
          <table:table-cell table:number-columns-repeated="59"/>
        </table:table-row>
        <table:table-row table:style-name="ro1">
          <table:table-cell table:style-name="ce35" office:value-type="string" calcext:value-type="string">
            <text:p>Gateshead College</text:p>
          </table:table-cell>
          <table:table-cell table:style-name="ce35" office:value-type="string" calcext:value-type="string">
            <text:p>North East</text:p>
          </table:table-cell>
          <table:table-cell table:style-name="ce36" table:number-columns-repeated="2"/>
          <table:table-cell table:style-name="ce38"/>
          <table:table-cell table:number-columns-repeated="59"/>
        </table:table-row>
        <table:table-row table:style-name="ro1">
          <table:table-cell table:style-name="ce35" office:value-type="string" calcext:value-type="string">
            <text:p>Grimsby Institute of Further &amp; Higher Education</text:p>
          </table:table-cell>
          <table:table-cell table:style-name="ce35" office:value-type="string" calcext:value-type="string">
            <text:p>Yorkshire and the Humber</text:p>
          </table:table-cell>
          <table:table-cell table:style-name="ce36" table:number-columns-repeated="2"/>
          <table:table-cell table:style-name="ce38"/>
          <table:table-cell table:number-columns-repeated="59"/>
        </table:table-row>
        <table:table-row table:style-name="ro1">
          <table:table-cell table:style-name="ce35" office:value-type="string" calcext:value-type="string">
            <text:p>Havant and South Downs College</text:p>
          </table:table-cell>
          <table:table-cell table:style-name="ce35" office:value-type="string" calcext:value-type="string">
            <text:p>South East</text:p>
          </table:table-cell>
          <table:table-cell table:style-name="ce36" table:number-columns-repeated="2"/>
          <table:table-cell table:style-name="ce38"/>
          <table:table-cell table:number-columns-repeated="59"/>
        </table:table-row>
        <table:table-row table:style-name="ro1">
          <table:table-cell table:style-name="ce35" office:value-type="string" calcext:value-type="string">
            <text:p>HCUC (Harrow College and Uxbridge College)</text:p>
          </table:table-cell>
          <table:table-cell table:style-name="ce35" office:value-type="string" calcext:value-type="string">
            <text:p>London</text:p>
          </table:table-cell>
          <table:table-cell table:style-name="ce36" table:number-columns-repeated="2"/>
          <table:table-cell table:style-name="ce38"/>
          <table:table-cell table:number-columns-repeated="59"/>
        </table:table-row>
        <table:table-row table:style-name="ro1">
          <table:table-cell table:style-name="ce35" office:value-type="string" calcext:value-type="string">
            <text:p>La Retraite RC Girls School</text:p>
          </table:table-cell>
          <table:table-cell table:style-name="ce35" office:value-type="string" calcext:value-type="string">
            <text:p>London</text:p>
          </table:table-cell>
          <table:table-cell table:style-name="ce36" table:number-columns-repeated="2"/>
          <table:table-cell table:style-name="ce38"/>
          <table:table-cell table:number-columns-repeated="59"/>
        </table:table-row>
        <table:table-row table:style-name="ro1">
          <table:table-cell table:style-name="ce35" office:value-type="string" calcext:value-type="string">
            <text:p>Lordswood Girls’ School &amp; Sixth Form Centre</text:p>
          </table:table-cell>
          <table:table-cell table:style-name="ce35" office:value-type="string" calcext:value-type="string">
            <text:p>West Midlands</text:p>
          </table:table-cell>
          <table:table-cell table:style-name="ce36" table:number-columns-repeated="2"/>
          <table:table-cell table:style-name="ce38"/>
          <table:table-cell table:number-columns-repeated="59"/>
        </table:table-row>
        <table:table-row table:style-name="ro1">
          <table:table-cell table:style-name="ce35" office:value-type="string" calcext:value-type="string">
            <text:p>Nelson and Colne College</text:p>
          </table:table-cell>
          <table:table-cell table:style-name="ce35" office:value-type="string" calcext:value-type="string">
            <text:p>North West</text:p>
          </table:table-cell>
          <table:table-cell table:style-name="ce36" table:number-columns-repeated="2"/>
          <table:table-cell table:style-name="ce38"/>
          <table:table-cell table:number-columns-repeated="59"/>
        </table:table-row>
        <table:table-row table:style-name="ro1">
          <table:table-cell table:style-name="ce35" office:value-type="string" calcext:value-type="string">
            <text:p>New College Durham</text:p>
          </table:table-cell>
          <table:table-cell table:style-name="ce35" office:value-type="string" calcext:value-type="string">
            <text:p>North East</text:p>
          </table:table-cell>
          <table:table-cell table:style-name="ce36" table:number-columns-repeated="2"/>
          <table:table-cell table:style-name="ce38"/>
          <table:table-cell table:number-columns-repeated="59"/>
        </table:table-row>
        <table:table-row table:style-name="ro1">
          <table:table-cell table:style-name="ce35" office:value-type="string" calcext:value-type="string">
            <text:p>Oldham Sixth Form College</text:p>
          </table:table-cell>
          <table:table-cell table:style-name="ce35" office:value-type="string" calcext:value-type="string">
            <text:p>North West</text:p>
          </table:table-cell>
          <table:table-cell table:style-name="ce36" table:number-columns-repeated="2"/>
          <table:table-cell table:style-name="ce38"/>
          <table:table-cell table:number-columns-repeated="59"/>
        </table:table-row>
        <table:table-row table:style-name="ro1">
          <table:table-cell table:style-name="ce35" office:value-type="string" calcext:value-type="string">
            <text:p>Peter Symonds College</text:p>
          </table:table-cell>
          <table:table-cell table:style-name="ce35" office:value-type="string" calcext:value-type="string">
            <text:p>South East</text:p>
          </table:table-cell>
          <table:table-cell table:style-name="ce36" table:number-columns-repeated="2"/>
          <table:table-cell table:style-name="ce38"/>
          <table:table-cell table:number-columns-repeated="59"/>
        </table:table-row>
        <table:table-row table:style-name="ro1">
          <table:table-cell table:style-name="ce35" office:value-type="string" calcext:value-type="string">
            <text:p>Priestley College</text:p>
          </table:table-cell>
          <table:table-cell table:style-name="ce35" office:value-type="string" calcext:value-type="string">
            <text:p>North West</text:p>
          </table:table-cell>
          <table:table-cell table:style-name="ce36" table:number-columns-repeated="2"/>
          <table:table-cell table:style-name="ce38"/>
          <table:table-cell table:number-columns-repeated="59"/>
        </table:table-row>
        <table:table-row table:style-name="ro1">
          <table:table-cell table:style-name="ce35" office:value-type="string" calcext:value-type="string">
            <text:p>Runshaw College</text:p>
          </table:table-cell>
          <table:table-cell table:style-name="ce35" office:value-type="string" calcext:value-type="string">
            <text:p>North West</text:p>
          </table:table-cell>
          <table:table-cell table:style-name="ce36" table:number-columns-repeated="2"/>
          <table:table-cell table:style-name="ce38"/>
          <table:table-cell table:number-columns-repeated="59"/>
        </table:table-row>
        <table:table-row table:style-name="ro1">
          <table:table-cell table:style-name="ce35" office:value-type="string" calcext:value-type="string">
            <text:p>Shipley College of Further Education</text:p>
          </table:table-cell>
          <table:table-cell table:style-name="ce35" office:value-type="string" calcext:value-type="string">
            <text:p>Yorkshire and the Humber</text:p>
          </table:table-cell>
          <table:table-cell table:style-name="ce36" table:number-columns-repeated="2"/>
          <table:table-cell table:style-name="ce38"/>
          <table:table-cell table:number-columns-repeated="59"/>
        </table:table-row>
        <table:table-row table:style-name="ro1">
          <table:table-cell table:style-name="ce35" office:value-type="string" calcext:value-type="string">
            <text:p>Strode College</text:p>
          </table:table-cell>
          <table:table-cell table:style-name="ce35" office:value-type="string" calcext:value-type="string">
            <text:p>South West</text:p>
          </table:table-cell>
          <table:table-cell table:style-name="ce36" table:number-columns-repeated="2"/>
          <table:table-cell table:style-name="ce38"/>
          <table:table-cell table:number-columns-repeated="59"/>
        </table:table-row>
        <table:table-row table:style-name="ro1">
          <table:table-cell table:style-name="ce35" office:value-type="string" calcext:value-type="string">
            <text:p>Suffolk New College</text:p>
          </table:table-cell>
          <table:table-cell table:style-name="ce35" office:value-type="string" calcext:value-type="string">
            <text:p>East of England</text:p>
          </table:table-cell>
          <table:table-cell table:style-name="ce36" table:number-columns-repeated="2"/>
          <table:table-cell table:style-name="ce38"/>
          <table:table-cell table:number-columns-repeated="59"/>
        </table:table-row>
        <table:table-row table:style-name="ro1">
          <table:table-cell table:style-name="ce35" office:value-type="string" calcext:value-type="string">
            <text:p>The College of Richard Collyer</text:p>
          </table:table-cell>
          <table:table-cell table:style-name="ce35" office:value-type="string" calcext:value-type="string">
            <text:p>South East</text:p>
          </table:table-cell>
          <table:table-cell table:style-name="ce36" table:number-columns-repeated="2"/>
          <table:table-cell table:style-name="ce38"/>
          <table:table-cell table:number-columns-repeated="59"/>
        </table:table-row>
        <table:table-row table:style-name="ro1">
          <table:table-cell table:style-name="ce35" office:value-type="string" calcext:value-type="string">
            <text:p>Truro and Penwith College</text:p>
          </table:table-cell>
          <table:table-cell table:style-name="ce35" office:value-type="string" calcext:value-type="string">
            <text:p>South West</text:p>
          </table:table-cell>
          <table:table-cell table:style-name="ce36" table:number-columns-repeated="2"/>
          <table:table-cell table:style-name="ce38"/>
          <table:table-cell table:number-columns-repeated="59"/>
        </table:table-row>
        <table:table-row table:style-name="ro1">
          <table:table-cell table:style-name="ce35" office:value-type="string" calcext:value-type="string">
            <text:p>Ursuline High School</text:p>
          </table:table-cell>
          <table:table-cell table:style-name="ce35" office:value-type="string" calcext:value-type="string">
            <text:p>London</text:p>
          </table:table-cell>
          <table:table-cell table:style-name="ce36" table:number-columns-repeated="2"/>
          <table:table-cell table:style-name="ce38"/>
          <table:table-cell table:number-columns-repeated="59"/>
        </table:table-row>
        <table:table-row table:style-name="ro1">
          <table:table-cell table:style-name="ce35" office:value-type="string" calcext:value-type="string">
            <text:p>Weston College</text:p>
          </table:table-cell>
          <table:table-cell table:style-name="ce35" office:value-type="string" calcext:value-type="string">
            <text:p>South West</text:p>
          </table:table-cell>
          <table:table-cell table:style-name="ce36" table:number-columns-repeated="2"/>
          <table:table-cell table:style-name="ce38"/>
          <table:table-cell table:number-columns-repeated="59"/>
        </table:table-row>
        <table:table-row table:style-name="ro1" table:number-rows-repeated="15">
          <table:table-cell table:style-name="ce36" table:number-columns-repeated="4"/>
          <table:table-cell table:style-name="ce38"/>
          <table:table-cell table:number-columns-repeated="59"/>
        </table:table-row>
        <table:table-row table:style-name="ro1" table:number-rows-repeated="104852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1Providers" table:style-name="ta1">
        <table:table-column table:style-name="co21" table:default-cell-style-name="ce35"/>
        <table:table-column table:style-name="co22" table:default-cell-style-name="ce35"/>
        <table:table-column table:style-name="co3" table:number-columns-repeated="4" table:default-cell-style-name="ce35"/>
        <table:table-row table:style-name="ro1">
          <table:table-cell office:value-type="string" calcext:value-type="string">
            <text:p>Abingdon and Witney College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ctivate Learning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arking &amp; Dagenham College</text:p>
          </table:table-cell>
          <table:table-cell office:value-type="string" calcext:value-type="string">
            <text:p>London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Bath College</text:p>
          </table:table-cell>
          <table:table-cell office:value-type="string" calcext:value-type="string">
            <text:p>South We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edford College</text:p>
          </table:table-cell>
          <table:table-cell office:value-type="string" calcext:value-type="string">
            <text:p>East of England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exhill College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olton College</text:p>
          </table:table-cell>
          <table:table-cell office:value-type="string" calcext:value-type="string">
            <text:p>North Wes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uckinghamshire College Group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urnley College</text:p>
          </table:table-cell>
          <table:table-cell office:value-type="string" calcext:value-type="string">
            <text:p>North West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ury College</text:p>
          </table:table-cell>
          <table:table-cell office:value-type="string" calcext:value-type="string">
            <text:p>North Wes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lderdale College</text:p>
          </table:table-cell>
          <table:table-cell office:value-type="string" calcext:value-type="string">
            <text:p>Yorkshire and The Humber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mbridge Regional College</text:p>
          </table:table-cell>
          <table:table-cell office:value-type="string" calcext:value-type="string">
            <text:p>East of Engla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heshire College South and West</text:p>
          </table:table-cell>
          <table:table-cell office:value-type="string" calcext:value-type="string">
            <text:p>North Wes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ity of Sunderland College</text:p>
          </table:table-cell>
          <table:table-cell office:value-type="string" calcext:value-type="string">
            <text:p>North East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N College Group</text:p>
          </table:table-cell>
          <table:table-cell office:value-type="string" calcext:value-type="string">
            <text:p>Yorkshire and The Humber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ast Norfolk Sixth Form College</text:p>
          </table:table-cell>
          <table:table-cell office:value-type="string" calcext:value-type="string">
            <text:p>East of England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KC Group</text:p>
          </table:table-cell>
          <table:table-cell office:value-type="string" calcext:value-type="string">
            <text:p>South Eas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urness College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loucestershire College</text:p>
          </table:table-cell>
          <table:table-cell office:value-type="string" calcext:value-type="string">
            <text:p>South West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lesowen College</text:p>
          </table:table-cell>
          <table:table-cell office:value-type="string" calcext:value-type="string">
            <text:p>West Midlands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rlow College</text:p>
          </table:table-cell>
          <table:table-cell office:value-type="string" calcext:value-type="string">
            <text:p>East of England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eart of Worcestershire College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Herefordshire, Ludlow and North Shropshire College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opwood Hall College</text:p>
          </table:table-cell>
          <table:table-cell office:value-type="string" calcext:value-type="string">
            <text:p>North Wes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ugh Baird College</text:p>
          </table:table-cell>
          <table:table-cell office:value-type="string" calcext:value-type="string">
            <text:p>North West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endal College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akes College - West Cumbria</text:p>
          </table:table-cell>
          <table:table-cell office:value-type="string" calcext:value-type="string">
            <text:p>North Wes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eeds City College</text:p>
          </table:table-cell>
          <table:table-cell office:value-type="string" calcext:value-type="string">
            <text:p>Yorkshire and The Humb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eicester College</text:p>
          </table:table-cell>
          <table:table-cell office:value-type="string" calcext:value-type="string">
            <text:p>East Midlands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oughborough College</text:p>
          </table:table-cell>
          <table:table-cell office:value-type="string" calcext:value-type="string">
            <text:p>East Midlands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TE Group</text:p>
          </table:table-cell>
          <table:table-cell office:value-type="string" calcext:value-type="string">
            <text:p>North Wes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ddlesbrough College</text:p>
          </table:table-cell>
          <table:table-cell office:value-type="string" calcext:value-type="string">
            <text:p>North Eas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dKent College</text:p>
          </table:table-cell>
          <table:table-cell office:value-type="string" calcext:value-type="string">
            <text:p>South East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lton Keynes College</text:p>
          </table:table-cell>
          <table:table-cell office:value-type="string" calcext:value-type="string">
            <text:p>South Eas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ulberry UTC</text:p>
          </table:table-cell>
          <table:table-cell office:value-type="string" calcext:value-type="string">
            <text:p>London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w City College</text:p>
          </table:table-cell>
          <table:table-cell office:value-type="string" calcext:value-type="string">
            <text:p>London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New College Swindon</text:p>
          </table:table-cell>
          <table:table-cell office:value-type="string" calcext:value-type="string">
            <text:p>South We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wcastle and Stafford Colleges Group (NSCG)</text:p>
          </table:table-cell>
          <table:table-cell office:value-type="string" calcext:value-type="string">
            <text:p>West Midland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Newham College of Further Education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wham Sixth Form College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Nottingham College</text:p>
          </table:table-cell>
          <table:table-cell office:value-type="string" calcext:value-type="string">
            <text:p>East Midland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ldham College</text:p>
          </table:table-cell>
          <table:table-cell office:value-type="string" calcext:value-type="string">
            <text:p>North Wes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etroc</text:p>
          </table:table-cell>
          <table:table-cell office:value-type="string" calcext:value-type="string">
            <text:p>South Wes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eston College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igate College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ichmond Upon Thames College</text:p>
          </table:table-cell>
          <table:table-cell office:value-type="string" calcext:value-type="string">
            <text:p>London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ndwell College</text:p>
          </table:table-cell>
          <table:table-cell office:value-type="string" calcext:value-type="string">
            <text:p>West Midlands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CC Group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olihull College &amp; University Centre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outh Devon College</text:p>
          </table:table-cell>
          <table:table-cell office:value-type="string" calcext:value-type="string">
            <text:p>South Wes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outh Essex College</text:p>
          </table:table-cell>
          <table:table-cell office:value-type="string" calcext:value-type="string">
            <text:p>East of England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tanmore College</text:p>
          </table:table-cell>
          <table:table-cell office:value-type="string" calcext:value-type="string">
            <text:p>London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he College of West Anglia</text:p>
          </table:table-cell>
          <table:table-cell office:value-type="string" calcext:value-type="string">
            <text:p>East of England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he WKCIC Group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he Trafford College Group</text:p>
          </table:table-cell>
          <table:table-cell office:value-type="string" calcext:value-type="string">
            <text:p>North Wes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nited Colleges Group</text:p>
          </table:table-cell>
          <table:table-cell office:value-type="string" calcext:value-type="string">
            <text:p>London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Wakefield College</text:p>
          </table:table-cell>
          <table:table-cell office:value-type="string" calcext:value-type="string">
            <text:p>Yorkshire and The Humber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Warwickshire College Group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West Midlands UTC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West Suffolk College</text:p>
          </table:table-cell>
          <table:table-cell office:value-type="string" calcext:value-type="string">
            <text:p>East of Engla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igan &amp; Leigh College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 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ilberforce College</text:p>
          </table:table-cell>
          <table:table-cell office:value-type="string" calcext:value-type="string">
            <text:p>Yorkshire and The Humber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yke Sixth Form College</text:p>
          </table:table-cell>
          <table:table-cell office:value-type="string" calcext:value-type="string">
            <text:p>Yorkshire and The Humber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Yeovil College</text:p>
          </table:table-cell>
          <table:table-cell office:value-type="string" calcext:value-type="string">
            <text:p>South We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-Regular" svg:font-family="Menlo-Regular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text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/00/0000</text:date>, <text:time style:data-style-name="N2" text:time-value="14:06:41.8608451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08-31T11:30:54.867530629</meta:creation-date>
    <dc:date>2019-10-23T14:07:19.623320487</dc:date>
    <meta:editing-duration>P7DT22H37M</meta:editing-duration>
    <meta:editing-cycles>68</meta:editing-cycles>
    <meta:generator>LibreOffice/6.3.1.2$MacOSX_X86_64 LibreOffice_project/b79626edf0065ac373bd1df5c28bd630b4424273</meta:generator>
    <dc:creator>Alan Salmoni</dc:creator>
    <meta:document-statistic meta:table-count="9" meta:cell-count="7330" meta:object-count="0"/>
    <meta:user-defined meta:name=""/>
  </office:meta>
</office:document-meta>
</file>